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Tabela11" style:family="table">
      <style:table-properties style:width="11.3708in" table:align="margins"/>
    </style:style>
    <style:style style:name="Tabela11.A" style:family="table-column">
      <style:table-column-properties style:column-width="1.8618in" style:rel-column-width="10730*"/>
    </style:style>
    <style:style style:name="Tabela11.B" style:family="table-column">
      <style:table-column-properties style:column-width="0.8431in" style:rel-column-width="4858*"/>
    </style:style>
    <style:style style:name="Tabela11.C" style:family="table-column">
      <style:table-column-properties style:column-width="0.5688in" style:rel-column-width="3277*"/>
    </style:style>
    <style:style style:name="Tabela11.D" style:family="table-column">
      <style:table-column-properties style:column-width="1.4674in" style:rel-column-width="8457*"/>
    </style:style>
    <style:style style:name="Tabela11.E" style:family="table-column">
      <style:table-column-properties style:column-width="3.4958in" style:rel-column-width="20146*"/>
    </style:style>
    <style:style style:name="Tabela11.F" style:family="table-column">
      <style:table-column-properties style:column-width="1.5917in" style:rel-column-width="9172*"/>
    </style:style>
    <style:style style:name="Tabela11.G" style:family="table-column">
      <style:table-column-properties style:column-width="1.5431in" style:rel-column-width="8895*"/>
    </style:style>
    <style:style style:name="Tabela11.1" style:family="table-row">
      <style:table-row-properties style:min-row-height="0.4257in"/>
    </style:style>
    <style:style style:name="Tabela11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1.2" style:family="table-row">
      <style:table-row-properties style:min-row-height="0.5542in"/>
    </style:style>
    <style:style style:name="Tabela11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1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1.3" style:family="table-row">
      <style:table-row-properties style:min-row-height="0.4208in"/>
    </style:style>
    <style:style style:name="Tabela11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1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1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1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1.5" style:family="table-row">
      <style:table-row-properties style:min-row-height="0.5444in"/>
    </style:style>
    <style:style style:name="Tabela12" style:family="table">
      <style:table-properties style:width="11.3708in" table:align="margins"/>
    </style:style>
    <style:style style:name="Tabela12.A" style:family="table-column">
      <style:table-column-properties style:column-width="1.8618in" style:rel-column-width="10730*"/>
    </style:style>
    <style:style style:name="Tabela12.B" style:family="table-column">
      <style:table-column-properties style:column-width="0.8431in" style:rel-column-width="4858*"/>
    </style:style>
    <style:style style:name="Tabela12.C" style:family="table-column">
      <style:table-column-properties style:column-width="0.5688in" style:rel-column-width="3277*"/>
    </style:style>
    <style:style style:name="Tabela12.D" style:family="table-column">
      <style:table-column-properties style:column-width="1.4674in" style:rel-column-width="8457*"/>
    </style:style>
    <style:style style:name="Tabela12.E" style:family="table-column">
      <style:table-column-properties style:column-width="3.4958in" style:rel-column-width="20146*"/>
    </style:style>
    <style:style style:name="Tabela12.F" style:family="table-column">
      <style:table-column-properties style:column-width="1.5917in" style:rel-column-width="9172*"/>
    </style:style>
    <style:style style:name="Tabela12.G" style:family="table-column">
      <style:table-column-properties style:column-width="1.5431in" style:rel-column-width="8895*"/>
    </style:style>
    <style:style style:name="Tabela12.1" style:family="table-row">
      <style:table-row-properties style:min-row-height="0.4257in"/>
    </style:style>
    <style:style style:name="Tabela12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2.2" style:family="table-row">
      <style:table-row-properties style:min-row-height="0.5542in"/>
    </style:style>
    <style:style style:name="Tabela12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2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2.3" style:family="table-row">
      <style:table-row-properties style:min-row-height="0.5729in"/>
    </style:style>
    <style:style style:name="Tabela12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2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2.4" style:family="table-row">
      <style:table-row-properties style:min-row-height="0.6257in"/>
    </style:style>
    <style:style style:name="Tabela12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2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3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3.A" style:family="table-column">
      <style:table-column-properties style:column-width="1.8611in" style:rel-column-width="10726*"/>
    </style:style>
    <style:style style:name="Tabela13.B" style:family="table-column">
      <style:table-column-properties style:column-width="0.8431in" style:rel-column-width="4858*"/>
    </style:style>
    <style:style style:name="Tabela13.C" style:family="table-column">
      <style:table-column-properties style:column-width="0.5688in" style:rel-column-width="3277*"/>
    </style:style>
    <style:style style:name="Tabela13.D" style:family="table-column">
      <style:table-column-properties style:column-width="1.4674in" style:rel-column-width="8457*"/>
    </style:style>
    <style:style style:name="Tabela13.E" style:family="table-column">
      <style:table-column-properties style:column-width="3.4951in" style:rel-column-width="20143*"/>
    </style:style>
    <style:style style:name="Tabela13.F" style:family="table-column">
      <style:table-column-properties style:column-width="1.5917in" style:rel-column-width="9173*"/>
    </style:style>
    <style:style style:name="Tabela13.G" style:family="table-column">
      <style:table-column-properties style:column-width="1.5444in" style:rel-column-width="8901*"/>
    </style:style>
    <style:style style:name="Tabela13.1" style:family="table-row">
      <style:table-row-properties style:min-row-height="0.4257in"/>
    </style:style>
    <style:style style:name="Tabela13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3.2" style:family="table-row">
      <style:table-row-properties style:min-row-height="0.5542in"/>
    </style:style>
    <style:style style:name="Tabela13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3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3.3" style:family="table-row">
      <style:table-row-properties style:min-row-height="0.4479in" fo:background-color="transparent" fo:keep-together="auto">
        <style:background-image/>
      </style:table-row-properties>
    </style:style>
    <style:style style:name="Tabela13.A3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3.G3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3.4" style:family="table-row">
      <style:table-row-properties style:min-row-height="0.5729in"/>
    </style:style>
    <style:style style:name="Tabela13.A4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3.F4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3.5" style:family="table-row">
      <style:table-row-properties style:min-row-height="0.6389in"/>
    </style:style>
    <style:style style:name="Tabela13.6" style:family="table-row">
      <style:table-row-properties style:min-row-height="0.4347in"/>
    </style:style>
    <style:style style:name="Tabela13.A6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3.F6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3.7" style:family="table-row">
      <style:table-row-properties style:min-row-height="0.4347in"/>
    </style:style>
    <style:style style:name="Table2" style:family="table">
      <style:table-properties style:width="11.3708in" table:align="margins"/>
    </style:style>
    <style:style style:name="Table2.A" style:family="table-column">
      <style:table-column-properties style:column-width="1.8563in" style:rel-column-width="10700*"/>
    </style:style>
    <style:style style:name="Table2.B" style:family="table-column">
      <style:table-column-properties style:column-width="0.8347in" style:rel-column-width="4811*"/>
    </style:style>
    <style:style style:name="Table2.C" style:family="table-column">
      <style:table-column-properties style:column-width="0.5736in" style:rel-column-width="3304*"/>
    </style:style>
    <style:style style:name="Table2.D" style:family="table-column">
      <style:table-column-properties style:column-width="1.4715in" style:rel-column-width="8480*"/>
    </style:style>
    <style:style style:name="Table2.E" style:family="table-column">
      <style:table-column-properties style:column-width="3.4944in" style:rel-column-width="20138*"/>
    </style:style>
    <style:style style:name="Table2.F" style:family="table-column">
      <style:table-column-properties style:column-width="1.5958in" style:rel-column-width="9197*"/>
    </style:style>
    <style:style style:name="Table2.G" style:family="table-column">
      <style:table-column-properties style:column-width="1.5451in" style:rel-column-width="8905*"/>
    </style:style>
    <style:style style:name="Table2.1" style:family="table-row">
      <style:table-row-properties style:min-row-height="0.4257in"/>
    </style:style>
    <style:style style:name="Table2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2.2" style:family="table-row">
      <style:table-row-properties style:min-row-height="0.5542in"/>
    </style:style>
    <style:style style:name="Table2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2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le2.3" style:family="table-row">
      <style:table-row-properties style:min-row-height="0.4208in"/>
    </style:style>
    <style:style style:name="Table2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2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2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2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2.5" style:family="table-row">
      <style:table-row-properties style:min-row-height="0.6694in"/>
    </style:style>
    <style:style style:name="Table2.7" style:family="table-row">
      <style:table-row-properties style:min-row-height="0.6403in"/>
    </style:style>
    <style:style style:name="Table2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2.9" style:family="table-row">
      <style:table-row-properties style:min-row-height="0.6118in"/>
    </style:style>
    <style:style style:name="Table2.A9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9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2.10" style:family="table-row">
      <style:table-row-properties style:min-row-height="0.566in"/>
    </style:style>
    <style:style style:name="Table2.A10" style:family="table-cell">
      <style:table-cell-properties style:vertical-align="middle" fo:background-color="#b4c7dc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10" style:family="table-cell">
      <style:table-cell-properties style:vertical-align="middle" fo:background-color="#b4c7dc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" style:family="table">
      <style:table-properties style:width="11.3708in" table:align="margins"/>
    </style:style>
    <style:style style:name="Tabela1.A" style:family="table-column">
      <style:table-column-properties style:column-width="1.8618in" style:rel-column-width="10730*"/>
    </style:style>
    <style:style style:name="Tabela1.B" style:family="table-column">
      <style:table-column-properties style:column-width="0.8431in" style:rel-column-width="4858*"/>
    </style:style>
    <style:style style:name="Tabela1.C" style:family="table-column">
      <style:table-column-properties style:column-width="0.5688in" style:rel-column-width="3277*"/>
    </style:style>
    <style:style style:name="Tabela1.D" style:family="table-column">
      <style:table-column-properties style:column-width="1.4674in" style:rel-column-width="8457*"/>
    </style:style>
    <style:style style:name="Tabela1.E" style:family="table-column">
      <style:table-column-properties style:column-width="3.4958in" style:rel-column-width="20146*"/>
    </style:style>
    <style:style style:name="Tabela1.F" style:family="table-column">
      <style:table-column-properties style:column-width="1.5917in" style:rel-column-width="9172*"/>
    </style:style>
    <style:style style:name="Tabela1.G" style:family="table-column">
      <style:table-column-properties style:column-width="1.5431in" style:rel-column-width="8895*"/>
    </style:style>
    <style:style style:name="Tabela1.1" style:family="table-row">
      <style:table-row-properties style:min-row-height="0.4257in"/>
    </style:style>
    <style:style style:name="Tabela1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.2" style:family="table-row">
      <style:table-row-properties style:min-row-height="0.5542in"/>
    </style:style>
    <style:style style:name="Tabela1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.3" style:family="table-row">
      <style:table-row-properties style:min-row-height="0.3542in"/>
    </style:style>
    <style:style style:name="Tabela1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" style:family="table">
      <style:table-properties style:width="11.3708in" table:align="margins"/>
    </style:style>
    <style:style style:name="Tabela2.A" style:family="table-column">
      <style:table-column-properties style:column-width="1.8618in" style:rel-column-width="10730*"/>
    </style:style>
    <style:style style:name="Tabela2.B" style:family="table-column">
      <style:table-column-properties style:column-width="0.8431in" style:rel-column-width="4858*"/>
    </style:style>
    <style:style style:name="Tabela2.C" style:family="table-column">
      <style:table-column-properties style:column-width="0.5688in" style:rel-column-width="3277*"/>
    </style:style>
    <style:style style:name="Tabela2.D" style:family="table-column">
      <style:table-column-properties style:column-width="1.4674in" style:rel-column-width="8457*"/>
    </style:style>
    <style:style style:name="Tabela2.E" style:family="table-column">
      <style:table-column-properties style:column-width="3.4958in" style:rel-column-width="20146*"/>
    </style:style>
    <style:style style:name="Tabela2.F" style:family="table-column">
      <style:table-column-properties style:column-width="1.5917in" style:rel-column-width="9172*"/>
    </style:style>
    <style:style style:name="Tabela2.G" style:family="table-column">
      <style:table-column-properties style:column-width="1.5431in" style:rel-column-width="8895*"/>
    </style:style>
    <style:style style:name="Tabela2.1" style:family="table-row">
      <style:table-row-properties style:min-row-height="0.4257in"/>
    </style:style>
    <style:style style:name="Tabela2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.2" style:family="table-row">
      <style:table-row-properties style:min-row-height="0.5542in"/>
    </style:style>
    <style:style style:name="Tabela2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2.3" style:family="table-row">
      <style:table-row-properties style:min-row-height="0.6354in"/>
    </style:style>
    <style:style style:name="Tabela2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.4" style:family="table-row">
      <style:table-row-properties style:min-row-height="0.6257in"/>
    </style:style>
    <style:style style:name="Tabela2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4" style:family="table">
      <style:table-properties style:width="11.3708in" table:align="margins"/>
    </style:style>
    <style:style style:name="Tabela4.A" style:family="table-column">
      <style:table-column-properties style:column-width="1.8618in" style:rel-column-width="10730*"/>
    </style:style>
    <style:style style:name="Tabela4.B" style:family="table-column">
      <style:table-column-properties style:column-width="0.8431in" style:rel-column-width="4858*"/>
    </style:style>
    <style:style style:name="Tabela4.C" style:family="table-column">
      <style:table-column-properties style:column-width="0.5688in" style:rel-column-width="3277*"/>
    </style:style>
    <style:style style:name="Tabela4.D" style:family="table-column">
      <style:table-column-properties style:column-width="1.4674in" style:rel-column-width="8457*"/>
    </style:style>
    <style:style style:name="Tabela4.E" style:family="table-column">
      <style:table-column-properties style:column-width="3.4958in" style:rel-column-width="20146*"/>
    </style:style>
    <style:style style:name="Tabela4.F" style:family="table-column">
      <style:table-column-properties style:column-width="1.5917in" style:rel-column-width="9172*"/>
    </style:style>
    <style:style style:name="Tabela4.G" style:family="table-column">
      <style:table-column-properties style:column-width="1.5431in" style:rel-column-width="8895*"/>
    </style:style>
    <style:style style:name="Tabela4.1" style:family="table-row">
      <style:table-row-properties style:min-row-height="0.4257in"/>
    </style:style>
    <style:style style:name="Tabela4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4.2" style:family="table-row">
      <style:table-row-properties style:min-row-height="0.5542in"/>
    </style:style>
    <style:style style:name="Tabela4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4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4.3" style:family="table-row">
      <style:table-row-properties style:min-row-height="0.3542in"/>
    </style:style>
    <style:style style:name="Tabela4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4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4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4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5" style:family="table">
      <style:table-properties style:width="11.3708in" table:align="margins"/>
    </style:style>
    <style:style style:name="Tabela5.A" style:family="table-column">
      <style:table-column-properties style:column-width="1.8618in" style:rel-column-width="10730*"/>
    </style:style>
    <style:style style:name="Tabela5.B" style:family="table-column">
      <style:table-column-properties style:column-width="0.8431in" style:rel-column-width="4858*"/>
    </style:style>
    <style:style style:name="Tabela5.C" style:family="table-column">
      <style:table-column-properties style:column-width="0.5688in" style:rel-column-width="3277*"/>
    </style:style>
    <style:style style:name="Tabela5.D" style:family="table-column">
      <style:table-column-properties style:column-width="1.4674in" style:rel-column-width="8457*"/>
    </style:style>
    <style:style style:name="Tabela5.E" style:family="table-column">
      <style:table-column-properties style:column-width="3.4958in" style:rel-column-width="20146*"/>
    </style:style>
    <style:style style:name="Tabela5.F" style:family="table-column">
      <style:table-column-properties style:column-width="1.5917in" style:rel-column-width="9172*"/>
    </style:style>
    <style:style style:name="Tabela5.G" style:family="table-column">
      <style:table-column-properties style:column-width="1.5431in" style:rel-column-width="8895*"/>
    </style:style>
    <style:style style:name="Tabela5.1" style:family="table-row">
      <style:table-row-properties style:min-row-height="0.4257in"/>
    </style:style>
    <style:style style:name="Tabela5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5.2" style:family="table-row">
      <style:table-row-properties style:min-row-height="0.5542in"/>
    </style:style>
    <style:style style:name="Tabela5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5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5.3" style:family="table-row">
      <style:table-row-properties style:min-row-height="0.4208in"/>
    </style:style>
    <style:style style:name="Tabela5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5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5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5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6" style:family="table">
      <style:table-properties style:width="11.3708in" table:align="margins"/>
    </style:style>
    <style:style style:name="Tabela6.A" style:family="table-column">
      <style:table-column-properties style:column-width="1.8618in" style:rel-column-width="10730*"/>
    </style:style>
    <style:style style:name="Tabela6.B" style:family="table-column">
      <style:table-column-properties style:column-width="0.8431in" style:rel-column-width="4858*"/>
    </style:style>
    <style:style style:name="Tabela6.C" style:family="table-column">
      <style:table-column-properties style:column-width="0.5688in" style:rel-column-width="3277*"/>
    </style:style>
    <style:style style:name="Tabela6.D" style:family="table-column">
      <style:table-column-properties style:column-width="1.4674in" style:rel-column-width="8457*"/>
    </style:style>
    <style:style style:name="Tabela6.E" style:family="table-column">
      <style:table-column-properties style:column-width="3.4958in" style:rel-column-width="20146*"/>
    </style:style>
    <style:style style:name="Tabela6.F" style:family="table-column">
      <style:table-column-properties style:column-width="1.5917in" style:rel-column-width="9172*"/>
    </style:style>
    <style:style style:name="Tabela6.G" style:family="table-column">
      <style:table-column-properties style:column-width="1.5431in" style:rel-column-width="8895*"/>
    </style:style>
    <style:style style:name="Tabela6.1" style:family="table-row">
      <style:table-row-properties style:min-row-height="0.4257in"/>
    </style:style>
    <style:style style:name="Tabela6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6.2" style:family="table-row">
      <style:table-row-properties style:min-row-height="0.5542in"/>
    </style:style>
    <style:style style:name="Tabela6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6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6.3" style:family="table-row">
      <style:table-row-properties style:min-row-height="0.4368in"/>
    </style:style>
    <style:style style:name="Tabela6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6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6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6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6.5" style:family="table-row">
      <style:table-row-properties style:min-row-height="0.8875in"/>
    </style:style>
    <style:style style:name="Tabela6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6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7" style:family="table">
      <style:table-properties style:width="11.3708in" table:align="margins"/>
    </style:style>
    <style:style style:name="Tabela7.A" style:family="table-column">
      <style:table-column-properties style:column-width="1.8618in" style:rel-column-width="10730*"/>
    </style:style>
    <style:style style:name="Tabela7.B" style:family="table-column">
      <style:table-column-properties style:column-width="0.8431in" style:rel-column-width="4858*"/>
    </style:style>
    <style:style style:name="Tabela7.C" style:family="table-column">
      <style:table-column-properties style:column-width="0.5688in" style:rel-column-width="3277*"/>
    </style:style>
    <style:style style:name="Tabela7.D" style:family="table-column">
      <style:table-column-properties style:column-width="1.4674in" style:rel-column-width="8457*"/>
    </style:style>
    <style:style style:name="Tabela7.E" style:family="table-column">
      <style:table-column-properties style:column-width="3.4958in" style:rel-column-width="20146*"/>
    </style:style>
    <style:style style:name="Tabela7.F" style:family="table-column">
      <style:table-column-properties style:column-width="1.5917in" style:rel-column-width="9172*"/>
    </style:style>
    <style:style style:name="Tabela7.G" style:family="table-column">
      <style:table-column-properties style:column-width="1.5431in" style:rel-column-width="8895*"/>
    </style:style>
    <style:style style:name="Tabela7.1" style:family="table-row">
      <style:table-row-properties style:min-row-height="0.4257in"/>
    </style:style>
    <style:style style:name="Tabela7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7.2" style:family="table-row">
      <style:table-row-properties style:min-row-height="0.5542in"/>
    </style:style>
    <style:style style:name="Tabela7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7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7.3" style:family="table-row">
      <style:table-row-properties style:min-row-height="0.3542in"/>
    </style:style>
    <style:style style:name="Tabela7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7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7.4" style:family="table-row">
      <style:table-row-properties style:min-row-height="0.5938in"/>
    </style:style>
    <style:style style:name="Tabela7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7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3" style:family="table">
      <style:table-properties style:width="11.3708in" table:align="margins"/>
    </style:style>
    <style:style style:name="Tabela3.A" style:family="table-column">
      <style:table-column-properties style:column-width="1.8618in" style:rel-column-width="10730*"/>
    </style:style>
    <style:style style:name="Tabela3.B" style:family="table-column">
      <style:table-column-properties style:column-width="0.8431in" style:rel-column-width="4858*"/>
    </style:style>
    <style:style style:name="Tabela3.C" style:family="table-column">
      <style:table-column-properties style:column-width="0.5688in" style:rel-column-width="3277*"/>
    </style:style>
    <style:style style:name="Tabela3.D" style:family="table-column">
      <style:table-column-properties style:column-width="1.4674in" style:rel-column-width="8457*"/>
    </style:style>
    <style:style style:name="Tabela3.E" style:family="table-column">
      <style:table-column-properties style:column-width="3.4958in" style:rel-column-width="20146*"/>
    </style:style>
    <style:style style:name="Tabela3.F" style:family="table-column">
      <style:table-column-properties style:column-width="1.5917in" style:rel-column-width="9172*"/>
    </style:style>
    <style:style style:name="Tabela3.G" style:family="table-column">
      <style:table-column-properties style:column-width="1.5431in" style:rel-column-width="8895*"/>
    </style:style>
    <style:style style:name="Tabela3.1" style:family="table-row">
      <style:table-row-properties style:min-row-height="0.4257in"/>
    </style:style>
    <style:style style:name="Tabela3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3.2" style:family="table-row">
      <style:table-row-properties style:min-row-height="0.5542in"/>
    </style:style>
    <style:style style:name="Tabela3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3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3.3" style:family="table-row">
      <style:table-row-properties style:min-row-height="0.3542in"/>
    </style:style>
    <style:style style:name="Tabela3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3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3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3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3.8" style:family="table-row">
      <style:table-row-properties style:min-row-height="0.4278in"/>
    </style:style>
    <style:style style:name="Tabela3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3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3.A9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3.F9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3.11" style:family="table-row">
      <style:table-row-properties style:min-row-height="0.5493in"/>
    </style:style>
    <style:style style:name="Tabela8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8.A" style:family="table-column">
      <style:table-column-properties style:column-width="1.7042in" style:rel-column-width="9823*"/>
    </style:style>
    <style:style style:name="Tabela8.B" style:family="table-column">
      <style:table-column-properties style:column-width="0.9993in" style:rel-column-width="5761*"/>
    </style:style>
    <style:style style:name="Tabela8.C" style:family="table-column">
      <style:table-column-properties style:column-width="0.5688in" style:rel-column-width="3277*"/>
    </style:style>
    <style:style style:name="Tabela8.D" style:family="table-column">
      <style:table-column-properties style:column-width="1.4674in" style:rel-column-width="8457*"/>
    </style:style>
    <style:style style:name="Tabela8.E" style:family="table-column">
      <style:table-column-properties style:column-width="3.4958in" style:rel-column-width="20146*"/>
    </style:style>
    <style:style style:name="Tabela8.F" style:family="table-column">
      <style:table-column-properties style:column-width="1.5917in" style:rel-column-width="9172*"/>
    </style:style>
    <style:style style:name="Tabela8.G" style:family="table-column">
      <style:table-column-properties style:column-width="1.5438in" style:rel-column-width="8899*"/>
    </style:style>
    <style:style style:name="Tabela8.1" style:family="table-row">
      <style:table-row-properties style:min-row-height="0.4257in"/>
    </style:style>
    <style:style style:name="Tabela8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8.2" style:family="table-row">
      <style:table-row-properties style:min-row-height="0.5542in"/>
    </style:style>
    <style:style style:name="Tabela8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8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8.3" style:family="table-row">
      <style:table-row-properties style:min-row-height="0.3542in"/>
    </style:style>
    <style:style style:name="Tabela8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8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8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8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8.7" style:family="table-row">
      <style:table-row-properties style:min-row-height="0.3542in" fo:background-color="transparent" fo:keep-together="auto">
        <style:background-image/>
      </style:table-row-properties>
    </style:style>
    <style:style style:name="Tabela8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8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9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9.A" style:family="table-column">
      <style:table-column-properties style:column-width="1.7042in" style:rel-column-width="9823*"/>
    </style:style>
    <style:style style:name="Tabela9.B" style:family="table-column">
      <style:table-column-properties style:column-width="0.9993in" style:rel-column-width="5761*"/>
    </style:style>
    <style:style style:name="Tabela9.C" style:family="table-column">
      <style:table-column-properties style:column-width="0.5688in" style:rel-column-width="3277*"/>
    </style:style>
    <style:style style:name="Tabela9.D" style:family="table-column">
      <style:table-column-properties style:column-width="1.4674in" style:rel-column-width="8457*"/>
    </style:style>
    <style:style style:name="Tabela9.E" style:family="table-column">
      <style:table-column-properties style:column-width="3.4958in" style:rel-column-width="20146*"/>
    </style:style>
    <style:style style:name="Tabela9.F" style:family="table-column">
      <style:table-column-properties style:column-width="1.5917in" style:rel-column-width="9172*"/>
    </style:style>
    <style:style style:name="Tabela9.G" style:family="table-column">
      <style:table-column-properties style:column-width="1.5438in" style:rel-column-width="8899*"/>
    </style:style>
    <style:style style:name="Tabela9.1" style:family="table-row">
      <style:table-row-properties style:min-row-height="0.4257in"/>
    </style:style>
    <style:style style:name="Tabela9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9.2" style:family="table-row">
      <style:table-row-properties style:min-row-height="0.5542in"/>
    </style:style>
    <style:style style:name="Tabela9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9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9.3" style:family="table-row">
      <style:table-row-properties style:min-row-height="0.3542in"/>
    </style:style>
    <style:style style:name="Tabela9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9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9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9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9.6" style:family="table-row">
      <style:table-row-properties style:min-row-height="1.566in"/>
    </style:style>
    <style:style style:name="Tabela9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9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9.9" style:family="table-row">
      <style:table-row-properties style:min-row-height="0.3542in" fo:background-color="transparent" fo:keep-together="auto">
        <style:background-image/>
      </style:table-row-properties>
    </style:style>
    <style:style style:name="Tabela10" style:family="table">
      <style:table-properties style:width="11.3708in" table:align="margins" fo:background-color="transparent" fo:keep-with-next="auto" style:may-break-between-rows="true" style:writing-mode="page">
        <style:background-image/>
      </style:table-properties>
    </style:style>
    <style:style style:name="Tabela10.A" style:family="table-column">
      <style:table-column-properties style:column-width="1.8618in" style:rel-column-width="10730*"/>
    </style:style>
    <style:style style:name="Tabela10.B" style:family="table-column">
      <style:table-column-properties style:column-width="0.8431in" style:rel-column-width="4858*"/>
    </style:style>
    <style:style style:name="Tabela10.C" style:family="table-column">
      <style:table-column-properties style:column-width="0.5688in" style:rel-column-width="3277*"/>
    </style:style>
    <style:style style:name="Tabela10.D" style:family="table-column">
      <style:table-column-properties style:column-width="1.4674in" style:rel-column-width="8457*"/>
    </style:style>
    <style:style style:name="Tabela10.E" style:family="table-column">
      <style:table-column-properties style:column-width="3.4958in" style:rel-column-width="20146*"/>
    </style:style>
    <style:style style:name="Tabela10.F" style:family="table-column">
      <style:table-column-properties style:column-width="1.5917in" style:rel-column-width="9172*"/>
    </style:style>
    <style:style style:name="Tabela10.G" style:family="table-column">
      <style:table-column-properties style:column-width="1.5431in" style:rel-column-width="8895*"/>
    </style:style>
    <style:style style:name="Tabela10.1" style:family="table-row">
      <style:table-row-properties style:min-row-height="0.4257in"/>
    </style:style>
    <style:style style:name="Tabela10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0.2" style:family="table-row">
      <style:table-row-properties style:min-row-height="0.5542in"/>
    </style:style>
    <style:style style:name="Tabela10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0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0.3" style:family="table-row">
      <style:table-row-properties style:min-row-height="0.3542in"/>
    </style:style>
    <style:style style:name="Tabela10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0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0.4" style:family="table-row">
      <style:table-row-properties style:min-row-height="0.5938in"/>
    </style:style>
    <style:style style:name="Tabela10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0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0.6" style:family="table-row">
      <style:table-row-properties style:min-row-height="0.3965in" fo:background-color="transparent" fo:keep-together="auto">
        <style:background-image/>
      </style:table-row-properties>
    </style:style>
    <style:style style:name="Tabela10.A6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0.G6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4" style:family="table">
      <style:table-properties style:width="11.3708in" table:align="margins"/>
    </style:style>
    <style:style style:name="Tabela14.A" style:family="table-column">
      <style:table-column-properties style:column-width="1.8618in" style:rel-column-width="10730*"/>
    </style:style>
    <style:style style:name="Tabela14.B" style:family="table-column">
      <style:table-column-properties style:column-width="0.8431in" style:rel-column-width="4858*"/>
    </style:style>
    <style:style style:name="Tabela14.C" style:family="table-column">
      <style:table-column-properties style:column-width="0.5688in" style:rel-column-width="3277*"/>
    </style:style>
    <style:style style:name="Tabela14.D" style:family="table-column">
      <style:table-column-properties style:column-width="1.4674in" style:rel-column-width="8457*"/>
    </style:style>
    <style:style style:name="Tabela14.E" style:family="table-column">
      <style:table-column-properties style:column-width="3.4958in" style:rel-column-width="20146*"/>
    </style:style>
    <style:style style:name="Tabela14.F" style:family="table-column">
      <style:table-column-properties style:column-width="1.5917in" style:rel-column-width="9172*"/>
    </style:style>
    <style:style style:name="Tabela14.G" style:family="table-column">
      <style:table-column-properties style:column-width="1.5431in" style:rel-column-width="8895*"/>
    </style:style>
    <style:style style:name="Tabela14.1" style:family="table-row">
      <style:table-row-properties style:min-row-height="0.4257in"/>
    </style:style>
    <style:style style:name="Tabela14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4.2" style:family="table-row">
      <style:table-row-properties style:min-row-height="0.5542in"/>
    </style:style>
    <style:style style:name="Tabela14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4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4.3" style:family="table-row">
      <style:table-row-properties style:min-row-height="0.3542in"/>
    </style:style>
    <style:style style:name="Tabela14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4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4.4" style:family="table-row">
      <style:table-row-properties style:min-row-height="1.1778in"/>
    </style:style>
    <style:style style:name="Tabela14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4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4.6" style:family="table-row">
      <style:table-row-properties style:min-row-height="0.8625in"/>
    </style:style>
    <style:style style:name="Tabela14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4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4.9" style:family="table-row">
      <style:table-row-properties style:min-row-height="0.5896in"/>
    </style:style>
    <style:style style:name="Tabela14.A9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4.F9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5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5.A" style:family="table-column">
      <style:table-column-properties style:column-width="1.8618in" style:rel-column-width="10730*"/>
    </style:style>
    <style:style style:name="Tabela15.B" style:family="table-column">
      <style:table-column-properties style:column-width="0.8431in" style:rel-column-width="4858*"/>
    </style:style>
    <style:style style:name="Tabela15.C" style:family="table-column">
      <style:table-column-properties style:column-width="0.5688in" style:rel-column-width="3277*"/>
    </style:style>
    <style:style style:name="Tabela15.D" style:family="table-column">
      <style:table-column-properties style:column-width="1.4674in" style:rel-column-width="8457*"/>
    </style:style>
    <style:style style:name="Tabela15.E" style:family="table-column">
      <style:table-column-properties style:column-width="3.4958in" style:rel-column-width="20146*"/>
    </style:style>
    <style:style style:name="Tabela15.F" style:family="table-column">
      <style:table-column-properties style:column-width="1.5917in" style:rel-column-width="9172*"/>
    </style:style>
    <style:style style:name="Tabela15.G" style:family="table-column">
      <style:table-column-properties style:column-width="1.5431in" style:rel-column-width="8895*"/>
    </style:style>
    <style:style style:name="Tabela15.1" style:family="table-row">
      <style:table-row-properties style:min-row-height="0.4257in"/>
    </style:style>
    <style:style style:name="Tabela15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5.2" style:family="table-row">
      <style:table-row-properties style:min-row-height="0.5542in"/>
    </style:style>
    <style:style style:name="Tabela15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5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5.3" style:family="table-row">
      <style:table-row-properties style:min-row-height="0.3542in"/>
    </style:style>
    <style:style style:name="Tabela15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5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5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5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5.5" style:family="table-row">
      <style:table-row-properties style:min-row-height="0.8028in"/>
    </style:style>
    <style:style style:name="Tabela15.7" style:family="table-row">
      <style:table-row-properties style:min-row-height="0.7674in" fo:background-color="transparent" fo:keep-together="auto">
        <style:background-image/>
      </style:table-row-properties>
    </style:style>
    <style:style style:name="Tabela16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6.A" style:family="table-column">
      <style:table-column-properties style:column-width="1.8618in" style:rel-column-width="10730*"/>
    </style:style>
    <style:style style:name="Tabela16.B" style:family="table-column">
      <style:table-column-properties style:column-width="0.8431in" style:rel-column-width="4858*"/>
    </style:style>
    <style:style style:name="Tabela16.C" style:family="table-column">
      <style:table-column-properties style:column-width="0.5688in" style:rel-column-width="3277*"/>
    </style:style>
    <style:style style:name="Tabela16.D" style:family="table-column">
      <style:table-column-properties style:column-width="1.4674in" style:rel-column-width="8457*"/>
    </style:style>
    <style:style style:name="Tabela16.E" style:family="table-column">
      <style:table-column-properties style:column-width="3.4958in" style:rel-column-width="20146*"/>
    </style:style>
    <style:style style:name="Tabela16.F" style:family="table-column">
      <style:table-column-properties style:column-width="1.5917in" style:rel-column-width="9172*"/>
    </style:style>
    <style:style style:name="Tabela16.G" style:family="table-column">
      <style:table-column-properties style:column-width="1.5431in" style:rel-column-width="8895*"/>
    </style:style>
    <style:style style:name="Tabela16.1" style:family="table-row">
      <style:table-row-properties style:min-row-height="0.4257in"/>
    </style:style>
    <style:style style:name="Tabela16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6.2" style:family="table-row">
      <style:table-row-properties style:min-row-height="0.5542in"/>
    </style:style>
    <style:style style:name="Tabela16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6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6.3" style:family="table-row">
      <style:table-row-properties style:min-row-height="0.8229in"/>
    </style:style>
    <style:style style:name="Tabela16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6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6.4" style:family="table-row">
      <style:table-row-properties style:min-row-height="0.4063in"/>
    </style:style>
    <style:style style:name="Tabela16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6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6.5" style:family="table-row">
      <style:table-row-properties style:min-row-height="0.5632in"/>
    </style:style>
    <style:style style:name="Tabela16.6" style:family="table-row">
      <style:table-row-properties style:min-row-height="0.3542in" fo:background-color="transparent" fo:keep-together="auto">
        <style:background-image/>
      </style:table-row-properties>
    </style:style>
    <style:style style:name="Tabela17" style:family="table" style:master-page-name="">
      <style:table-properties style:width="11.3708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ela17.A" style:family="table-column">
      <style:table-column-properties style:column-width="1.8611in" style:rel-column-width="10726*"/>
    </style:style>
    <style:style style:name="Tabela17.B" style:family="table-column">
      <style:table-column-properties style:column-width="0.8431in" style:rel-column-width="4858*"/>
    </style:style>
    <style:style style:name="Tabela17.C" style:family="table-column">
      <style:table-column-properties style:column-width="0.5688in" style:rel-column-width="3277*"/>
    </style:style>
    <style:style style:name="Tabela17.D" style:family="table-column">
      <style:table-column-properties style:column-width="1.4674in" style:rel-column-width="8457*"/>
    </style:style>
    <style:style style:name="Tabela17.E" style:family="table-column">
      <style:table-column-properties style:column-width="3.2639in" style:rel-column-width="18811*"/>
    </style:style>
    <style:style style:name="Tabela17.F" style:family="table-column">
      <style:table-column-properties style:column-width="1.5528in" style:rel-column-width="8949*"/>
    </style:style>
    <style:style style:name="Tabela17.G" style:family="table-column">
      <style:table-column-properties style:column-width="1.8146in" style:rel-column-width="10457*"/>
    </style:style>
    <style:style style:name="Tabela17.1" style:family="table-row">
      <style:table-row-properties style:min-row-height="0.4257in"/>
    </style:style>
    <style:style style:name="Tabela17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7.2" style:family="table-row">
      <style:table-row-properties style:min-row-height="0.5542in"/>
    </style:style>
    <style:style style:name="Tabela17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7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7.3" style:family="table-row">
      <style:table-row-properties style:min-row-height="0.3542in"/>
    </style:style>
    <style:style style:name="Tabela17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7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7.4" style:family="table-row">
      <style:table-row-properties style:min-row-height="0.7194in"/>
    </style:style>
    <style:style style:name="Tabela17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7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7.5" style:family="table-row">
      <style:table-row-properties style:min-row-height="0.7194in" fo:background-color="transparent" fo:keep-together="auto">
        <style:background-image/>
      </style:table-row-properties>
    </style:style>
    <style:style style:name="Tabela17.A6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7.F6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7.7" style:family="table-row">
      <style:table-row-properties style:min-row-height="2.1743in"/>
    </style:style>
    <style:style style:name="Tabela17.8" style:family="table-row">
      <style:table-row-properties style:min-row-height="1.6806in"/>
    </style:style>
    <style:style style:name="Tabela18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8.A" style:family="table-column">
      <style:table-column-properties style:column-width="1.8618in" style:rel-column-width="10730*"/>
    </style:style>
    <style:style style:name="Tabela18.B" style:family="table-column">
      <style:table-column-properties style:column-width="0.8431in" style:rel-column-width="4858*"/>
    </style:style>
    <style:style style:name="Tabela18.C" style:family="table-column">
      <style:table-column-properties style:column-width="0.5688in" style:rel-column-width="3277*"/>
    </style:style>
    <style:style style:name="Tabela18.D" style:family="table-column">
      <style:table-column-properties style:column-width="1.4674in" style:rel-column-width="8457*"/>
    </style:style>
    <style:style style:name="Tabela18.E" style:family="table-column">
      <style:table-column-properties style:column-width="3.4958in" style:rel-column-width="20146*"/>
    </style:style>
    <style:style style:name="Tabela18.F" style:family="table-column">
      <style:table-column-properties style:column-width="1.5917in" style:rel-column-width="9172*"/>
    </style:style>
    <style:style style:name="Tabela18.G" style:family="table-column">
      <style:table-column-properties style:column-width="1.5431in" style:rel-column-width="8895*"/>
    </style:style>
    <style:style style:name="Tabela18.1" style:family="table-row">
      <style:table-row-properties style:min-row-height="0.4257in"/>
    </style:style>
    <style:style style:name="Tabela18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8.2" style:family="table-row">
      <style:table-row-properties style:min-row-height="0.5542in"/>
    </style:style>
    <style:style style:name="Tabela18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8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8.3" style:family="table-row">
      <style:table-row-properties style:min-row-height="0.3542in"/>
    </style:style>
    <style:style style:name="Tabela18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8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8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8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9" style:family="table">
      <style:table-properties style:width="11.3708in" table:align="margins"/>
    </style:style>
    <style:style style:name="Tabela19.A" style:family="table-column">
      <style:table-column-properties style:column-width="1.8618in" style:rel-column-width="10730*"/>
    </style:style>
    <style:style style:name="Tabela19.B" style:family="table-column">
      <style:table-column-properties style:column-width="0.8431in" style:rel-column-width="4858*"/>
    </style:style>
    <style:style style:name="Tabela19.C" style:family="table-column">
      <style:table-column-properties style:column-width="0.5688in" style:rel-column-width="3277*"/>
    </style:style>
    <style:style style:name="Tabela19.D" style:family="table-column">
      <style:table-column-properties style:column-width="1.4674in" style:rel-column-width="8457*"/>
    </style:style>
    <style:style style:name="Tabela19.E" style:family="table-column">
      <style:table-column-properties style:column-width="3.4958in" style:rel-column-width="20146*"/>
    </style:style>
    <style:style style:name="Tabela19.F" style:family="table-column">
      <style:table-column-properties style:column-width="1.5917in" style:rel-column-width="9172*"/>
    </style:style>
    <style:style style:name="Tabela19.G" style:family="table-column">
      <style:table-column-properties style:column-width="1.5431in" style:rel-column-width="8895*"/>
    </style:style>
    <style:style style:name="Tabela19.1" style:family="table-row">
      <style:table-row-properties style:min-row-height="0.4257in"/>
    </style:style>
    <style:style style:name="Tabela19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9.2" style:family="table-row">
      <style:table-row-properties style:min-row-height="0.5542in"/>
    </style:style>
    <style:style style:name="Tabela19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9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9.3" style:family="table-row">
      <style:table-row-properties style:min-row-height="0.5104in"/>
    </style:style>
    <style:style style:name="Tabela19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9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9.4" style:family="table-row">
      <style:table-row-properties style:min-row-height="0.5938in"/>
    </style:style>
    <style:style style:name="Tabela19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9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0" style:family="table">
      <style:table-properties style:width="11.3708in" table:align="margins"/>
    </style:style>
    <style:style style:name="Tabela20.A" style:family="table-column">
      <style:table-column-properties style:column-width="1.8313in" style:rel-column-width="10554*"/>
    </style:style>
    <style:style style:name="Tabela20.B" style:family="table-column">
      <style:table-column-properties style:column-width="0.8722in" style:rel-column-width="5026*"/>
    </style:style>
    <style:style style:name="Tabela20.C" style:family="table-column">
      <style:table-column-properties style:column-width="0.5688in" style:rel-column-width="3277*"/>
    </style:style>
    <style:style style:name="Tabela20.D" style:family="table-column">
      <style:table-column-properties style:column-width="1.2903in" style:rel-column-width="7436*"/>
    </style:style>
    <style:style style:name="Tabela20.E" style:family="table-column">
      <style:table-column-properties style:column-width="3.2438in" style:rel-column-width="18695*"/>
    </style:style>
    <style:style style:name="Tabela20.F" style:family="table-column">
      <style:table-column-properties style:column-width="1.5528in" style:rel-column-width="8949*"/>
    </style:style>
    <style:style style:name="Tabela20.G" style:family="table-column">
      <style:table-column-properties style:column-width="2.0125in" style:rel-column-width="11598*"/>
    </style:style>
    <style:style style:name="Tabela20.1" style:family="table-row">
      <style:table-row-properties style:min-row-height="0.4257in"/>
    </style:style>
    <style:style style:name="Tabela20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0.2" style:family="table-row">
      <style:table-row-properties style:min-row-height="0.5542in"/>
    </style:style>
    <style:style style:name="Tabela20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0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20.3" style:family="table-row">
      <style:table-row-properties style:min-row-height="0.3542in"/>
    </style:style>
    <style:style style:name="Tabela20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0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0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0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0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20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1" style:family="table">
      <style:table-properties style:width="11.3708in" table:align="margins"/>
    </style:style>
    <style:style style:name="Table1.A" style:family="table-column">
      <style:table-column-properties style:column-width="1.3028in" style:rel-column-width="7508*"/>
    </style:style>
    <style:style style:name="Table1.B" style:family="table-column">
      <style:table-column-properties style:column-width="0.9382in" style:rel-column-width="5407*"/>
    </style:style>
    <style:style style:name="Table1.C" style:family="table-column">
      <style:table-column-properties style:column-width="0.625in" style:rel-column-width="3602*"/>
    </style:style>
    <style:style style:name="Table1.D" style:family="table-column">
      <style:table-column-properties style:column-width="1.0632in" style:rel-column-width="6127*"/>
    </style:style>
    <style:style style:name="Table1.E" style:family="table-column">
      <style:table-column-properties style:column-width="3.3139in" style:rel-column-width="19099*"/>
    </style:style>
    <style:style style:name="Table1.F" style:family="table-column">
      <style:table-column-properties style:column-width="2.0639in" style:rel-column-width="11895*"/>
    </style:style>
    <style:style style:name="Table1.G" style:family="table-column">
      <style:table-column-properties style:column-width="2.0639in" style:rel-column-width="11897*"/>
    </style:style>
    <style:style style:name="Table1.1" style:family="table-row">
      <style:table-row-properties style:min-row-height="0.4257in"/>
    </style:style>
    <style:style style:name="Table1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1.2" style:family="table-row">
      <style:table-row-properties style:min-row-height="0.5542in"/>
    </style:style>
    <style:style style:name="Table1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1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le1.3" style:family="table-row">
      <style:table-row-properties style:min-row-height="0.3542in"/>
    </style:style>
    <style:style style:name="Table1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1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1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1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1.5" style:family="table-row">
      <style:table-row-properties style:min-row-height="1.3472in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8cb55" style:font-name-asian="Times New Roman" style:font-size-asian="11pt" style:font-name-complex="Calibri" style:font-size-complex="11pt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a9502" style:font-name-asian="Times New Roman" style:font-size-asian="11pt" style:font-name-complex="Calibri" style:font-size-complex="11pt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e60f6" style:font-name-asian="Times New Roman" style:font-size-asian="11pt" style:font-name-complex="Calibri" style:font-size-complex="11pt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f7924" style:font-name-asian="Times New Roman" style:font-size-asian="11pt" style:font-name-complex="Calibri" style:font-size-complex="11pt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163070" style:font-name-asian="Times New Roman" style:font-size-asian="11pt" style:font-name-complex="Calibri" style:font-size-complex="11pt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248063" style:font-name-asian="Times New Roman" style:font-size-asian="11pt" style:font-name-complex="Calibri" style:font-size-complex="11pt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2f4d3f" style:font-name-asian="Times New Roman" style:font-size-asian="11pt" style:font-name-complex="Calibri" style:font-size-complex="11pt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8cb55" style:font-name-asian="Times New Roman" style:font-size-asian="11pt" style:font-name-complex="Calibri" style:font-size-complex="11pt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a9502" style:font-name-asian="Times New Roman" style:font-size-asian="11pt" style:font-name-complex="Calibri" style:font-size-complex="11pt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e60f6" style:font-name-asian="Times New Roman" style:font-size-asian="11pt" style:font-name-complex="Calibri" style:font-size-complex="11pt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f7924" style:font-name-asian="Times New Roman" style:font-size-asian="11pt" style:font-name-complex="Calibri" style:font-size-complex="11pt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163070" style:font-name-asian="Times New Roman" style:font-size-asian="11pt" style:font-name-complex="Calibri" style:font-size-complex="11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2f4d3f" style:font-name-asian="Times New Roman" style:font-size-asian="11pt" style:font-name-complex="Calibri" style:font-size-complex="11pt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a9502" officeooo:paragraph-rsid="000a9502" style:font-name-asian="Times New Roman" style:font-size-asian="10.5pt" style:font-name-complex="Calibri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b1ca3" officeooo:paragraph-rsid="000b1ca3" style:font-name-asian="Times New Roman" style:font-size-asian="10.5pt" style:font-name-complex="Calibri" style:font-size-complex="12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c404a" officeooo:paragraph-rsid="000c404a" style:font-name-asian="Times New Roman" style:font-size-asian="10.5pt" style:font-name-complex="Calibri" style:font-size-complex="12pt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e60f6" officeooo:paragraph-rsid="000e60f6" style:font-name-asian="Times New Roman" style:font-size-asian="10.5pt" style:font-name-complex="Calibri" style:font-size-complex="12pt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f7924" officeooo:paragraph-rsid="000f7924" style:font-name-asian="Times New Roman" style:font-size-asian="10.5pt" style:font-name-complex="Calibri" style:font-size-complex="12pt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0cb28" officeooo:paragraph-rsid="0010cb28" style:font-name-asian="Times New Roman" style:font-size-asian="10.5pt" style:font-name-complex="Calibri" style:font-size-complex="12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25381" officeooo:paragraph-rsid="00125381" style:font-name-asian="Times New Roman" style:font-size-asian="10.5pt" style:font-name-complex="Calibri" style:font-size-complex="12pt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43f5b" officeooo:paragraph-rsid="00143f5b" style:font-name-asian="Times New Roman" style:font-size-asian="10.5pt" style:font-name-complex="Calibri" style:font-size-complex="12pt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43f5b" officeooo:paragraph-rsid="00163070" style:font-name-asian="Times New Roman" style:font-size-asian="10.5pt" style:font-name-complex="Calibri" style:font-size-complex="12pt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63070" officeooo:paragraph-rsid="00163070" style:font-name-asian="Times New Roman" style:font-size-asian="10.5pt" style:font-name-complex="Calibri" style:font-size-complex="12pt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8cb55" officeooo:paragraph-rsid="00248063" style:font-name-asian="Times New Roman" style:font-size-asian="10.5pt" style:font-name-complex="Calibri" style:font-size-complex="12pt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2f4d3f" officeooo:paragraph-rsid="002f4d3f" style:font-name-asian="Times New Roman" style:font-size-asian="10.5pt" style:font-name-complex="Calibri" style:font-size-complex="12pt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8cb55" style:font-name-asian="Times New Roman" style:font-size-asian="11pt" style:font-name-complex="Calibri" style:font-size-complex="11pt"/>
    </style:style>
    <style:style style:name="P2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a9502" style:font-name-asian="Times New Roman" style:font-size-asian="11pt" style:font-name-complex="Calibri" style:font-size-complex="11pt"/>
    </style:style>
    <style:style style:name="P2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e60f6" style:font-name-asian="Times New Roman" style:font-size-asian="11pt" style:font-name-complex="Calibri" style:font-size-complex="11pt"/>
    </style:style>
    <style:style style:name="P2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f7924" style:font-name-asian="Times New Roman" style:font-size-asian="11pt" style:font-name-complex="Calibri" style:font-size-complex="11pt"/>
    </style:style>
    <style:style style:name="P3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163070" style:font-name-asian="Times New Roman" style:font-size-asian="11pt" style:font-name-complex="Calibri" style:font-size-complex="11pt"/>
    </style:style>
    <style:style style:name="P3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248063" style:font-name-asian="Times New Roman" style:font-size-asian="11pt" style:font-name-complex="Calibri" style:font-size-complex="11pt"/>
    </style:style>
    <style:style style:name="P3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2f4d3f" style:font-name-asian="Times New Roman" style:font-size-asian="11pt" style:font-name-complex="Calibri" style:font-size-complex="11pt"/>
    </style:style>
    <style:style style:name="P3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paragraph-rsid="0008cb55" style:font-name-asian="Times New Roman" style:font-size-asian="11pt" style:font-name-complex="Calibri" style:font-size-complex="11pt"/>
    </style:style>
    <style:style style:name="P3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paragraph-rsid="000a9502" style:font-name-asian="Times New Roman" style:font-size-asian="11pt" style:font-name-complex="Calibri" style:font-size-complex="11pt"/>
    </style:style>
    <style:style style:name="P3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8cb55" style:font-name-asian="Times New Roman" style:font-size-asian="11pt" style:font-name-complex="Calibri" style:font-size-complex="11pt"/>
    </style:style>
    <style:style style:name="P3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a9502" style:font-name-asian="Times New Roman" style:font-size-asian="11pt" style:font-name-complex="Calibri" style:font-size-complex="11pt"/>
    </style:style>
    <style:style style:name="P3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e60f6" style:font-name-asian="Times New Roman" style:font-size-asian="11pt" style:font-name-complex="Calibri" style:font-size-complex="11pt"/>
    </style:style>
    <style:style style:name="P3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f7924" style:font-name-asian="Times New Roman" style:font-size-asian="11pt" style:font-name-complex="Calibri" style:font-size-complex="11pt"/>
    </style:style>
    <style:style style:name="P3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163070" style:font-name-asian="Times New Roman" style:font-size-asian="11pt" style:font-name-complex="Calibri" style:font-size-complex="11pt"/>
    </style:style>
    <style:style style:name="P4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248063" style:font-name-asian="Times New Roman" style:font-size-asian="11pt" style:font-name-complex="Calibri" style:font-size-complex="11pt"/>
    </style:style>
    <style:style style:name="P4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196b0" officeooo:paragraph-rsid="0008cb55" style:font-name-asian="Times New Roman" style:font-size-asian="11pt" style:font-name-complex="Calibri" style:font-size-complex="11pt"/>
    </style:style>
    <style:style style:name="P4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196b0" officeooo:paragraph-rsid="000a9502" style:font-name-asian="Times New Roman" style:font-size-asian="11pt" style:font-name-complex="Calibri" style:font-size-complex="11pt"/>
    </style:style>
    <style:style style:name="P4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8cb55" style:font-name-asian="Times New Roman" style:font-size-asian="11pt" style:font-name-complex="Calibri" style:font-size-complex="11pt"/>
    </style:style>
    <style:style style:name="P4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a9502" style:font-name-asian="Times New Roman" style:font-size-asian="11pt" style:font-name-complex="Calibri" style:font-size-complex="11pt"/>
    </style:style>
    <style:style style:name="P4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e60f6" style:font-name-asian="Times New Roman" style:font-size-asian="11pt" style:font-name-complex="Calibri" style:font-size-complex="11pt"/>
    </style:style>
    <style:style style:name="P4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f7924" style:font-name-asian="Times New Roman" style:font-size-asian="11pt" style:font-name-complex="Calibri" style:font-size-complex="11pt"/>
    </style:style>
    <style:style style:name="P4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163070" style:font-name-asian="Times New Roman" style:font-size-asian="11pt" style:font-name-complex="Calibri" style:font-size-complex="11pt"/>
    </style:style>
    <style:style style:name="P4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248063" style:font-name-asian="Times New Roman" style:font-size-asian="11pt" style:font-name-complex="Calibri" style:font-size-complex="11pt"/>
    </style:style>
    <style:style style:name="P4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a9502" officeooo:paragraph-rsid="000a9502" style:font-name-asian="Times New Roman" style:font-size-asian="11pt" style:font-name-complex="Calibri" style:font-size-complex="11pt"/>
    </style:style>
    <style:style style:name="P5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a9502" officeooo:paragraph-rsid="00248063" style:font-name-asian="Times New Roman" style:font-size-asian="11pt" style:font-name-complex="Calibri" style:font-size-complex="11pt"/>
    </style:style>
    <style:style style:name="P5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a9502" officeooo:paragraph-rsid="000a9502" style:font-name-asian="Times New Roman" style:font-size-asian="11pt" style:font-name-complex="Calibri" style:font-size-complex="11pt"/>
    </style:style>
    <style:style style:name="P5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a9502" officeooo:paragraph-rsid="000b1ca3" style:font-name-asian="Times New Roman" style:font-size-asian="11pt" style:font-name-complex="Calibri" style:font-size-complex="11pt"/>
    </style:style>
    <style:style style:name="P5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a9502" officeooo:paragraph-rsid="00248063" style:font-name-asian="Times New Roman" style:font-size-asian="11pt" style:font-name-complex="Calibri" style:font-size-complex="11pt"/>
    </style:style>
    <style:style style:name="P5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b1ca3" officeooo:paragraph-rsid="000b1ca3" style:font-name-asian="Times New Roman" style:font-size-asian="11pt" style:font-name-complex="Calibri" style:font-size-complex="11pt"/>
    </style:style>
    <style:style style:name="P5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b1ca3" officeooo:paragraph-rsid="000b1ca3" style:font-name-asian="Times New Roman" style:font-size-asian="11pt" style:font-name-complex="Calibri" style:font-size-complex="11pt"/>
    </style:style>
    <style:style style:name="P5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c404a" officeooo:paragraph-rsid="000c404a" style:font-name-asian="Times New Roman" style:font-size-asian="11pt" style:font-name-complex="Calibri" style:font-size-complex="11pt"/>
    </style:style>
    <style:style style:name="P5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c404a" officeooo:paragraph-rsid="000c404a" style:font-name-asian="Times New Roman" style:font-size-asian="11pt" style:font-name-complex="Calibri" style:font-size-complex="11pt"/>
    </style:style>
    <style:style style:name="P5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c404a" officeooo:paragraph-rsid="00248063" style:font-name-asian="Times New Roman" style:font-size-asian="11pt" style:font-name-complex="Calibri" style:font-size-complex="11pt"/>
    </style:style>
    <style:style style:name="P5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c404a" officeooo:paragraph-rsid="00248063" style:font-name-asian="Times New Roman" style:font-size-asian="11pt" style:font-name-complex="Calibri" style:font-size-complex="11pt"/>
    </style:style>
    <style:style style:name="P60" style:family="paragraph" style:parent-style-name="Standard">
      <loext:graphic-properties draw:fill="none"/>
      <style:paragraph-properties fo:margin-left="0.120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1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2" style:family="paragraph" style:parent-style-name="Standard">
      <loext:graphic-properties draw:fill="none"/>
      <style:paragraph-properties fo:margin-left="0.0598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4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ackground-color="transparent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5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1pt" officeooo:rsid="0003cb89" officeooo:paragraph-rsid="000df3d9" style:font-name-asian="Times New Roman" style:font-size-asian="11pt" style:font-name-complex="Calibri" style:font-size-complex="11pt"/>
    </style:style>
    <style:style style:name="P66" style:family="paragraph" style:parent-style-name="Standard">
      <loext:graphic-properties draw:fill="none"/>
      <style:paragraph-properties fo:margin-left="0.0598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3cb89" officeooo:paragraph-rsid="000df3d9" style:font-name-asian="Times New Roman" style:font-size-asian="11pt" style:font-name-complex="Calibri" style:font-size-complex="11pt"/>
    </style:style>
    <style:style style:name="P67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1pt" officeooo:rsid="0003cb89" officeooo:paragraph-rsid="0018fd51" style:font-name-asian="Times New Roman" style:font-size-asian="11pt" style:font-name-complex="Calibri" style:font-size-complex="11pt"/>
    </style:style>
    <style:style style:name="P68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ackground-color="transparent"/>
      <style:text-properties fo:color="#000000" loext:opacity="100%" style:font-name="Calibri" fo:font-size="11pt" officeooo:rsid="000df3d9" officeooo:paragraph-rsid="000df3d9" style:font-name-asian="Times New Roman" style:font-size-asian="11pt" style:font-name-complex="Calibri" style:font-size-complex="11pt"/>
    </style:style>
    <style:style style:name="P6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e60f6" officeooo:paragraph-rsid="000e60f6" style:font-name-asian="Times New Roman" style:font-size-asian="11pt" style:font-name-complex="Calibri" style:font-size-complex="11pt"/>
    </style:style>
    <style:style style:name="P7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e60f6" officeooo:paragraph-rsid="000e60f6" style:font-name-asian="Times New Roman" style:font-size-asian="11pt" style:font-name-complex="Calibri" style:font-size-complex="11pt"/>
    </style:style>
    <style:style style:name="P7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e60f6" officeooo:paragraph-rsid="000f7924" style:font-name-asian="Times New Roman" style:font-size-asian="11pt" style:font-name-complex="Calibri" style:font-size-complex="11pt"/>
    </style:style>
    <style:style style:name="P7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0f7924" style:font-name-asian="Times New Roman" style:font-size-asian="11pt" style:font-name-complex="Calibri" style:font-size-complex="11pt"/>
    </style:style>
    <style:style style:name="P7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f7924" officeooo:paragraph-rsid="000f7924" style:font-name-asian="Times New Roman" style:font-size-asian="11pt" style:font-name-complex="Calibri" style:font-size-complex="11pt"/>
    </style:style>
    <style:style style:name="P7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f7924" officeooo:paragraph-rsid="002ee370" style:font-name-asian="Times New Roman" style:font-size-asian="11pt" style:font-name-complex="Calibri" style:font-size-complex="11pt"/>
    </style:style>
    <style:style style:name="P7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0e60f6" style:font-name-asian="Times New Roman" style:font-size-asian="11pt" style:font-name-complex="Calibri" style:font-size-complex="11pt"/>
    </style:style>
    <style:style style:name="P7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2f4d3f" style:font-name-asian="Times New Roman" style:font-size-asian="11pt" style:font-name-complex="Calibri" style:font-size-complex="11pt"/>
    </style:style>
    <style:style style:name="P7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2ee370" style:font-name-asian="Times New Roman" style:font-size-asian="11pt" style:font-name-complex="Calibri" style:font-size-complex="11pt"/>
    </style:style>
    <style:style style:name="P7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0cb28" officeooo:paragraph-rsid="0010cb28" style:font-name-asian="Times New Roman" style:font-size-asian="11pt" style:font-name-complex="Calibri" style:font-size-complex="11pt"/>
    </style:style>
    <style:style style:name="P7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25381" officeooo:paragraph-rsid="00125381" style:font-name-asian="Times New Roman" style:font-size-asian="11pt" style:font-name-complex="Calibri" style:font-size-complex="11pt"/>
    </style:style>
    <style:style style:name="P8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43f5b" officeooo:paragraph-rsid="00143f5b" style:font-name-asian="Times New Roman" style:font-size-asian="11pt" style:font-name-complex="Calibri" style:font-size-complex="11pt"/>
    </style:style>
    <style:style style:name="P8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63070" officeooo:paragraph-rsid="00163070" style:font-name-asian="Times New Roman" style:font-size-asian="11pt" style:font-name-complex="Calibri" style:font-size-complex="11pt"/>
    </style:style>
    <style:style style:name="P8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709b8" officeooo:paragraph-rsid="001709b8" style:font-name-asian="Times New Roman" style:font-size-asian="11pt" style:font-name-complex="Calibri" style:font-size-complex="11pt"/>
    </style:style>
    <style:style style:name="P8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709b8" officeooo:paragraph-rsid="002f4d3f" style:font-name-asian="Times New Roman" style:font-size-asian="11pt" style:font-name-complex="Calibri" style:font-size-complex="11pt"/>
    </style:style>
    <style:style style:name="P8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09b8" officeooo:paragraph-rsid="001709b8" style:font-name-asian="Times New Roman" style:font-size-asian="11pt" style:font-name-complex="Calibri" style:font-size-complex="11pt"/>
    </style:style>
    <style:style style:name="P8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09b8" officeooo:paragraph-rsid="001780bf" style:font-name-asian="Times New Roman" style:font-size-asian="11pt" style:font-name-complex="Calibri" style:font-size-complex="11pt"/>
    </style:style>
    <style:style style:name="P8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09b8" officeooo:paragraph-rsid="002f4d3f" style:font-name-asian="Times New Roman" style:font-size-asian="11pt" style:font-name-complex="Calibri" style:font-size-complex="11pt"/>
    </style:style>
    <style:style style:name="P8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780bf" officeooo:paragraph-rsid="001780bf" style:font-name-asian="Times New Roman" style:font-size-asian="11pt" style:font-name-complex="Calibri" style:font-size-complex="11pt"/>
    </style:style>
    <style:style style:name="P8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80bf" officeooo:paragraph-rsid="001780bf" style:font-name-asian="Times New Roman" style:font-size-asian="11pt" style:font-name-complex="Calibri" style:font-size-complex="11pt"/>
    </style:style>
    <style:style style:name="P8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8fd51" officeooo:paragraph-rsid="0018fd51" style:font-name-asian="Times New Roman" style:font-size-asian="11pt" style:font-name-complex="Calibri" style:font-size-complex="11pt"/>
    </style:style>
    <style:style style:name="P9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8fd51" officeooo:paragraph-rsid="0018fd51" style:font-name-asian="Times New Roman" style:font-size-asian="11pt" style:font-name-complex="Calibri" style:font-size-complex="11pt"/>
    </style:style>
    <style:style style:name="P9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a2752" officeooo:paragraph-rsid="001a2752" style:font-name-asian="Times New Roman" style:font-size-asian="11pt" style:font-name-complex="Calibri" style:font-size-complex="11pt"/>
    </style:style>
    <style:style style:name="P9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a2752" officeooo:paragraph-rsid="001a2752" style:font-name-asian="Times New Roman" style:font-size-asian="11pt" style:font-name-complex="Calibri" style:font-size-complex="11pt"/>
    </style:style>
    <style:style style:name="P9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c125e" officeooo:paragraph-rsid="001c125e" style:font-name-asian="Times New Roman" style:font-size-asian="11pt" style:font-name-complex="Calibri" style:font-size-complex="11pt"/>
    </style:style>
    <style:style style:name="P9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c125e" officeooo:paragraph-rsid="001c125e" style:font-name-asian="Times New Roman" style:font-size-asian="11pt" style:font-name-complex="Calibri" style:font-size-complex="11pt"/>
    </style:style>
    <style:style style:name="P9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c7ea7" officeooo:paragraph-rsid="001c7ea7" style:font-name-asian="Times New Roman" style:font-size-asian="11pt" style:font-name-complex="Calibri" style:font-size-complex="11pt"/>
    </style:style>
    <style:style style:name="P9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c7ea7" officeooo:paragraph-rsid="001c7ea7" style:font-name-asian="Times New Roman" style:font-size-asian="11pt" style:font-name-complex="Calibri" style:font-size-complex="11pt"/>
    </style:style>
    <style:style style:name="P9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da9f8" officeooo:paragraph-rsid="001da9f8" style:font-name-asian="Times New Roman" style:font-size-asian="11pt" style:font-name-complex="Calibri" style:font-size-complex="11pt"/>
    </style:style>
    <style:style style:name="P9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da9f8" officeooo:paragraph-rsid="001da9f8" style:font-name-asian="Times New Roman" style:font-size-asian="11pt" style:font-name-complex="Calibri" style:font-size-complex="11pt"/>
    </style:style>
    <style:style style:name="P9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16ee7" officeooo:paragraph-rsid="00216ee7" style:font-name-asian="Times New Roman" style:font-size-asian="11pt" style:font-name-complex="Calibri" style:font-size-complex="11pt"/>
    </style:style>
    <style:style style:name="P10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16ee7" officeooo:paragraph-rsid="00216ee7" style:font-name-asian="Times New Roman" style:font-size-asian="11pt" style:font-name-complex="Calibri" style:font-size-complex="11pt"/>
    </style:style>
    <style:style style:name="P10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1a7f5" officeooo:paragraph-rsid="0021a7f5" style:font-name-asian="Times New Roman" style:font-size-asian="11pt" style:font-name-complex="Calibri" style:font-size-complex="11pt"/>
    </style:style>
    <style:style style:name="P10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1a7f5" officeooo:paragraph-rsid="0021a7f5" style:font-name-asian="Times New Roman" style:font-size-asian="11pt" style:font-name-complex="Calibri" style:font-size-complex="11pt"/>
    </style:style>
    <style:style style:name="P10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2ff7c" officeooo:paragraph-rsid="0022ff7c" style:font-name-asian="Times New Roman" style:font-size-asian="11pt" style:font-name-complex="Calibri" style:font-size-complex="11pt"/>
    </style:style>
    <style:style style:name="P10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2ff7c" officeooo:paragraph-rsid="0022ff7c" style:font-name-asian="Times New Roman" style:font-size-asian="11pt" style:font-name-complex="Calibri" style:font-size-complex="11pt"/>
    </style:style>
    <style:style style:name="P10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42fae" officeooo:paragraph-rsid="00242fae" style:font-name-asian="Times New Roman" style:font-size-asian="11pt" style:font-name-complex="Calibri" style:font-size-complex="11pt"/>
    </style:style>
    <style:style style:name="P10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42fae" officeooo:paragraph-rsid="00242fae" style:font-name-asian="Times New Roman" style:font-size-asian="11pt" style:font-name-complex="Calibri" style:font-size-complex="11pt"/>
    </style:style>
    <style:style style:name="P10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8cb55" officeooo:paragraph-rsid="00248063" style:font-name-asian="Times New Roman" style:font-size-asian="11pt" style:font-name-complex="Calibri" style:font-size-complex="11pt"/>
    </style:style>
    <style:style style:name="P10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c5642" officeooo:paragraph-rsid="002c5642" style:font-name-asian="Times New Roman" style:font-size-asian="11pt" style:font-name-complex="Calibri" style:font-size-complex="11pt"/>
    </style:style>
    <style:style style:name="P10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c5642" officeooo:paragraph-rsid="002c5642" style:font-name-asian="Times New Roman" style:font-size-asian="11pt" style:font-name-complex="Calibri" style:font-size-complex="11pt"/>
    </style:style>
    <style:style style:name="P11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d3c90" officeooo:paragraph-rsid="002d3c90" style:font-name-asian="Times New Roman" style:font-size-asian="11pt" style:font-name-complex="Calibri" style:font-size-complex="11pt"/>
    </style:style>
    <style:style style:name="P11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d3c90" officeooo:paragraph-rsid="002d3c90" style:font-name-asian="Times New Roman" style:font-size-asian="11pt" style:font-name-complex="Calibri" style:font-size-complex="11pt"/>
    </style:style>
    <style:style style:name="P11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ee370" officeooo:paragraph-rsid="002ee370" style:font-name-asian="Times New Roman" style:font-size-asian="11pt" style:font-name-complex="Calibri" style:font-size-complex="11pt"/>
    </style:style>
    <style:style style:name="P1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ee370" officeooo:paragraph-rsid="002ee370" style:font-name-asian="Times New Roman" style:font-size-asian="11pt" style:font-name-complex="Calibri" style:font-size-complex="11pt"/>
    </style:style>
    <style:style style:name="P11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f4d3f" officeooo:paragraph-rsid="002f4d3f" style:font-name-asian="Times New Roman" style:font-size-asian="11pt" style:font-name-complex="Calibri" style:font-size-complex="11pt"/>
    </style:style>
    <style:style style:name="P1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f4d3f" officeooo:paragraph-rsid="002f4d3f" style:font-name-asian="Times New Roman" style:font-size-asian="11pt" style:font-name-complex="Calibri" style:font-size-complex="11pt"/>
    </style:style>
    <style:style style:name="P1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35b408" officeooo:paragraph-rsid="0035b408" style:font-name-asian="Times New Roman" style:font-size-asian="11pt" style:font-name-complex="Calibri" style:font-size-complex="11pt"/>
    </style:style>
    <style:style style:name="P11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3957db" officeooo:paragraph-rsid="003957db" style:font-name-asian="Times New Roman" style:font-size-asian="11pt" style:font-name-complex="Calibri" style:font-size-complex="11pt"/>
    </style:style>
    <style:style style:name="P1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3957db" officeooo:paragraph-rsid="003957db" style:font-name-asian="Times New Roman" style:font-size-asian="11pt" style:font-name-complex="Calibri" style:font-size-complex="11pt"/>
    </style:style>
    <style:style style:name="P119" style:family="paragraph" style:parent-style-name="Standard">
      <style:text-properties officeooo:paragraph-rsid="0008cb55"/>
    </style:style>
    <style:style style:name="P120" style:family="paragraph" style:parent-style-name="Standard">
      <style:text-properties officeooo:paragraph-rsid="000a9502"/>
    </style:style>
    <style:style style:name="P121" style:family="paragraph" style:parent-style-name="Standard">
      <style:text-properties officeooo:paragraph-rsid="000e60f6"/>
    </style:style>
    <style:style style:name="P122" style:family="paragraph" style:parent-style-name="Standard" style:master-page-name="">
      <style:paragraph-properties style:page-number="auto"/>
      <style:text-properties officeooo:paragraph-rsid="000f7924"/>
    </style:style>
    <style:style style:name="P123" style:family="paragraph" style:parent-style-name="Standard">
      <style:text-properties officeooo:paragraph-rsid="000f7924"/>
    </style:style>
    <style:style style:name="P124" style:family="paragraph" style:parent-style-name="Standard">
      <style:text-properties officeooo:paragraph-rsid="00163070"/>
    </style:style>
    <style:style style:name="P12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officeooo:paragraph-rsid="0022ff7c"/>
    </style:style>
    <style:style style:name="P126" style:family="paragraph" style:parent-style-name="Standard">
      <style:text-properties officeooo:paragraph-rsid="000196b0"/>
    </style:style>
    <style:style style:name="P127" style:family="paragraph" style:parent-style-name="Standard">
      <style:text-properties officeooo:paragraph-rsid="00248063"/>
    </style:style>
    <style:style style:name="P128" style:family="paragraph" style:parent-style-name="Standard">
      <style:text-properties officeooo:paragraph-rsid="002f4d3f"/>
    </style:style>
    <style:style style:name="P12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officeooo:rsid="002f4d3f" officeooo:paragraph-rsid="002f4d3f"/>
    </style:style>
    <style:style style:name="P130" style:family="paragraph" style:parent-style-name="Text_20_body" style:master-page-name="">
      <style:paragraph-properties style:page-number="auto" fo:break-before="auto" fo:break-after="auto"/>
    </style:style>
    <style:style style:name="P131" style:family="paragraph" style:parent-style-name="Standard" style:master-page-name="MasterPage2">
      <style:paragraph-properties fo:text-align="center" style:justify-single-word="false" style:page-number="auto"/>
      <style:text-properties fo:font-size="24pt" fo:font-weight="bold" officeooo:rsid="0003cb89" officeooo:paragraph-rsid="0003cb89" style:font-size-asian="24pt" style:font-weight-asian="bold" style:font-size-complex="24pt" style:font-weight-complex="bold"/>
    </style:style>
    <style:style style:name="P13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248063" style:font-name-asian="Times New Roman" style:font-size-asian="11pt" style:font-name-complex="Calibri" style:font-size-complex="11pt"/>
    </style:style>
    <style:style style:name="P13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248063" style:font-name-asian="Times New Roman" style:font-size-asian="11pt" style:font-name-complex="Calibri" style:font-size-complex="11pt"/>
    </style:style>
    <style:style style:name="P13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paragraph-rsid="00248063" style:font-name-asian="Times New Roman" style:font-size-asian="11pt" style:font-name-complex="Calibri" style:font-size-complex="11pt"/>
    </style:style>
    <style:style style:name="P13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248063" style:font-name-asian="Times New Roman" style:font-size-asian="11pt" style:font-name-complex="Calibri" style:font-size-complex="11pt"/>
    </style:style>
    <style:style style:name="P13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196b0" officeooo:paragraph-rsid="00248063" style:font-name-asian="Times New Roman" style:font-size-asian="11pt" style:font-name-complex="Calibri" style:font-size-complex="11pt"/>
    </style:style>
    <style:style style:name="P13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248063" style:font-name-asian="Times New Roman" style:font-size-asian="11pt" style:font-name-complex="Calibri" style:font-size-complex="11pt"/>
    </style:style>
    <style:style style:name="P13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3dd511" officeooo:paragraph-rsid="003dd511" style:font-name-asian="Times New Roman" style:font-size-asian="11pt" style:font-name-complex="Calibri" style:font-size-complex="11pt"/>
    </style:style>
    <style:style style:name="P13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3dd511" officeooo:paragraph-rsid="003dd511" style:font-name-asian="Times New Roman" style:font-size-asian="11pt" style:font-name-complex="Calibri" style:font-size-complex="11pt"/>
    </style:style>
    <style:style style:name="T1" style:family="text">
      <style:text-properties fo:color="#ffffff" loext:opacity="100%" style:font-name="Calibri" fo:font-weight="bold" style:font-name-asian="Times New Roman" style:font-name-complex="Calibri"/>
    </style:style>
    <style:style style:name="T2" style:family="text">
      <style:text-properties fo:color="#000000" loext:opacity="100%" style:font-name="Calibri" style:font-name-asian="Times New Roman" style:font-name-complex="Calibri"/>
    </style:style>
    <style:style style:name="T3" style:family="text">
      <style:text-properties fo:color="#000000" loext:opacity="100%" style:font-name="Calibri" fo:font-size="11pt" officeooo:rsid="0022ff7c" style:font-name-asian="Times New Roman" style:font-size-asian="11pt" style:font-name-complex="Calibri" style:font-size-complex="11pt"/>
    </style:style>
    <style:style style:name="T4" style:family="text">
      <style:text-properties officeooo:rsid="000196b0"/>
    </style:style>
    <style:style style:name="T5" style:family="text">
      <style:text-properties officeooo:rsid="0005c189"/>
    </style:style>
    <style:style style:name="T6" style:family="text">
      <style:text-properties officeooo:rsid="000a9502"/>
    </style:style>
    <style:style style:name="T7" style:family="text">
      <style:text-properties officeooo:rsid="000b1ca3"/>
    </style:style>
    <style:style style:name="T8" style:family="text">
      <style:text-properties officeooo:rsid="000c404a"/>
    </style:style>
    <style:style style:name="T9" style:family="text">
      <style:text-properties officeooo:rsid="000df3d9"/>
    </style:style>
    <style:style style:name="T10" style:family="text">
      <style:text-properties officeooo:rsid="000e60f6"/>
    </style:style>
    <style:style style:name="T11" style:family="text">
      <style:text-properties officeooo:rsid="000f7924"/>
    </style:style>
    <style:style style:name="T12" style:family="text">
      <style:text-properties officeooo:rsid="00163070"/>
    </style:style>
    <style:style style:name="T13" style:family="text">
      <style:text-properties officeooo:rsid="001780bf"/>
    </style:style>
    <style:style style:name="T14" style:family="text">
      <style:text-properties officeooo:rsid="0018fd51"/>
    </style:style>
    <style:style style:name="T15" style:family="text">
      <style:text-properties officeooo:rsid="001a2752"/>
    </style:style>
    <style:style style:name="T16" style:family="text">
      <style:text-properties officeooo:rsid="001c7ea7"/>
    </style:style>
    <style:style style:name="T17" style:family="text">
      <style:text-properties officeooo:rsid="001f8b17"/>
    </style:style>
    <style:style style:name="T18" style:family="text">
      <style:text-properties officeooo:rsid="0021a7f5"/>
    </style:style>
    <style:style style:name="T19" style:family="text">
      <style:text-properties officeooo:rsid="0022ff7c"/>
    </style:style>
    <style:style style:name="T20" style:family="text">
      <style:text-properties officeooo:rsid="0026a4cf"/>
    </style:style>
    <style:style style:name="T21" style:family="text">
      <style:text-properties officeooo:rsid="00293e97"/>
    </style:style>
    <style:style style:name="T22" style:family="text">
      <style:text-properties officeooo:rsid="002a2420"/>
    </style:style>
    <style:style style:name="T23" style:family="text">
      <style:text-properties officeooo:rsid="002bd9d9"/>
    </style:style>
    <style:style style:name="T24" style:family="text">
      <style:text-properties officeooo:rsid="002ee370"/>
    </style:style>
    <style:style style:name="T25" style:family="text">
      <style:text-properties officeooo:rsid="00322d6e"/>
    </style:style>
    <style:style style:name="T26" style:family="text">
      <style:text-properties officeooo:rsid="0033d69c"/>
    </style:style>
    <style:style style:name="T27" style:family="text">
      <style:text-properties officeooo:rsid="0036c9e7"/>
    </style:style>
    <style:style style:name="T28" style:family="text">
      <style:text-properties officeooo:rsid="003770d8"/>
    </style:style>
    <style:style style:name="T29" style:family="text">
      <style:text-properties officeooo:rsid="003849f3"/>
    </style:style>
    <style:style style:name="T30" style:family="text">
      <style:text-properties officeooo:rsid="00388a5e"/>
    </style:style>
    <style:style style:name="T31" style:family="text">
      <style:text-properties officeooo:rsid="003b0efe"/>
    </style:style>
    <style:style style:name="T32" style:family="text">
      <style:text-properties officeooo:rsid="003dd5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1"><text:span text:style-name="T32">ad</text:span>“<text:span text:style-name="T5">emp_&lt;id&gt;</text:span>” schema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column table:style-name="Tabela11.G"/>
        <table:table-row table:style-name="Tabela11.1">
          <table:table-cell table:style-name="Tabela11.A1" table:number-columns-spanned="7" office:value-type="string">
            <text:p text:style-name="P18">FUNCIO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1.2">
          <table:table-cell table:style-name="Tabela11.A2" office:value-type="string">
            <text:p text:style-name="P4">ATRIBUTO</text:p>
          </table:table-cell>
          <table:table-cell table:style-name="Tabela11.A2" office:value-type="string">
            <text:p text:style-name="P11">TIPO DO DADO</text:p>
          </table:table-cell>
          <table:table-cell table:style-name="Tabela11.A2" office:value-type="string">
            <text:p text:style-name="P4">TAM.</text:p>
          </table:table-cell>
          <table:table-cell table:style-name="Tabela11.A2" office:value-type="string">
            <text:p text:style-name="P11">RESTRIÇÕES</text:p>
          </table:table-cell>
          <table:table-cell table:style-name="Tabela11.A2" office:value-type="string">
            <text:p text:style-name="P4">DESCRIÇÃO</text:p>
          </table:table-cell>
          <table:table-cell table:style-name="Tabela11.F2" office:value-type="string">
            <text:p text:style-name="P11">VALOR PADRÃO</text:p>
          </table:table-cell>
          <table:table-cell table:style-name="Tabela11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1.3">
          <table:table-cell table:style-name="Tabela11.A3" office:value-type="string">
            <text:p text:style-name="P101">id</text:p>
          </table:table-cell>
          <table:table-cell table:style-name="Tabela11.A3" office:value-type="string">
            <text:p text:style-name="P73">INT</text:p>
          </table:table-cell>
          <table:table-cell table:style-name="Tabela11.A3" office:value-type="string">
            <text:p text:style-name="P73">4</text:p>
          </table:table-cell>
          <table:table-cell table:style-name="Tabela11.A3" office:value-type="string">
            <text:p text:style-name="P73">PK, NOT NULL</text:p>
          </table:table-cell>
          <table:table-cell table:style-name="Tabela11.A3" office:value-type="string">
            <text:p text:style-name="P72">Chave primária da tabela.</text:p>
          </table:table-cell>
          <table:table-cell table:style-name="Tabela11.F3" office:value-type="string">
            <text:p text:style-name="P73">AUTO_INCREMENT</text:p>
          </table:table-cell>
          <table:table-cell table:style-name="Tabela11.A3" office:value-type="string">
            <text:p text:style-name="P29">-</text:p>
          </table:table-cell>
        </table:table-row>
        <table:table-row table:style-name="Tabela11.3">
          <table:table-cell table:style-name="Tabela11.A4" office:value-type="string">
            <text:p text:style-name="P72">nome</text:p>
          </table:table-cell>
          <table:table-cell table:style-name="Tabela11.A4" office:value-type="string">
            <text:p text:style-name="P102">VARCHAR</text:p>
          </table:table-cell>
          <table:table-cell table:style-name="Tabela11.A4" office:value-type="string">
            <text:p text:style-name="P102">64</text:p>
          </table:table-cell>
          <table:table-cell table:style-name="Tabela11.A4" office:value-type="string">
            <text:p text:style-name="P102">NOT NULL</text:p>
          </table:table-cell>
          <table:table-cell table:style-name="Tabela11.A4" office:value-type="string">
            <text:p text:style-name="P101">Nome do funcionário.</text:p>
          </table:table-cell>
          <table:table-cell table:style-name="Tabela11.F4" office:value-type="string">
            <text:p text:style-name="P46">-</text:p>
          </table:table-cell>
          <table:table-cell table:style-name="Tabela11.A4" office:value-type="string">
            <text:p text:style-name="P38">-</text:p>
          </table:table-cell>
        </table:table-row>
        <table:table-row table:style-name="Tabela11.5">
          <table:table-cell table:style-name="Tabela11.A3" office:value-type="string">
            <text:p text:style-name="P72">telefone</text:p>
          </table:table-cell>
          <table:table-cell table:style-name="Tabela11.A3" office:value-type="string">
            <text:p text:style-name="P102">CHAR</text:p>
          </table:table-cell>
          <table:table-cell table:style-name="Tabela11.A3" office:value-type="string">
            <text:p text:style-name="P102">15</text:p>
          </table:table-cell>
          <table:table-cell table:style-name="Tabela11.A3" office:value-type="string">
            <text:p text:style-name="P102">NOT NULL</text:p>
          </table:table-cell>
          <table:table-cell table:style-name="Tabela11.A3" office:value-type="string">
            <text:p text:style-name="P101">Número de contato do funcionário</text:p>
          </table:table-cell>
          <table:table-cell table:style-name="Tabela11.F3" office:value-type="string">
            <text:p text:style-name="P29">-</text:p>
          </table:table-cell>
          <table:table-cell table:style-name="Tabela11.A3" office:value-type="string">
            <text:p text:style-name="P102">"(27) 99980-1234" || "(27) 3340-1234"</text:p>
          </table:table-cell>
        </table:table-row>
      </table:table>
      <text:p text:style-name="P122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/>
        <table:table-column table:style-name="Tabela12.G"/>
        <table:table-row table:style-name="Tabela12.1">
          <table:table-cell table:style-name="Tabela12.A1" table:number-columns-spanned="7" office:value-type="string">
            <text:p text:style-name="P18">SERVICO_EXERC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2.2">
          <table:table-cell table:style-name="Tabela12.A2" office:value-type="string">
            <text:p text:style-name="P4">ATRIBUTO</text:p>
          </table:table-cell>
          <table:table-cell table:style-name="Tabela12.A2" office:value-type="string">
            <text:p text:style-name="P11">TIPO DO DADO</text:p>
          </table:table-cell>
          <table:table-cell table:style-name="Tabela12.A2" office:value-type="string">
            <text:p text:style-name="P4">TAM.</text:p>
          </table:table-cell>
          <table:table-cell table:style-name="Tabela12.A2" office:value-type="string">
            <text:p text:style-name="P11">RESTRIÇÕES</text:p>
          </table:table-cell>
          <table:table-cell table:style-name="Tabela12.A2" office:value-type="string">
            <text:p text:style-name="P4">DESCRIÇÃO</text:p>
          </table:table-cell>
          <table:table-cell table:style-name="Tabela12.F2" office:value-type="string">
            <text:p text:style-name="P11">VALOR PADRÃO</text:p>
          </table:table-cell>
          <table:table-cell table:style-name="Tabela12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2.3">
          <table:table-cell table:style-name="Tabela12.A3" office:value-type="string">
            <text:p text:style-name="P72"><text:span text:style-name="T18">id</text:span>_funcionario</text:p>
          </table:table-cell>
          <table:table-cell table:style-name="Tabela12.A3" office:value-type="string">
            <text:p text:style-name="P73">INT</text:p>
          </table:table-cell>
          <table:table-cell table:style-name="Tabela12.A3" office:value-type="string">
            <text:p text:style-name="P73">4</text:p>
          </table:table-cell>
          <table:table-cell table:style-name="Tabela12.A3" office:value-type="string">
            <text:p text:style-name="P73">PK, FK, NOT NULL</text:p>
          </table:table-cell>
          <table:table-cell table:style-name="Tabela12.A3" office:value-type="string">
            <text:p text:style-name="P72">Chave estrangeira do funcionário: funcionario(id)</text:p>
          </table:table-cell>
          <table:table-cell table:style-name="Tabela12.F3" office:value-type="string">
            <text:p text:style-name="P73">-</text:p>
          </table:table-cell>
          <table:table-cell table:style-name="Tabela12.A3" office:value-type="string">
            <text:p text:style-name="P29">-</text:p>
          </table:table-cell>
        </table:table-row>
        <table:table-row table:style-name="Tabela12.4">
          <table:table-cell table:style-name="Tabela12.A4" office:value-type="string">
            <text:p text:style-name="P72">id_servico_oferecido</text:p>
          </table:table-cell>
          <table:table-cell table:style-name="Tabela12.A4" office:value-type="string">
            <text:p text:style-name="P102">INT</text:p>
          </table:table-cell>
          <table:table-cell table:style-name="Tabela12.A4" office:value-type="string">
            <text:p text:style-name="P102">4</text:p>
          </table:table-cell>
          <table:table-cell table:style-name="Tabela12.A4" office:value-type="string">
            <text:p text:style-name="P102">PK, FK, NOT NULL</text:p>
          </table:table-cell>
          <table:table-cell table:style-name="Tabela12.A4" office:value-type="string">
            <text:p text:style-name="P101">Serviço exercido pelo funcionário: servico_oferecido(id)</text:p>
          </table:table-cell>
          <table:table-cell table:style-name="Tabela12.F4" office:value-type="string">
            <text:p text:style-name="P102">-</text:p>
          </table:table-cell>
          <table:table-cell table:style-name="Tabela12.A4" office:value-type="string">
            <text:p text:style-name="P38">-</text:p>
          </table:table-cell>
        </table:table-row>
      </table:table>
      <text:p text:style-name="P123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/>
        <table:table-column table:style-name="Tabela13.G"/>
        <table:table-row table:style-name="Tabela13.1">
          <table:table-cell table:style-name="Tabela13.A1" table:number-columns-spanned="7" office:value-type="string">
            <text:p text:style-name="P18">RESERVA_FUNCIO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2">
          <table:table-cell table:style-name="Tabela13.A2" office:value-type="string">
            <text:p text:style-name="P4">ATRIBUTO</text:p>
          </table:table-cell>
          <table:table-cell table:style-name="Tabela13.A2" office:value-type="string">
            <text:p text:style-name="P11">TIPO DO DADO</text:p>
          </table:table-cell>
          <table:table-cell table:style-name="Tabela13.A2" office:value-type="string">
            <text:p text:style-name="P4">TAM.</text:p>
          </table:table-cell>
          <table:table-cell table:style-name="Tabela13.A2" office:value-type="string">
            <text:p text:style-name="P11">RESTRIÇÕES</text:p>
          </table:table-cell>
          <table:table-cell table:style-name="Tabela13.A2" office:value-type="string">
            <text:p text:style-name="P4">DESCRIÇÃO</text:p>
          </table:table-cell>
          <table:table-cell table:style-name="Tabela13.F2" office:value-type="string">
            <text:p text:style-name="P11">VALOR PADRÃO</text:p>
          </table:table-cell>
          <table:table-cell table:style-name="Tabela13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3.3">
          <table:table-cell table:style-name="Tabela13.A3" office:value-type="string">
            <text:p text:style-name="P117">id</text:p>
          </table:table-cell>
          <table:table-cell table:style-name="Tabela13.A3" office:value-type="string">
            <text:p text:style-name="P118">INT</text:p>
          </table:table-cell>
          <table:table-cell table:style-name="Tabela13.A3" office:value-type="string">
            <text:p text:style-name="P118">4</text:p>
          </table:table-cell>
          <table:table-cell table:style-name="Tabela13.A3" office:value-type="string">
            <text:p text:style-name="P118">PK, NOT NULL</text:p>
          </table:table-cell>
          <table:table-cell table:style-name="Tabela13.A3" office:value-type="string">
            <text:p text:style-name="P117">Chave primária do registro da reserva.</text:p>
          </table:table-cell>
          <table:table-cell table:style-name="Tabela13.A3" office:value-type="string">
            <text:p text:style-name="P118">AUTO_INCREMENT</text:p>
          </table:table-cell>
          <table:table-cell table:style-name="Tabela13.G3" office:value-type="string">
            <text:p text:style-name="P118">-</text:p>
          </table:table-cell>
        </table:table-row>
        <table:table-row table:style-name="Tabela13.4">
          <table:table-cell table:style-name="Tabela13.A4" office:value-type="string">
            <text:p text:style-name="P72"><text:span text:style-name="T18">id</text:span>_funcionario</text:p>
          </table:table-cell>
          <table:table-cell table:style-name="Tabela13.A4" office:value-type="string">
            <text:p text:style-name="P73">INT</text:p>
          </table:table-cell>
          <table:table-cell table:style-name="Tabela13.A4" office:value-type="string">
            <text:p text:style-name="P73">4</text:p>
          </table:table-cell>
          <table:table-cell table:style-name="Tabela13.A4" office:value-type="string">
            <text:p text:style-name="P73">FK, NOT NULL</text:p>
          </table:table-cell>
          <table:table-cell table:style-name="Tabela13.A4" office:value-type="string">
            <text:p text:style-name="P72">Chave estrangeira do funcionário: funcionario(id)</text:p>
          </table:table-cell>
          <table:table-cell table:style-name="Tabela13.F4" office:value-type="string">
            <text:p text:style-name="P73">-</text:p>
          </table:table-cell>
          <table:table-cell table:style-name="Tabela13.A4" office:value-type="string">
            <text:p text:style-name="P29">-</text:p>
          </table:table-cell>
        </table:table-row>
        <text:soft-page-break/>
        <table:table-row table:style-name="Tabela13.5">
          <table:table-cell table:style-name="Tabela13.G3" office:value-type="string">
            <text:p text:style-name="P72">data</text:p>
          </table:table-cell>
          <table:table-cell table:style-name="Tabela13.G3" office:value-type="string">
            <text:p text:style-name="P102">DATE</text:p>
          </table:table-cell>
          <table:table-cell table:style-name="Tabela13.G3" office:value-type="string">
            <text:p text:style-name="P102">-</text:p>
          </table:table-cell>
          <table:table-cell table:style-name="Tabela13.G3" office:value-type="string">
            <text:p text:style-name="P102">NOT NULL</text:p>
          </table:table-cell>
          <table:table-cell table:style-name="Tabela13.G3" office:value-type="string">
            <text:p text:style-name="P101">Data da reserva do funcionário, relacionado aos horários especificados.</text:p>
          </table:table-cell>
          <table:table-cell table:style-name="Tabela13.A3" office:value-type="string">
            <text:p text:style-name="P102">-</text:p>
          </table:table-cell>
          <table:table-cell table:style-name="Tabela13.G3" office:value-type="string">
            <text:p text:style-name="P38">-</text:p>
          </table:table-cell>
        </table:table-row>
        <table:table-row table:style-name="Tabela13.6">
          <table:table-cell table:style-name="Tabela13.A6" office:value-type="string">
            <text:p text:style-name="P72">hora_inicio</text:p>
          </table:table-cell>
          <table:table-cell table:style-name="Tabela13.A6" office:value-type="string">
            <text:p text:style-name="P102">TIME</text:p>
          </table:table-cell>
          <table:table-cell table:style-name="Tabela13.A6" office:value-type="string">
            <text:p text:style-name="P102">-</text:p>
          </table:table-cell>
          <table:table-cell table:style-name="Tabela13.A6" office:value-type="string">
            <text:p text:style-name="P102">NOT NULL</text:p>
          </table:table-cell>
          <table:table-cell table:style-name="Tabela13.A6" office:value-type="string">
            <text:p text:style-name="P101">Horário do início da reserva do funcionário.</text:p>
          </table:table-cell>
          <table:table-cell table:style-name="Tabela13.F6" office:value-type="string">
            <text:p text:style-name="P102">-</text:p>
          </table:table-cell>
          <table:table-cell table:style-name="Tabela13.A6" office:value-type="string">
            <text:p text:style-name="P102">-</text:p>
          </table:table-cell>
        </table:table-row>
        <table:table-row table:style-name="Tabela13.7">
          <table:table-cell table:style-name="Tabela13.G3" office:value-type="string">
            <text:p text:style-name="P72">hora_fim</text:p>
          </table:table-cell>
          <table:table-cell table:style-name="Tabela13.G3" office:value-type="string">
            <text:p text:style-name="P102">TIME</text:p>
          </table:table-cell>
          <table:table-cell table:style-name="Tabela13.G3" office:value-type="string">
            <text:p text:style-name="P102">-</text:p>
          </table:table-cell>
          <table:table-cell table:style-name="Tabela13.G3" office:value-type="string">
            <text:p text:style-name="P102">NOT NULL</text:p>
          </table:table-cell>
          <table:table-cell table:style-name="Tabela13.G3" office:value-type="string">
            <text:p text:style-name="P101">Horário do fim da reserva do funcionário.</text:p>
          </table:table-cell>
          <table:table-cell table:style-name="Tabela13.A3" office:value-type="string">
            <text:p text:style-name="P102">-</text:p>
          </table:table-cell>
          <table:table-cell table:style-name="Tabela13.G3" office:value-type="string">
            <text:p text:style-name="P102">-</text:p>
          </table:table-cell>
        </table:table-row>
      </table:table>
      <text:p text:style-name="P12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table:number-columns-spanned="7" office:value-type="string">
            <text:p text:style-name="P24">SERVICO_OFER<text:span text:style-name="T27">EC</text:span>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6">ATRIBUTO<text:span text:style-name="T1"/></text:p>
          </table:table-cell>
          <table:table-cell table:style-name="Table2.A2" office:value-type="string">
            <text:p text:style-name="P133">TIPO DO DADO<text:span text:style-name="T1"/></text:p>
          </table:table-cell>
          <table:table-cell table:style-name="Table2.A2" office:value-type="string">
            <text:p text:style-name="P6">TAM.<text:span text:style-name="T1"/></text:p>
          </table:table-cell>
          <table:table-cell table:style-name="Table2.A2" office:value-type="string">
            <text:p text:style-name="P133">RESTRIÇÕES<text:span text:style-name="T1"/></text:p>
          </table:table-cell>
          <table:table-cell table:style-name="Table2.A2" office:value-type="string">
            <text:p text:style-name="P6">DESCRIÇÃO<text:span text:style-name="T1"/></text:p>
          </table:table-cell>
          <table:table-cell table:style-name="Table2.F2" office:value-type="string">
            <text:p text:style-name="P133">VALOR PADRÃO<text:span text:style-name="T1"/></text:p>
          </table:table-cell>
          <table:table-cell table:style-name="Table2.A2" office:value-type="string">
            <text:p text:style-name="P6">FORMAT<text:span text:style-name="T4">A</text:span>ÇÃO/<text:span text:style-name="T4">VALORES ACEITOS</text:span></text:p>
          </table:table-cell>
        </table:table-row>
        <table:table-row table:style-name="Table2.3">
          <table:table-cell table:style-name="Table2.A3" office:value-type="string">
            <text:p text:style-name="P134">id<text:span text:style-name="T2"/></text:p>
          </table:table-cell>
          <table:table-cell table:style-name="Table2.A3" office:value-type="string">
            <text:p text:style-name="P31">INT<text:span text:style-name="T2"/></text:p>
          </table:table-cell>
          <table:table-cell table:style-name="Table2.A3" office:value-type="string">
            <text:p text:style-name="P31">4<text:span text:style-name="T2"/></text:p>
          </table:table-cell>
          <table:table-cell table:style-name="Table2.A3" office:value-type="string">
            <text:p text:style-name="P31">PK, NOT NULL<text:span text:style-name="T2"/></text:p>
          </table:table-cell>
          <table:table-cell table:style-name="Table2.A3" office:value-type="string">
            <text:p text:style-name="P136">Chave primária da tabela.<text:span text:style-name="T2"/></text:p>
          </table:table-cell>
          <table:table-cell table:style-name="Table2.F3" office:value-type="string">
            <text:p text:style-name="P40">AUTO_INCREMENT<text:span text:style-name="T2"/></text:p>
          </table:table-cell>
          <table:table-cell table:style-name="Table2.A3" office:value-type="string">
            <text:p text:style-name="P31">-<text:span text:style-name="T2"/></text:p>
          </table:table-cell>
        </table:table-row>
        <table:table-row table:style-name="Table2.3">
          <table:table-cell table:style-name="Table2.A4" office:value-type="string">
            <text:p text:style-name="P107">nome</text:p>
          </table:table-cell>
          <table:table-cell table:style-name="Table2.A4" office:value-type="string">
            <text:p text:style-name="P50">VARCHAR</text:p>
          </table:table-cell>
          <table:table-cell table:style-name="Table2.A4" office:value-type="string">
            <text:p text:style-name="P50">64</text:p>
          </table:table-cell>
          <table:table-cell table:style-name="Table2.A4" office:value-type="string">
            <text:p text:style-name="P50">NOT NULL</text:p>
          </table:table-cell>
          <table:table-cell table:style-name="Table2.A4" office:value-type="string">
            <text:p text:style-name="P53">Nome do serviço oferecido.</text:p>
          </table:table-cell>
          <table:table-cell table:style-name="Table2.F4" office:value-type="string">
            <text:p text:style-name="P48">-</text:p>
          </table:table-cell>
          <table:table-cell table:style-name="Table2.A4" office:value-type="string">
            <text:p text:style-name="P40">-</text:p>
          </table:table-cell>
        </table:table-row>
        <table:table-row table:style-name="Table2.5">
          <table:table-cell table:style-name="Table2.A3" office:value-type="string">
            <text:p text:style-name="P107">preco</text:p>
          </table:table-cell>
          <table:table-cell table:style-name="Table2.A3" office:value-type="string">
            <text:p text:style-name="P50">DECIMAL</text:p>
          </table:table-cell>
          <table:table-cell table:style-name="Table2.A3" office:value-type="string">
            <text:p text:style-name="P50">(8,2)</text:p>
          </table:table-cell>
          <table:table-cell table:style-name="Table2.A3" office:value-type="string">
            <text:p text:style-name="P50">NOT NULL</text:p>
          </table:table-cell>
          <table:table-cell table:style-name="Table2.A3" office:value-type="string">
            <text:p text:style-name="P53">Preço do serviço oferecido, de acordo com o tipo do preço.</text:p>
          </table:table-cell>
          <table:table-cell table:style-name="Table2.F3" office:value-type="string">
            <text:p text:style-name="P50">0</text:p>
          </table:table-cell>
          <table:table-cell table:style-name="Table2.A3" office:value-type="string">
            <text:p text:style-name="P50">-</text:p>
          </table:table-cell>
        </table:table-row>
        <table:table-row table:style-name="Table2.3">
          <table:table-cell table:style-name="Table2.A4" office:value-type="string">
            <text:p text:style-name="P107">tipo_<text:span text:style-name="T24">cobranca</text:span></text:p>
          </table:table-cell>
          <table:table-cell table:style-name="Table2.A4" office:value-type="string">
            <text:p text:style-name="P50">ENUM</text:p>
          </table:table-cell>
          <table:table-cell table:style-name="Table2.A4" office:value-type="string">
            <text:p text:style-name="P31">-</text:p>
          </table:table-cell>
          <table:table-cell table:style-name="Table2.A4" office:value-type="string">
            <text:p text:style-name="P50">NOT NULL</text:p>
          </table:table-cell>
          <table:table-cell table:style-name="Table2.A4" office:value-type="string">
            <text:p text:style-name="P53">Forma de cobrança do preço do serviço.</text:p>
          </table:table-cell>
          <table:table-cell table:style-name="Table2.F4" office:value-type="string">
            <text:p text:style-name="P48">“<text:span text:style-name="T6">pet”</text:span></text:p>
          </table:table-cell>
          <table:table-cell table:style-name="Table2.A4" office:value-type="string">
            <text:p text:style-name="P31">“<text:span text:style-name="T6">pet” || “servico”</text:span></text:p>
          </table:table-cell>
        </table:table-row>
        <table:table-row table:style-name="Table2.7">
          <table:table-cell table:style-name="Table2.A3" office:value-type="string">
            <text:p text:style-name="P107"><text:span text:style-name="T6">id_</text:span>categoria</text:p>
          </table:table-cell>
          <table:table-cell table:style-name="Table2.A3" office:value-type="string">
            <text:p text:style-name="P50">INT</text:p>
          </table:table-cell>
          <table:table-cell table:style-name="Table2.A3" office:value-type="string">
            <text:p text:style-name="P31">-</text:p>
          </table:table-cell>
          <table:table-cell table:style-name="Table2.A3" office:value-type="string">
            <text:p text:style-name="P50">FK, NOT NULL</text:p>
          </table:table-cell>
          <table:table-cell table:style-name="Table2.A3" office:value-type="string">
            <text:p text:style-name="P53">Chave estrangeira que representa a categoria do serviço: categoria_servico(id)</text:p>
          </table:table-cell>
          <table:table-cell table:style-name="Table2.F3" office:value-type="string">
            <text:p text:style-name="P50">-</text:p>
          </table:table-cell>
          <table:table-cell table:style-name="Table2.A3" office:value-type="string">
            <text:p text:style-name="P31">-</text:p>
          </table:table-cell>
        </table:table-row>
        <table:table-row table:style-name="Table2.3">
          <table:table-cell table:style-name="Table2.A8" office:value-type="string">
            <text:p text:style-name="P107">descricao</text:p>
          </table:table-cell>
          <table:table-cell table:style-name="Table2.A8" office:value-type="string">
            <text:p text:style-name="P50">TEXT</text:p>
          </table:table-cell>
          <table:table-cell table:style-name="Table2.A8" office:value-type="string">
            <text:p text:style-name="P48">-</text:p>
          </table:table-cell>
          <table:table-cell table:style-name="Table2.A8" office:value-type="string">
            <text:p text:style-name="P48">-</text:p>
          </table:table-cell>
          <table:table-cell table:style-name="Table2.A8" office:value-type="string">
            <text:p text:style-name="P53">Descrição do serviço oferecido.</text:p>
          </table:table-cell>
          <table:table-cell table:style-name="Table2.F8" office:value-type="string">
            <text:p text:style-name="P48">-</text:p>
          </table:table-cell>
          <table:table-cell table:style-name="Table2.A8" office:value-type="string">
            <text:p text:style-name="P31">-</text:p>
          </table:table-cell>
        </table:table-row>
        <table:table-row table:style-name="Table2.9">
          <table:table-cell table:style-name="Table2.A9" office:value-type="string">
            <text:p text:style-name="P107">foto</text:p>
          </table:table-cell>
          <table:table-cell table:style-name="Table2.A9" office:value-type="string">
            <text:p text:style-name="P50">TEXT</text:p>
          </table:table-cell>
          <table:table-cell table:style-name="Table2.A9" office:value-type="string">
            <text:p text:style-name="P48">-</text:p>
          </table:table-cell>
          <table:table-cell table:style-name="Table2.A9" office:value-type="string">
            <text:p text:style-name="P48">-</text:p>
          </table:table-cell>
          <table:table-cell table:style-name="Table2.A9" office:value-type="string">
            <text:p text:style-name="P53">Caminho da foto associada ao serviço no servidor de arquivos.</text:p>
          </table:table-cell>
          <table:table-cell table:style-name="Table2.F9" office:value-type="string">
            <text:p text:style-name="P48">-</text:p>
          </table:table-cell>
          <table:table-cell table:style-name="Table2.A9" office:value-type="string">
            <text:p text:style-name="P31">“/<text:span text:style-name="T6">caminho/para/image.jpg</text:span>”</text:p>
          </table:table-cell>
        </table:table-row>
        <table:table-row table:style-name="Table2.10">
          <table:table-cell table:style-name="Table2.A10" office:value-type="string">
            <text:p text:style-name="P59">restricao_participante</text:p>
          </table:table-cell>
          <table:table-cell table:style-name="Table2.A10" office:value-type="string">
            <text:p text:style-name="P58">ENUM</text:p>
          </table:table-cell>
          <table:table-cell table:style-name="Table2.A10" office:value-type="string">
            <text:p text:style-name="P48">-</text:p>
          </table:table-cell>
          <table:table-cell table:style-name="Table2.A10" office:value-type="string">
            <text:p text:style-name="P48">-</text:p>
          </table:table-cell>
          <table:table-cell table:style-name="Table2.A10" office:value-type="string">
            <text:p text:style-name="P59">Restrição de participantes do serviço oferecido.</text:p>
          </table:table-cell>
          <table:table-cell table:style-name="Table2.F10" office:value-type="string">
            <text:p text:style-name="P48">“<text:span text:style-name="T8">coletivo”</text:span></text:p>
          </table:table-cell>
          <table:table-cell table:style-name="Table2.A10" office:value-type="string">
            <text:p text:style-name="P31">“<text:span text:style-name="T8">individual” || “coletivo”</text:span></text:p>
          </table:table-cell>
        </table:table-row>
      </table:table>
      <text:p text:style-name="P127"/>
      <text:p text:style-name="P12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ext:soft-page-break/>
        <table:table-row table:style-name="Tabela1.1">
          <table:table-cell table:style-name="Tabela1.A1" table:number-columns-spanned="7" office:value-type="string">
            <text:p text:style-name="P14">CATEGORIA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1">ATRIBUTO</text:p>
          </table:table-cell>
          <table:table-cell table:style-name="Tabela1.A2" office:value-type="string">
            <text:p text:style-name="P8">TIPO DO DADO</text:p>
          </table:table-cell>
          <table:table-cell table:style-name="Tabela1.A2" office:value-type="string">
            <text:p text:style-name="P1">TAM.</text:p>
          </table:table-cell>
          <table:table-cell table:style-name="Tabela1.A2" office:value-type="string">
            <text:p text:style-name="P8">RESTRIÇÕES</text:p>
          </table:table-cell>
          <table:table-cell table:style-name="Tabela1.A2" office:value-type="string">
            <text:p text:style-name="P1">DESCRIÇÃO</text:p>
          </table:table-cell>
          <table:table-cell table:style-name="Tabela1.F2" office:value-type="string">
            <text:p text:style-name="P8">VALOR PADRÃO</text:p>
          </table:table-cell>
          <table:table-cell table:style-name="Tabela1.A2" office:value-type="string">
            <text:p text:style-name="P1">FORMAT<text:span text:style-name="T4">A</text:span>ÇÃO/<text:span text:style-name="T4">VALORES ACEITOS</text:span></text:p>
          </table:table-cell>
        </table:table-row>
        <table:table-row table:style-name="Tabela1.3">
          <table:table-cell table:style-name="Tabela1.A3" office:value-type="string">
            <text:p text:style-name="P33">id</text:p>
          </table:table-cell>
          <table:table-cell table:style-name="Tabela1.A3" office:value-type="string">
            <text:p text:style-name="P26">INT</text:p>
          </table:table-cell>
          <table:table-cell table:style-name="Tabela1.A3" office:value-type="string">
            <text:p text:style-name="P26">4</text:p>
          </table:table-cell>
          <table:table-cell table:style-name="Tabela1.A3" office:value-type="string">
            <text:p text:style-name="P26">PK, NOT NULL</text:p>
          </table:table-cell>
          <table:table-cell table:style-name="Tabela1.A3" office:value-type="string">
            <text:p text:style-name="P41">Chave primária da tabela.</text:p>
          </table:table-cell>
          <table:table-cell table:style-name="Tabela1.F3" office:value-type="string">
            <text:p text:style-name="P35">AUTO_INCREMENT</text:p>
          </table:table-cell>
          <table:table-cell table:style-name="Tabela1.A3" office:value-type="string">
            <text:p text:style-name="P26">-</text:p>
          </table:table-cell>
        </table:table-row>
        <table:table-row table:style-name="Tabela1.3">
          <table:table-cell table:style-name="Tabela1.A4" office:value-type="string">
            <text:p text:style-name="P51">nome</text:p>
          </table:table-cell>
          <table:table-cell table:style-name="Tabela1.A4" office:value-type="string">
            <text:p text:style-name="P49">VARCHAR</text:p>
          </table:table-cell>
          <table:table-cell table:style-name="Tabela1.A4" office:value-type="string">
            <text:p text:style-name="P49">24</text:p>
          </table:table-cell>
          <table:table-cell table:style-name="Tabela1.A4" office:value-type="string">
            <text:p text:style-name="P49">NOT NULL</text:p>
          </table:table-cell>
          <table:table-cell table:style-name="Tabela1.A4" office:value-type="string">
            <text:p text:style-name="P51">Nome da categoria do serviço.</text:p>
          </table:table-cell>
          <table:table-cell table:style-name="Tabela1.F4" office:value-type="string">
            <text:p text:style-name="P43">-</text:p>
          </table:table-cell>
          <table:table-cell table:style-name="Tabela1.A4" office:value-type="string">
            <text:p text:style-name="P35">-</text:p>
          </table:table-cell>
        </table:table-row>
      </table:table>
      <text:p text:style-name="P119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 table:style-name="Tabela2.1">
          <table:table-cell table:style-name="Tabela2.A1" table:number-columns-spanned="7" office:value-type="string">
            <text:p text:style-name="P15">RESTRICAO_ESPECI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1">ATRIBUTO</text:p>
          </table:table-cell>
          <table:table-cell table:style-name="Tabela2.A2" office:value-type="string">
            <text:p text:style-name="P8">TIPO DO DADO</text:p>
          </table:table-cell>
          <table:table-cell table:style-name="Tabela2.A2" office:value-type="string">
            <text:p text:style-name="P1">TAM.</text:p>
          </table:table-cell>
          <table:table-cell table:style-name="Tabela2.A2" office:value-type="string">
            <text:p text:style-name="P8">RESTRIÇÕES</text:p>
          </table:table-cell>
          <table:table-cell table:style-name="Tabela2.A2" office:value-type="string">
            <text:p text:style-name="P1">DESCRIÇÃO</text:p>
          </table:table-cell>
          <table:table-cell table:style-name="Tabela2.F2" office:value-type="string">
            <text:p text:style-name="P8">VALOR PADRÃO</text:p>
          </table:table-cell>
          <table:table-cell table:style-name="Tabela2.A2" office:value-type="string">
            <text:p text:style-name="P1">FORMAT<text:span text:style-name="T4">A</text:span>ÇÃO/<text:span text:style-name="T4">VALORES ACEITOS</text:span></text:p>
          </table:table-cell>
        </table:table-row>
        <table:table-row table:style-name="Tabela2.3">
          <table:table-cell table:style-name="Tabela2.A3" office:value-type="string">
            <text:p text:style-name="P33">id<text:span text:style-name="T7">_servico_oferecido</text:span></text:p>
          </table:table-cell>
          <table:table-cell table:style-name="Tabela2.A3" office:value-type="string">
            <text:p text:style-name="P26">INT</text:p>
          </table:table-cell>
          <table:table-cell table:style-name="Tabela2.A3" office:value-type="string">
            <text:p text:style-name="P26">4</text:p>
          </table:table-cell>
          <table:table-cell table:style-name="Tabela2.A3" office:value-type="string">
            <text:p text:style-name="P26">PK, <text:span text:style-name="T7">FK, </text:span>NOT NULL</text:p>
          </table:table-cell>
          <table:table-cell table:style-name="Tabela2.A3" office:value-type="string">
            <text:p text:style-name="P52">Chave estrangeira que representa a <text:span text:style-name="T7">o</text:span> serviço <text:span text:style-name="T7">da restrição</text:span>: servico<text:span text:style-name="T7">_oferecido</text:span>(id)</text:p>
          </table:table-cell>
          <table:table-cell table:style-name="Tabela2.F3" office:value-type="string">
            <text:p text:style-name="P35">-</text:p>
          </table:table-cell>
          <table:table-cell table:style-name="Tabela2.A3" office:value-type="string">
            <text:p text:style-name="P26">-</text:p>
          </table:table-cell>
        </table:table-row>
        <table:table-row table:style-name="Tabela2.4">
          <table:table-cell table:style-name="Tabela2.A4" office:value-type="string">
            <text:p text:style-name="P54">id_especie</text:p>
          </table:table-cell>
          <table:table-cell table:style-name="Tabela2.A4" office:value-type="string">
            <text:p text:style-name="P55">INT</text:p>
          </table:table-cell>
          <table:table-cell table:style-name="Tabela2.A4" office:value-type="string">
            <text:p text:style-name="P55">4</text:p>
          </table:table-cell>
          <table:table-cell table:style-name="Tabela2.A4" office:value-type="string">
            <text:p text:style-name="P55"><text:span text:style-name="T20">PK, </text:span>FK, NOT NULL</text:p>
          </table:table-cell>
          <table:table-cell table:style-name="Tabela2.A4" office:value-type="string">
            <text:p text:style-name="P54">Identifica a espécie para restrição do serviço oferecido.</text:p>
          </table:table-cell>
          <table:table-cell table:style-name="Tabela2.F4" office:value-type="string">
            <text:p text:style-name="P43">-</text:p>
          </table:table-cell>
          <table:table-cell table:style-name="Tabela2.A4" office:value-type="string">
            <text:p text:style-name="P35">-</text:p>
          </table:table-cell>
        </table:table-row>
      </table:table>
      <text:p text:style-name="P119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row table:style-name="Tabela4.1">
          <table:table-cell table:style-name="Tabela4.A1" table:number-columns-spanned="7" office:value-type="string">
            <text:p text:style-name="P16">ESPECI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">
          <table:table-cell table:style-name="Tabela4.A2" office:value-type="string">
            <text:p text:style-name="P2">ATRIBUTO</text:p>
          </table:table-cell>
          <table:table-cell table:style-name="Tabela4.A2" office:value-type="string">
            <text:p text:style-name="P9">TIPO DO DADO</text:p>
          </table:table-cell>
          <table:table-cell table:style-name="Tabela4.A2" office:value-type="string">
            <text:p text:style-name="P2">TAM.</text:p>
          </table:table-cell>
          <table:table-cell table:style-name="Tabela4.A2" office:value-type="string">
            <text:p text:style-name="P9">RESTRIÇÕES</text:p>
          </table:table-cell>
          <table:table-cell table:style-name="Tabela4.A2" office:value-type="string">
            <text:p text:style-name="P2">DESCRIÇÃO</text:p>
          </table:table-cell>
          <table:table-cell table:style-name="Tabela4.F2" office:value-type="string">
            <text:p text:style-name="P9">VALOR PADRÃO</text:p>
          </table:table-cell>
          <table:table-cell table:style-name="Tabela4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4.3">
          <table:table-cell table:style-name="Tabela4.A3" office:value-type="string">
            <text:p text:style-name="P34">id</text:p>
          </table:table-cell>
          <table:table-cell table:style-name="Tabela4.A3" office:value-type="string">
            <text:p text:style-name="P27">INT</text:p>
          </table:table-cell>
          <table:table-cell table:style-name="Tabela4.A3" office:value-type="string">
            <text:p text:style-name="P27">4</text:p>
          </table:table-cell>
          <table:table-cell table:style-name="Tabela4.A3" office:value-type="string">
            <text:p text:style-name="P27">PK, NOT NULL</text:p>
          </table:table-cell>
          <table:table-cell table:style-name="Tabela4.A3" office:value-type="string">
            <text:p text:style-name="P42">Chave primária da tabela.</text:p>
          </table:table-cell>
          <table:table-cell table:style-name="Tabela4.F3" office:value-type="string">
            <text:p text:style-name="P36">AUTO_INCREMENT</text:p>
          </table:table-cell>
          <table:table-cell table:style-name="Tabela4.A3" office:value-type="string">
            <text:p text:style-name="P27">-</text:p>
          </table:table-cell>
        </table:table-row>
        <table:table-row table:style-name="Tabela4.3">
          <table:table-cell table:style-name="Tabela4.A4" office:value-type="string">
            <text:p text:style-name="P56">nome</text:p>
          </table:table-cell>
          <table:table-cell table:style-name="Tabela4.A4" office:value-type="string">
            <text:p text:style-name="P57">VARCHAR</text:p>
          </table:table-cell>
          <table:table-cell table:style-name="Tabela4.A4" office:value-type="string">
            <text:p text:style-name="P57">64</text:p>
          </table:table-cell>
          <table:table-cell table:style-name="Tabela4.A4" office:value-type="string">
            <text:p text:style-name="P57">NOT NULL</text:p>
          </table:table-cell>
          <table:table-cell table:style-name="Tabela4.A4" office:value-type="string">
            <text:p text:style-name="P56">Nome popular da espécie</text:p>
          </table:table-cell>
          <table:table-cell table:style-name="Tabela4.F4" office:value-type="string">
            <text:p text:style-name="P44">-</text:p>
          </table:table-cell>
          <table:table-cell table:style-name="Tabela4.A4" office:value-type="string">
            <text:p text:style-name="P36">-</text:p>
          </table:table-cell>
        </table:table-row>
      </table:table>
      <text:p text:style-name="P120"/>
      <text:p text:style-name="P120"/>
      <text:p text:style-name="P120"/>
      <text:p text:style-name="P120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ext:soft-page-break/>
        <table:table-row table:style-name="Tabela5.1">
          <table:table-cell table:style-name="Tabela5.A1" table:number-columns-spanned="7" office:value-type="string">
            <text:p text:style-name="P16">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5.2">
          <table:table-cell table:style-name="Tabela5.A2" office:value-type="string">
            <text:p text:style-name="P2">ATRIBUTO</text:p>
          </table:table-cell>
          <table:table-cell table:style-name="Tabela5.A2" office:value-type="string">
            <text:p text:style-name="P9">TIPO DO DADO</text:p>
          </table:table-cell>
          <table:table-cell table:style-name="Tabela5.A2" office:value-type="string">
            <text:p text:style-name="P2">TAM.</text:p>
          </table:table-cell>
          <table:table-cell table:style-name="Tabela5.A2" office:value-type="string">
            <text:p text:style-name="P9">RESTRIÇÕES</text:p>
          </table:table-cell>
          <table:table-cell table:style-name="Tabela5.A2" office:value-type="string">
            <text:p text:style-name="P2">DESCRIÇÃO</text:p>
          </table:table-cell>
          <table:table-cell table:style-name="Tabela5.F2" office:value-type="string">
            <text:p text:style-name="P9">VALOR PADRÃO</text:p>
          </table:table-cell>
          <table:table-cell table:style-name="Tabela5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5.3">
          <table:table-cell table:style-name="Tabela5.A3" office:value-type="string">
            <text:p text:style-name="P34">id</text:p>
          </table:table-cell>
          <table:table-cell table:style-name="Tabela5.A3" office:value-type="string">
            <text:p text:style-name="P27">INT</text:p>
          </table:table-cell>
          <table:table-cell table:style-name="Tabela5.A3" office:value-type="string">
            <text:p text:style-name="P27">4</text:p>
          </table:table-cell>
          <table:table-cell table:style-name="Tabela5.A3" office:value-type="string">
            <text:p text:style-name="P27">PK, NOT NULL</text:p>
          </table:table-cell>
          <table:table-cell table:style-name="Tabela5.A3" office:value-type="string">
            <text:p text:style-name="P42">Chave primária da tabela.</text:p>
          </table:table-cell>
          <table:table-cell table:style-name="Tabela5.F3" office:value-type="string">
            <text:p text:style-name="P36">AUTO_INCREMENT</text:p>
          </table:table-cell>
          <table:table-cell table:style-name="Tabela5.A3" office:value-type="string">
            <text:p text:style-name="P27">-</text:p>
          </table:table-cell>
        </table:table-row>
        <table:table-row table:style-name="Tabela5.3">
          <table:table-cell table:style-name="Tabela5.A4" office:value-type="string">
            <text:p text:style-name="P56">nome</text:p>
          </table:table-cell>
          <table:table-cell table:style-name="Tabela5.A4" office:value-type="string">
            <text:p text:style-name="P57">VARCHAR</text:p>
          </table:table-cell>
          <table:table-cell table:style-name="Tabela5.A4" office:value-type="string">
            <text:p text:style-name="P57">128</text:p>
          </table:table-cell>
          <table:table-cell table:style-name="Tabela5.A4" office:value-type="string">
            <text:p text:style-name="P57">NOT NULL</text:p>
          </table:table-cell>
          <table:table-cell table:style-name="Tabela5.A4" office:value-type="string">
            <text:p text:style-name="P56">Nome completo do cliente.</text:p>
          </table:table-cell>
          <table:table-cell table:style-name="Tabela5.F4" office:value-type="string">
            <text:p text:style-name="P44">-</text:p>
          </table:table-cell>
          <table:table-cell table:style-name="Tabela5.A4" office:value-type="string">
            <text:p text:style-name="P36">-</text:p>
          </table:table-cell>
        </table:table-row>
        <table:table-row table:style-name="Tabela5.3">
          <table:table-cell table:style-name="Tabela5.A3" office:value-type="string">
            <text:p text:style-name="P56">telefone</text:p>
          </table:table-cell>
          <table:table-cell table:style-name="Tabela5.A3" office:value-type="string">
            <text:p text:style-name="P57">CHAR</text:p>
          </table:table-cell>
          <table:table-cell table:style-name="Tabela5.A3" office:value-type="string">
            <text:p text:style-name="P57">1<text:span text:style-name="T18">5</text:span></text:p>
          </table:table-cell>
          <table:table-cell table:style-name="Tabela5.A3" office:value-type="string">
            <text:p text:style-name="P57">NOT NULL</text:p>
          </table:table-cell>
          <table:table-cell table:style-name="Tabela5.A3" office:value-type="string">
            <text:p text:style-name="P56">Telefone de contato do cliente.</text:p>
          </table:table-cell>
          <table:table-cell table:style-name="Tabela5.F3" office:value-type="string">
            <text:p text:style-name="P27">-</text:p>
          </table:table-cell>
          <table:table-cell table:style-name="Tabela5.A3" office:value-type="string">
            <text:p text:style-name="P102">"(27) 99980-1234" || "(27) 3340-1234"</text:p>
          </table:table-cell>
        </table:table-row>
      </table:table>
      <text:p text:style-name="P120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row table:style-name="Tabela6.1">
          <table:table-cell table:style-name="Tabela6.A1" table:number-columns-spanned="7" office:value-type="string">
            <text:p text:style-name="P16">ENDERECO_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6.2">
          <table:table-cell table:style-name="Tabela6.A2" office:value-type="string">
            <text:p text:style-name="P2">ATRIBUTO</text:p>
          </table:table-cell>
          <table:table-cell table:style-name="Tabela6.A2" office:value-type="string">
            <text:p text:style-name="P9">TIPO DO DADO</text:p>
          </table:table-cell>
          <table:table-cell table:style-name="Tabela6.A2" office:value-type="string">
            <text:p text:style-name="P2">TAM.</text:p>
          </table:table-cell>
          <table:table-cell table:style-name="Tabela6.A2" office:value-type="string">
            <text:p text:style-name="P9">RESTRIÇÕES</text:p>
          </table:table-cell>
          <table:table-cell table:style-name="Tabela6.A2" office:value-type="string">
            <text:p text:style-name="P2">DESCRIÇÃO</text:p>
          </table:table-cell>
          <table:table-cell table:style-name="Tabela6.F2" office:value-type="string">
            <text:p text:style-name="P9">VALOR PADRÃO</text:p>
          </table:table-cell>
          <table:table-cell table:style-name="Tabela6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6.3">
          <table:table-cell table:style-name="Tabela6.A3" office:value-type="string">
            <text:p text:style-name="P60">id_<text:span text:style-name="T9">cliente</text:span></text:p>
          </table:table-cell>
          <table:table-cell table:style-name="Tabela6.A3" office:value-type="string">
            <text:p text:style-name="P63">INT</text:p>
          </table:table-cell>
          <table:table-cell table:style-name="Tabela6.A3" office:value-type="string">
            <text:p text:style-name="P63">4</text:p>
          </table:table-cell>
          <table:table-cell table:style-name="Tabela6.A3" office:value-type="string">
            <text:p text:style-name="P63">PK, FK</text:p>
          </table:table-cell>
          <table:table-cell table:style-name="Tabela6.A3" office:value-type="string">
            <text:p text:style-name="P62">Chave estrangeira: <text:span text:style-name="T9">cliente</text:span>(id).</text:p>
          </table:table-cell>
          <table:table-cell table:style-name="Tabela6.F3" office:value-type="string">
            <text:p text:style-name="P68">-</text:p>
          </table:table-cell>
          <table:table-cell table:style-name="Tabela6.A3" office:value-type="string">
            <text:p text:style-name="P63">-</text:p>
          </table:table-cell>
        </table:table-row>
        <table:table-row table:style-name="Tabela6.3">
          <table:table-cell table:style-name="Tabela6.A4" office:value-type="string">
            <text:p text:style-name="P60">logradouro</text:p>
          </table:table-cell>
          <table:table-cell table:style-name="Tabela6.A4" office:value-type="string">
            <text:p text:style-name="P63">VARCHAR</text:p>
          </table:table-cell>
          <table:table-cell table:style-name="Tabela6.A4" office:value-type="string">
            <text:p text:style-name="P63">128</text:p>
          </table:table-cell>
          <table:table-cell table:style-name="Tabela6.A4" office:value-type="string">
            <text:p text:style-name="P63">NOT NULL</text:p>
          </table:table-cell>
          <table:table-cell table:style-name="Tabela6.A4" office:value-type="string">
            <text:p text:style-name="P62">Logradouro do <text:span text:style-name="T9">endereco do cliente.</text:span></text:p>
          </table:table-cell>
          <table:table-cell table:style-name="Tabela6.F4" office:value-type="string">
            <text:p text:style-name="P64">-</text:p>
          </table:table-cell>
          <table:table-cell table:style-name="Tabela6.A4" office:value-type="string">
            <text:p text:style-name="P63">-</text:p>
          </table:table-cell>
        </table:table-row>
        <table:table-row table:style-name="Tabela6.5">
          <table:table-cell table:style-name="Tabela6.A3" office:value-type="string">
            <text:p text:style-name="P60">numero</text:p>
          </table:table-cell>
          <table:table-cell table:style-name="Tabela6.A3" office:value-type="string">
            <text:p text:style-name="P63">VARCHAR</text:p>
          </table:table-cell>
          <table:table-cell table:style-name="Tabela6.A3" office:value-type="string">
            <text:p text:style-name="P63">16</text:p>
          </table:table-cell>
          <table:table-cell table:style-name="Tabela6.A3" office:value-type="string">
            <text:p text:style-name="P63">NOT NULL</text:p>
          </table:table-cell>
          <table:table-cell table:style-name="Tabela6.A3" office:value-type="string">
            <text:p text:style-name="P62">Identificação do número de identificação d<text:span text:style-name="T9">a residência do cliente</text:span> (número do prédio, casa e /ou apartamento e/ou andar)</text:p>
          </table:table-cell>
          <table:table-cell table:style-name="Tabela6.F3" office:value-type="string">
            <text:p text:style-name="P64">-</text:p>
          </table:table-cell>
          <table:table-cell table:style-name="Tabela6.A3" office:value-type="string">
            <text:p text:style-name="P63">-</text:p>
          </table:table-cell>
        </table:table-row>
        <table:table-row table:style-name="Tabela6.3">
          <table:table-cell table:style-name="Tabela6.A4" office:value-type="string">
            <text:p text:style-name="P60">bairro</text:p>
          </table:table-cell>
          <table:table-cell table:style-name="Tabela6.A4" office:value-type="string">
            <text:p text:style-name="P63">VARCHAR</text:p>
          </table:table-cell>
          <table:table-cell table:style-name="Tabela6.A4" office:value-type="string">
            <text:p text:style-name="P63">64</text:p>
          </table:table-cell>
          <table:table-cell table:style-name="Tabela6.A4" office:value-type="string">
            <text:p text:style-name="P63">NOT NULL</text:p>
          </table:table-cell>
          <table:table-cell table:style-name="Tabela6.A4" office:value-type="string">
            <text:p text:style-name="P66">Bairro onde <text:span text:style-name="T9">o</text:span> <text:span text:style-name="T9">cliente</text:span> se localiza.</text:p>
          </table:table-cell>
          <table:table-cell table:style-name="Tabela6.F4" office:value-type="string">
            <text:p text:style-name="P44">-</text:p>
          </table:table-cell>
          <table:table-cell table:style-name="Tabela6.A4" office:value-type="string">
            <text:p text:style-name="P27">-</text:p>
          </table:table-cell>
        </table:table-row>
        <table:table-row table:style-name="Tabela6.3">
          <table:table-cell table:style-name="Tabela6.A3" office:value-type="string">
            <text:p text:style-name="P60">cidade</text:p>
          </table:table-cell>
          <table:table-cell table:style-name="Tabela6.A3" office:value-type="string">
            <text:p text:style-name="P63">VARCHAR</text:p>
          </table:table-cell>
          <table:table-cell table:style-name="Tabela6.A3" office:value-type="string">
            <text:p text:style-name="P63">64</text:p>
          </table:table-cell>
          <table:table-cell table:style-name="Tabela6.A3" office:value-type="string">
            <text:p text:style-name="P63">NOT NULL</text:p>
          </table:table-cell>
          <table:table-cell table:style-name="Tabela6.A3" office:value-type="string">
            <text:p text:style-name="P66">Cidade onde <text:span text:style-name="T9">o</text:span> <text:span text:style-name="T9">cliente</text:span> se localiza.</text:p>
          </table:table-cell>
          <table:table-cell table:style-name="Tabela6.F3" office:value-type="string">
            <text:p text:style-name="P44">-</text:p>
          </table:table-cell>
          <table:table-cell table:style-name="Tabela6.A3" office:value-type="string">
            <text:p text:style-name="P27">-</text:p>
          </table:table-cell>
        </table:table-row>
        <table:table-row table:style-name="Tabela6.3">
          <table:table-cell table:style-name="Tabela6.A8" office:value-type="string">
            <text:p text:style-name="P60">estado</text:p>
          </table:table-cell>
          <table:table-cell table:style-name="Tabela6.A8" office:value-type="string">
            <text:p text:style-name="P63">CHAR</text:p>
          </table:table-cell>
          <table:table-cell table:style-name="Tabela6.A8" office:value-type="string">
            <text:p text:style-name="P63">2</text:p>
          </table:table-cell>
          <table:table-cell table:style-name="Tabela6.A8" office:value-type="string">
            <text:p text:style-name="P63">NOT NULL</text:p>
          </table:table-cell>
          <table:table-cell table:style-name="Tabela6.A8" office:value-type="string">
            <text:p text:style-name="P66">Sigla da unidade federativa da <text:span text:style-name="T9">cliente</text:span>.</text:p>
          </table:table-cell>
          <table:table-cell table:style-name="Tabela6.F8" office:value-type="string">
            <text:p text:style-name="P44">-</text:p>
          </table:table-cell>
          <table:table-cell table:style-name="Tabela6.A8" office:value-type="string">
            <text:p text:style-name="P27">“<text:span text:style-name="T9">UF</text:span>”</text:p>
          </table:table-cell>
        </table:table-row>
      </table:table>
      <text:p text:style-name="P120"/>
      <text:p text:style-name="P120"/>
      <text:p text:style-name="P120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column table:style-name="Tabela7.G"/>
        <text:soft-page-break/>
        <table:table-row table:style-name="Tabela7.1">
          <table:table-cell table:style-name="Tabela7.A1" table:number-columns-spanned="7" office:value-type="string">
            <text:p text:style-name="P17">SERVICO_REQUER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7.2">
          <table:table-cell table:style-name="Tabela7.A2" office:value-type="string">
            <text:p text:style-name="P2">ATRIBUTO</text:p>
          </table:table-cell>
          <table:table-cell table:style-name="Tabela7.A2" office:value-type="string">
            <text:p text:style-name="P9">TIPO DO DADO</text:p>
          </table:table-cell>
          <table:table-cell table:style-name="Tabela7.A2" office:value-type="string">
            <text:p text:style-name="P2">TAM.</text:p>
          </table:table-cell>
          <table:table-cell table:style-name="Tabela7.A2" office:value-type="string">
            <text:p text:style-name="P9">RESTRIÇÕES</text:p>
          </table:table-cell>
          <table:table-cell table:style-name="Tabela7.A2" office:value-type="string">
            <text:p text:style-name="P2">DESCRIÇÃO</text:p>
          </table:table-cell>
          <table:table-cell table:style-name="Tabela7.F2" office:value-type="string">
            <text:p text:style-name="P9">VALOR PADRÃO</text:p>
          </table:table-cell>
          <table:table-cell table:style-name="Tabela7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7.3">
          <table:table-cell table:style-name="Tabela7.A3" office:value-type="string">
            <text:p text:style-name="P34">id<text:span text:style-name="T10">_cliente</text:span></text:p>
          </table:table-cell>
          <table:table-cell table:style-name="Tabela7.A3" office:value-type="string">
            <text:p text:style-name="P27">INT</text:p>
          </table:table-cell>
          <table:table-cell table:style-name="Tabela7.A3" office:value-type="string">
            <text:p text:style-name="P27">4</text:p>
          </table:table-cell>
          <table:table-cell table:style-name="Tabela7.A3" office:value-type="string">
            <text:p text:style-name="P27">PK, NOT NULL</text:p>
          </table:table-cell>
          <table:table-cell table:style-name="Tabela7.A3" office:value-type="string">
            <text:p text:style-name="P69">Chave estrangeira: cliente(id)</text:p>
          </table:table-cell>
          <table:table-cell table:style-name="Tabela7.F3" office:value-type="string">
            <text:p text:style-name="P36">-</text:p>
          </table:table-cell>
          <table:table-cell table:style-name="Tabela7.A3" office:value-type="string">
            <text:p text:style-name="P27">-</text:p>
          </table:table-cell>
        </table:table-row>
        <table:table-row table:style-name="Tabela7.4">
          <table:table-cell table:style-name="Tabela7.A4" office:value-type="string">
            <text:p text:style-name="P69">id_servico_oferecido</text:p>
          </table:table-cell>
          <table:table-cell table:style-name="Tabela7.A4" office:value-type="string">
            <text:p text:style-name="P70">INT</text:p>
          </table:table-cell>
          <table:table-cell table:style-name="Tabela7.A4" office:value-type="string">
            <text:p text:style-name="P70">4</text:p>
          </table:table-cell>
          <table:table-cell table:style-name="Tabela7.A4" office:value-type="string">
            <text:p text:style-name="P70">PK, FK, NOT NULL</text:p>
          </table:table-cell>
          <table:table-cell table:style-name="Tabela7.A4" office:value-type="string">
            <text:p text:style-name="P69">Serviço requerido pelo cliente: servico_oferecido(id)</text:p>
          </table:table-cell>
          <table:table-cell table:style-name="Tabela7.F4" office:value-type="string">
            <text:p text:style-name="P44">-</text:p>
          </table:table-cell>
          <table:table-cell table:style-name="Tabela7.A4" office:value-type="string">
            <text:p text:style-name="P36">-</text:p>
          </table:table-cell>
        </table:table-row>
      </table:table>
      <text:p text:style-name="P120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table:number-columns-spanned="7" office:value-type="string">
            <text:p text:style-name="P17">PE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2">
          <table:table-cell table:style-name="Tabela3.A2" office:value-type="string">
            <text:p text:style-name="P3">ATRIBUTO</text:p>
          </table:table-cell>
          <table:table-cell table:style-name="Tabela3.A2" office:value-type="string">
            <text:p text:style-name="P10">TIPO DO DADO</text:p>
          </table:table-cell>
          <table:table-cell table:style-name="Tabela3.A2" office:value-type="string">
            <text:p text:style-name="P3">TAM.</text:p>
          </table:table-cell>
          <table:table-cell table:style-name="Tabela3.A2" office:value-type="string">
            <text:p text:style-name="P10">RESTRIÇÕES</text:p>
          </table:table-cell>
          <table:table-cell table:style-name="Tabela3.A2" office:value-type="string">
            <text:p text:style-name="P3">DESCRIÇÃO</text:p>
          </table:table-cell>
          <table:table-cell table:style-name="Tabela3.F2" office:value-type="string">
            <text:p text:style-name="P10">VALOR PADRÃO</text:p>
          </table:table-cell>
          <table:table-cell table:style-name="Tabela3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3.3">
          <table:table-cell table:style-name="Tabela3.A3" office:value-type="string">
            <text:p text:style-name="P69"><text:span text:style-name="T21">i</text:span>d</text:p>
          </table:table-cell>
          <table:table-cell table:style-name="Tabela3.A3" office:value-type="string">
            <text:p text:style-name="P70">INT</text:p>
          </table:table-cell>
          <table:table-cell table:style-name="Tabela3.A3" office:value-type="string">
            <text:p text:style-name="P70">4</text:p>
          </table:table-cell>
          <table:table-cell table:style-name="Tabela3.A3" office:value-type="string">
            <text:p text:style-name="P70">PK, NOT NULL</text:p>
          </table:table-cell>
          <table:table-cell table:style-name="Tabela3.A3" office:value-type="string">
            <text:p text:style-name="P69">Chave primária da tabela.</text:p>
          </table:table-cell>
          <table:table-cell table:style-name="Tabela3.F3" office:value-type="string">
            <text:p text:style-name="P70">AUTO_INCREMENT</text:p>
          </table:table-cell>
          <table:table-cell table:style-name="Tabela3.A3" office:value-type="string">
            <text:p text:style-name="P28">-</text:p>
          </table:table-cell>
        </table:table-row>
        <table:table-row table:style-name="Tabela3.3">
          <table:table-cell table:style-name="Tabela3.A4" office:value-type="string">
            <text:p text:style-name="P69">id_cliente</text:p>
          </table:table-cell>
          <table:table-cell table:style-name="Tabela3.A4" office:value-type="string">
            <text:p text:style-name="P70">INT</text:p>
          </table:table-cell>
          <table:table-cell table:style-name="Tabela3.A4" office:value-type="string">
            <text:p text:style-name="P70">4</text:p>
          </table:table-cell>
          <table:table-cell table:style-name="Tabela3.A4" office:value-type="string">
            <text:p text:style-name="P70">FK, NOT NULL</text:p>
          </table:table-cell>
          <table:table-cell table:style-name="Tabela3.A4" office:value-type="string">
            <text:p text:style-name="P69">Cliente dono do pet: cliente(id)</text:p>
          </table:table-cell>
          <table:table-cell table:style-name="Tabela3.F4" office:value-type="string">
            <text:p text:style-name="P45">-</text:p>
          </table:table-cell>
          <table:table-cell table:style-name="Tabela3.A4" office:value-type="string">
            <text:p text:style-name="P37">-</text:p>
          </table:table-cell>
        </table:table-row>
        <table:table-row table:style-name="Tabela3.3">
          <table:table-cell table:style-name="Tabela3.A3" office:value-type="string">
            <text:p text:style-name="P69">id_especie</text:p>
          </table:table-cell>
          <table:table-cell table:style-name="Tabela3.A3" office:value-type="string">
            <text:p text:style-name="P70">INT</text:p>
          </table:table-cell>
          <table:table-cell table:style-name="Tabela3.A3" office:value-type="string">
            <text:p text:style-name="P70">4</text:p>
          </table:table-cell>
          <table:table-cell table:style-name="Tabela3.A3" office:value-type="string">
            <text:p text:style-name="P70">FK, NOT NULL</text:p>
          </table:table-cell>
          <table:table-cell table:style-name="Tabela3.A3" office:value-type="string">
            <text:p text:style-name="P69">Espécie do pet: especie(id)</text:p>
          </table:table-cell>
          <table:table-cell table:style-name="Tabela3.F3" office:value-type="string">
            <text:p text:style-name="P28">-</text:p>
          </table:table-cell>
          <table:table-cell table:style-name="Tabela3.A3" office:value-type="string">
            <text:p text:style-name="P45">-</text:p>
          </table:table-cell>
        </table:table-row>
        <table:table-row table:style-name="Tabela3.3">
          <table:table-cell table:style-name="Tabela3.A4" office:value-type="string">
            <text:p text:style-name="P69">nome</text:p>
          </table:table-cell>
          <table:table-cell table:style-name="Tabela3.A4" office:value-type="string">
            <text:p text:style-name="P70">VARCHAR</text:p>
          </table:table-cell>
          <table:table-cell table:style-name="Tabela3.A4" office:value-type="string">
            <text:p text:style-name="P70">64</text:p>
          </table:table-cell>
          <table:table-cell table:style-name="Tabela3.A4" office:value-type="string">
            <text:p text:style-name="P70">NOT NULL</text:p>
          </table:table-cell>
          <table:table-cell table:style-name="Tabela3.A4" office:value-type="string">
            <text:p text:style-name="P69">Nome do pet.</text:p>
          </table:table-cell>
          <table:table-cell table:style-name="Tabela3.F4" office:value-type="string">
            <text:p text:style-name="P45">-</text:p>
          </table:table-cell>
          <table:table-cell table:style-name="Tabela3.A4" office:value-type="string">
            <text:p text:style-name="P28">-</text:p>
          </table:table-cell>
        </table:table-row>
        <table:table-row table:style-name="Tabela3.3">
          <table:table-cell table:style-name="Tabela3.A3" office:value-type="string">
            <text:p text:style-name="P69">raca</text:p>
          </table:table-cell>
          <table:table-cell table:style-name="Tabela3.A3" office:value-type="string">
            <text:p text:style-name="P70">VARCHAR</text:p>
          </table:table-cell>
          <table:table-cell table:style-name="Tabela3.A3" office:value-type="string">
            <text:p text:style-name="P70">64</text:p>
          </table:table-cell>
          <table:table-cell table:style-name="Tabela3.A3" office:value-type="string">
            <text:p text:style-name="P45">-</text:p>
          </table:table-cell>
          <table:table-cell table:style-name="Tabela3.A3" office:value-type="string">
            <text:p text:style-name="P69">Raça do pet.</text:p>
          </table:table-cell>
          <table:table-cell table:style-name="Tabela3.F3" office:value-type="string">
            <text:p text:style-name="P45">-</text:p>
          </table:table-cell>
          <table:table-cell table:style-name="Tabela3.A3" office:value-type="string">
            <text:p text:style-name="P28">-</text:p>
          </table:table-cell>
        </table:table-row>
        <table:table-row table:style-name="Tabela3.8">
          <table:table-cell table:style-name="Tabela3.A8" office:value-type="string">
            <text:p text:style-name="P69">porte</text:p>
          </table:table-cell>
          <table:table-cell table:style-name="Tabela3.A8" office:value-type="string">
            <text:p text:style-name="P70">ENUM</text:p>
          </table:table-cell>
          <table:table-cell table:style-name="Tabela3.A8" office:value-type="string">
            <text:p text:style-name="P45">-</text:p>
          </table:table-cell>
          <table:table-cell table:style-name="Tabela3.A8" office:value-type="string">
            <text:p text:style-name="P70">-</text:p>
          </table:table-cell>
          <table:table-cell table:style-name="Tabela3.A8" office:value-type="string">
            <text:p text:style-name="P69">Porte do pet<text:span text:style-name="T22">: "P", pequeno; "M", médio; "G", grande.</text:span></text:p>
          </table:table-cell>
          <table:table-cell table:style-name="Tabela3.F8" office:value-type="string">
            <text:p text:style-name="P45">-</text:p>
          </table:table-cell>
          <table:table-cell table:style-name="Tabela3.A8" office:value-type="string">
            <text:p text:style-name="P28">“<text:span text:style-name="T22">P</text:span><text:span text:style-name="T10">” || “</text:span><text:span text:style-name="T22">M</text:span><text:span text:style-name="T10">” || “</text:span><text:span text:style-name="T22">G</text:span><text:span text:style-name="T10">”</text:span></text:p>
          </table:table-cell>
        </table:table-row>
        <table:table-row table:style-name="Tabela3.3">
          <table:table-cell table:style-name="Tabela3.A9" office:value-type="string">
            <text:p text:style-name="P69">cor</text:p>
          </table:table-cell>
          <table:table-cell table:style-name="Tabela3.A9" office:value-type="string">
            <text:p text:style-name="P70">VARCHAR</text:p>
          </table:table-cell>
          <table:table-cell table:style-name="Tabela3.A9" office:value-type="string">
            <text:p text:style-name="P70">16</text:p>
          </table:table-cell>
          <table:table-cell table:style-name="Tabela3.A9" office:value-type="string">
            <text:p text:style-name="P45">-</text:p>
          </table:table-cell>
          <table:table-cell table:style-name="Tabela3.A9" office:value-type="string">
            <text:p text:style-name="P69">Cor do pet.</text:p>
          </table:table-cell>
          <table:table-cell table:style-name="Tabela3.F9" office:value-type="string">
            <text:p text:style-name="P45">-</text:p>
          </table:table-cell>
          <table:table-cell table:style-name="Tabela3.A9" office:value-type="string">
            <text:p text:style-name="P28">-</text:p>
          </table:table-cell>
        </table:table-row>
        <table:table-row table:style-name="Tabela3.3">
          <table:table-cell table:style-name="Tabela3.A8" office:value-type="string">
            <text:p text:style-name="P69">sexo</text:p>
          </table:table-cell>
          <table:table-cell table:style-name="Tabela3.A8" office:value-type="string">
            <text:p text:style-name="P70">ENUM</text:p>
          </table:table-cell>
          <table:table-cell table:style-name="Tabela3.A8" office:value-type="string">
            <text:p text:style-name="P70">-</text:p>
          </table:table-cell>
          <table:table-cell table:style-name="Tabela3.A8" office:value-type="string">
            <text:p text:style-name="P70">NOT NULL</text:p>
          </table:table-cell>
          <table:table-cell table:style-name="Tabela3.A8" office:value-type="string">
            <text:p text:style-name="P69">Sexo do pet.</text:p>
          </table:table-cell>
          <table:table-cell table:style-name="Tabela3.F8" office:value-type="string">
            <text:p text:style-name="P45">-</text:p>
          </table:table-cell>
          <table:table-cell table:style-name="Tabela3.A8" office:value-type="string">
            <text:p text:style-name="P28">“<text:span text:style-name="T10">M” || “F”</text:span></text:p>
          </table:table-cell>
        </table:table-row>
        <table:table-row table:style-name="Tabela3.11">
          <table:table-cell table:style-name="Tabela3.A9" office:value-type="string">
            <text:p text:style-name="P69">e_castrado</text:p>
          </table:table-cell>
          <table:table-cell table:style-name="Tabela3.A9" office:value-type="string">
            <text:p text:style-name="P70">ENUM</text:p>
          </table:table-cell>
          <table:table-cell table:style-name="Tabela3.A9" office:value-type="string">
            <text:p text:style-name="P70">-</text:p>
          </table:table-cell>
          <table:table-cell table:style-name="Tabela3.A9" office:value-type="string">
            <text:p text:style-name="P70">NOT NULL</text:p>
          </table:table-cell>
          <table:table-cell table:style-name="Tabela3.A9" office:value-type="string">
            <text:p text:style-name="P69">Situação de castração do pet: “S” para castrado e “N” para não cadastrado.</text:p>
          </table:table-cell>
          <table:table-cell table:style-name="Tabela3.F9" office:value-type="string">
            <text:p text:style-name="P45">“<text:span text:style-name="T10">N”</text:span></text:p>
          </table:table-cell>
          <table:table-cell table:style-name="Tabela3.A9" office:value-type="string">
            <text:p text:style-name="P28">“<text:span text:style-name="T10">S” || “N”</text:span></text:p>
          </table:table-cell>
        </table:table-row>
        <table:table-row table:style-name="Tabela3.3">
          <table:table-cell table:style-name="Tabela3.A8" office:value-type="string">
            <text:p text:style-name="P69">cartao_vacina</text:p>
          </table:table-cell>
          <table:table-cell table:style-name="Tabela3.A8" office:value-type="string">
            <text:p text:style-name="P70">TEXT</text:p>
          </table:table-cell>
          <table:table-cell table:style-name="Tabela3.A8" office:value-type="string">
            <text:p text:style-name="P70">-</text:p>
          </table:table-cell>
          <table:table-cell table:style-name="Tabela3.A8" office:value-type="string">
            <text:p text:style-name="P28">-</text:p>
          </table:table-cell>
          <table:table-cell table:style-name="Tabela3.A8" office:value-type="string">
            <text:p text:style-name="P69">Caminho para o cartão de vacina do pet no servidor de arquivos.</text:p>
          </table:table-cell>
          <table:table-cell table:style-name="Tabela3.F8" office:value-type="string">
            <text:p text:style-name="P28">-</text:p>
          </table:table-cell>
          <table:table-cell table:style-name="Tabela3.A8" office:value-type="string">
            <text:p text:style-name="P28">“<text:span text:style-name="T10">caminho/para/cartao.pdf”</text:span></text:p>
          </table:table-cell>
        </table:table-row>
        <table:table-row table:style-name="Tabela3.3">
          <table:table-cell table:style-name="Tabela3.A9" office:value-type="string">
            <text:p text:style-name="P69">estado_saude</text:p>
          </table:table-cell>
          <table:table-cell table:style-name="Tabela3.A9" office:value-type="string">
            <text:p text:style-name="P70">VARCHAR</text:p>
          </table:table-cell>
          <table:table-cell table:style-name="Tabela3.A9" office:value-type="string">
            <text:p text:style-name="P70">32</text:p>
          </table:table-cell>
          <table:table-cell table:style-name="Tabela3.A9" office:value-type="string">
            <text:p text:style-name="P45">-</text:p>
          </table:table-cell>
          <table:table-cell table:style-name="Tabela3.A9" office:value-type="string">
            <text:p text:style-name="P69">Estado de saúde do pet.</text:p>
          </table:table-cell>
          <table:table-cell table:style-name="Tabela3.F9" office:value-type="string">
            <text:p text:style-name="P28">-</text:p>
          </table:table-cell>
          <table:table-cell table:style-name="Tabela3.A9" office:value-type="string">
            <text:p text:style-name="P28">-</text:p>
          </table:table-cell>
        </table:table-row>
        <table:table-row table:style-name="Tabela3.3">
          <table:table-cell table:style-name="Tabela3.A8" office:value-type="string">
            <text:p text:style-name="P69">comportamento</text:p>
          </table:table-cell>
          <table:table-cell table:style-name="Tabela3.A8" office:value-type="string">
            <text:p text:style-name="P70">VARCHAR</text:p>
          </table:table-cell>
          <table:table-cell table:style-name="Tabela3.A8" office:value-type="string">
            <text:p text:style-name="P70">64</text:p>
          </table:table-cell>
          <table:table-cell table:style-name="Tabela3.A8" office:value-type="string">
            <text:p text:style-name="P70">-</text:p>
          </table:table-cell>
          <table:table-cell table:style-name="Tabela3.A8" office:value-type="string">
            <text:p text:style-name="P69">Descrição do comportamento do pet.</text:p>
          </table:table-cell>
          <table:table-cell table:style-name="Tabela3.F8" office:value-type="string">
            <text:p text:style-name="P28">-</text:p>
          </table:table-cell>
          <table:table-cell table:style-name="Tabela3.A8" office:value-type="string">
            <text:p text:style-name="P28">-</text:p>
          </table:table-cell>
        </table:table-row>
      </table:table>
      <text:p text:style-name="Text_20_body"><text:soft-page-break/>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G"/>
        <table:table-row table:style-name="Tabela8.1">
          <table:table-cell table:style-name="Tabela8.A1" table:number-columns-spanned="7" office:value-type="string">
            <text:p text:style-name="P17">SERVICO_<text:span text:style-name="T11">REALIZA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8.2">
          <table:table-cell table:style-name="Tabela8.A2" office:value-type="string">
            <text:p text:style-name="P3">ATRIBUTO</text:p>
          </table:table-cell>
          <table:table-cell table:style-name="Tabela8.A2" office:value-type="string">
            <text:p text:style-name="P10">TIPO DO DADO</text:p>
          </table:table-cell>
          <table:table-cell table:style-name="Tabela8.A2" office:value-type="string">
            <text:p text:style-name="P3">TAM.</text:p>
          </table:table-cell>
          <table:table-cell table:style-name="Tabela8.A2" office:value-type="string">
            <text:p text:style-name="P10">RESTRIÇÕES</text:p>
          </table:table-cell>
          <table:table-cell table:style-name="Tabela8.A2" office:value-type="string">
            <text:p text:style-name="P3">DESCRIÇÃO</text:p>
          </table:table-cell>
          <table:table-cell table:style-name="Tabela8.F2" office:value-type="string">
            <text:p text:style-name="P10">VALOR PADRÃO</text:p>
          </table:table-cell>
          <table:table-cell table:style-name="Tabela8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8.3">
          <table:table-cell table:style-name="Tabela8.A3" office:value-type="string">
            <text:p text:style-name="P72">id</text:p>
          </table:table-cell>
          <table:table-cell table:style-name="Tabela8.A3" office:value-type="string">
            <text:p text:style-name="P82">INT</text:p>
          </table:table-cell>
          <table:table-cell table:style-name="Tabela8.A3" office:value-type="string">
            <text:p text:style-name="P82">4</text:p>
          </table:table-cell>
          <table:table-cell table:style-name="Tabela8.A3" office:value-type="string">
            <text:p text:style-name="P82">PK, NOT NULL</text:p>
          </table:table-cell>
          <table:table-cell table:style-name="Tabela8.A3" office:value-type="string">
            <text:p text:style-name="P84">Chave primária da tabela.</text:p>
          </table:table-cell>
          <table:table-cell table:style-name="Tabela8.F3" office:value-type="string">
            <text:p text:style-name="P82">AUTO_INCREMENT</text:p>
          </table:table-cell>
          <table:table-cell table:style-name="Tabela8.A3" office:value-type="string">
            <text:p text:style-name="P28">-</text:p>
          </table:table-cell>
        </table:table-row>
        <table:table-row table:style-name="Tabela8.3">
          <table:table-cell table:style-name="Tabela8.A4" office:value-type="string">
            <text:p text:style-name="P72">id_info_servico</text:p>
          </table:table-cell>
          <table:table-cell table:style-name="Tabela8.A4" office:value-type="string">
            <text:p text:style-name="P82">INT</text:p>
          </table:table-cell>
          <table:table-cell table:style-name="Tabela8.A4" office:value-type="string">
            <text:p text:style-name="P82">4</text:p>
          </table:table-cell>
          <table:table-cell table:style-name="Tabela8.A4" office:value-type="string">
            <text:p text:style-name="P82">FK, NOT NULL<text:span text:style-name="T29">, UNIQUE</text:span></text:p>
          </table:table-cell>
          <table:table-cell table:style-name="Tabela8.A4" office:value-type="string">
            <text:p text:style-name="P84">Informações do serviço que foi realizado: info_servico(id)</text:p>
          </table:table-cell>
          <table:table-cell table:style-name="Tabela8.F4" office:value-type="string">
            <text:p text:style-name="P45">-</text:p>
          </table:table-cell>
          <table:table-cell table:style-name="Tabela8.A4" office:value-type="string">
            <text:p text:style-name="P37">-</text:p>
          </table:table-cell>
        </table:table-row>
        <table:table-row table:style-name="Tabela8.3">
          <table:table-cell table:style-name="Tabela8.A3" office:value-type="string">
            <text:p text:style-name="P75">dt_hr_fim</text:p>
          </table:table-cell>
          <table:table-cell table:style-name="Tabela8.A3" office:value-type="string">
            <text:p text:style-name="P82">DATETIME</text:p>
          </table:table-cell>
          <table:table-cell table:style-name="Tabela8.A3" office:value-type="string">
            <text:p text:style-name="P82">-</text:p>
          </table:table-cell>
          <table:table-cell table:style-name="Tabela8.A3" office:value-type="string">
            <text:p text:style-name="P82">NOT NULL</text:p>
          </table:table-cell>
          <table:table-cell table:style-name="Tabela8.A3" office:value-type="string">
            <text:p text:style-name="P84">Data e hora da finalização serviço.</text:p>
          </table:table-cell>
          <table:table-cell table:style-name="Tabela8.F3" office:value-type="string">
            <text:p text:style-name="P102">-</text:p>
          </table:table-cell>
          <table:table-cell table:style-name="Tabela8.A3" office:value-type="string">
            <text:p text:style-name="P45">-</text:p>
          </table:table-cell>
        </table:table-row>
        <table:table-row table:style-name="Tabela8.3">
          <table:table-cell table:style-name="Tabela8.A4" office:value-type="string">
            <text:p text:style-name="P72">dt_hr_inicio</text:p>
          </table:table-cell>
          <table:table-cell table:style-name="Tabela8.A4" office:value-type="string">
            <text:p text:style-name="P82">DATETIME</text:p>
          </table:table-cell>
          <table:table-cell table:style-name="Tabela8.A4" office:value-type="string">
            <text:p text:style-name="P28">-</text:p>
          </table:table-cell>
          <table:table-cell table:style-name="Tabela8.A4" office:value-type="string">
            <text:p text:style-name="P45">-</text:p>
          </table:table-cell>
          <table:table-cell table:style-name="Tabela8.A4" office:value-type="string">
            <text:p text:style-name="P84">Data e hora do início do serviço.</text:p>
          </table:table-cell>
          <table:table-cell table:style-name="Tabela8.F4" office:value-type="string">
            <text:p text:style-name="P45">-</text:p>
          </table:table-cell>
          <table:table-cell table:style-name="Tabela8.A4" office:value-type="string">
            <text:p text:style-name="P28">-</text:p>
          </table:table-cell>
        </table:table-row>
        <table:table-row table:style-name="Tabela8.7">
          <table:table-cell table:style-name="Tabela8.F3" office:value-type="string">
            <text:p text:style-name="P112">valor_servico</text:p>
          </table:table-cell>
          <table:table-cell table:style-name="Tabela8.F3" office:value-type="string">
            <text:p text:style-name="P113">DECIMAL</text:p>
          </table:table-cell>
          <table:table-cell table:style-name="Tabela8.F3" office:value-type="string">
            <text:p text:style-name="P113">(8,2)</text:p>
          </table:table-cell>
          <table:table-cell table:style-name="Tabela8.F3" office:value-type="string">
            <text:p text:style-name="P113">-</text:p>
          </table:table-cell>
          <table:table-cell table:style-name="Tabela8.F3" office:value-type="string">
            <text:p text:style-name="P112">Preço cobrado pelo serviço (deve ser NULL se <text:s/>o tipo de cobrança do servico for por cada Pet, e não pelo serviço.</text:p>
          </table:table-cell>
          <table:table-cell table:style-name="Tabela8.F3" office:value-type="string">
            <text:p text:style-name="P113">-</text:p>
          </table:table-cell>
          <table:table-cell table:style-name="Tabela8.A3" office:value-type="string">
            <text:p text:style-name="P113">-</text:p>
          </table:table-cell>
        </table:table-row>
        <table:table-row table:style-name="Tabela8.3">
          <table:table-cell table:style-name="Tabela8.A8" office:value-type="string">
            <text:p text:style-name="P112">valor_total</text:p>
          </table:table-cell>
          <table:table-cell table:style-name="Tabela8.A8" office:value-type="string">
            <text:p text:style-name="P113">DECIMAL</text:p>
          </table:table-cell>
          <table:table-cell table:style-name="Tabela8.A8" office:value-type="string">
            <text:p text:style-name="P113">(8,2)</text:p>
          </table:table-cell>
          <table:table-cell table:style-name="Tabela8.A8" office:value-type="string">
            <text:p text:style-name="P116">-</text:p>
          </table:table-cell>
          <table:table-cell table:style-name="Tabela8.A8" office:value-type="string">
            <text:p text:style-name="P112">Preço total do serviço cobrado ao cliente.</text:p>
          </table:table-cell>
          <table:table-cell table:style-name="Tabela8.F8" office:value-type="string">
            <text:p text:style-name="P113">-</text:p>
          </table:table-cell>
          <table:table-cell table:style-name="Tabela8.A8" office:value-type="string">
            <text:p text:style-name="P113">-</text:p>
          </table:table-cell>
        </table:table-row>
      </table:table>
      <text:p text:style-name="P121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row table:style-name="Tabela9.1">
          <table:table-cell table:style-name="Tabela9.A1" table:number-columns-spanned="7" office:value-type="string">
            <text:p text:style-name="P18">AGEND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9.2">
          <table:table-cell table:style-name="Tabela9.A2" office:value-type="string">
            <text:p text:style-name="P3">ATRIBUTO</text:p>
          </table:table-cell>
          <table:table-cell table:style-name="Tabela9.A2" office:value-type="string">
            <text:p text:style-name="P10">TIPO DO DADO</text:p>
          </table:table-cell>
          <table:table-cell table:style-name="Tabela9.A2" office:value-type="string">
            <text:p text:style-name="P3">TAM.</text:p>
          </table:table-cell>
          <table:table-cell table:style-name="Tabela9.A2" office:value-type="string">
            <text:p text:style-name="P10">RESTRIÇÕES</text:p>
          </table:table-cell>
          <table:table-cell table:style-name="Tabela9.A2" office:value-type="string">
            <text:p text:style-name="P3">DESCRIÇÃO</text:p>
          </table:table-cell>
          <table:table-cell table:style-name="Tabela9.F2" office:value-type="string">
            <text:p text:style-name="P10">VALOR PADRÃO</text:p>
          </table:table-cell>
          <table:table-cell table:style-name="Tabela9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9.3">
          <table:table-cell table:style-name="Tabela9.A3" office:value-type="string">
            <text:p text:style-name="P72">id</text:p>
          </table:table-cell>
          <table:table-cell table:style-name="Tabela9.A3" office:value-type="string">
            <text:p text:style-name="P82">INT</text:p>
          </table:table-cell>
          <table:table-cell table:style-name="Tabela9.A3" office:value-type="string">
            <text:p text:style-name="P82">4</text:p>
          </table:table-cell>
          <table:table-cell table:style-name="Tabela9.A3" office:value-type="string">
            <text:p text:style-name="P82">PK, NOT NULL</text:p>
          </table:table-cell>
          <table:table-cell table:style-name="Tabela9.A3" office:value-type="string">
            <text:p text:style-name="P84">Chave primária da tabela.</text:p>
          </table:table-cell>
          <table:table-cell table:style-name="Tabela9.F3" office:value-type="string">
            <text:p text:style-name="P82">AUTO_INCREMENT</text:p>
          </table:table-cell>
          <table:table-cell table:style-name="Tabela9.A3" office:value-type="string">
            <text:p text:style-name="P28">-</text:p>
          </table:table-cell>
        </table:table-row>
        <table:table-row table:style-name="Tabela9.3">
          <table:table-cell table:style-name="Tabela9.A4" office:value-type="string">
            <text:p text:style-name="P72">id_info_servico</text:p>
          </table:table-cell>
          <table:table-cell table:style-name="Tabela9.A4" office:value-type="string">
            <text:p text:style-name="P87">INT</text:p>
          </table:table-cell>
          <table:table-cell table:style-name="Tabela9.A4" office:value-type="string">
            <text:p text:style-name="P87">4</text:p>
          </table:table-cell>
          <table:table-cell table:style-name="Tabela9.A4" office:value-type="string">
            <text:p text:style-name="P87">FK, NOT NULL, UNIQUE</text:p>
          </table:table-cell>
          <table:table-cell table:style-name="Tabela9.A4" office:value-type="string">
            <text:p text:style-name="P85">Informações do serviço que foi realizado: info_servico(id)</text:p>
          </table:table-cell>
          <table:table-cell table:style-name="Tabela9.F4" office:value-type="string">
            <text:p text:style-name="P45">-</text:p>
          </table:table-cell>
          <table:table-cell table:style-name="Tabela9.A4" office:value-type="string">
            <text:p text:style-name="P37">-</text:p>
          </table:table-cell>
        </table:table-row>
        <table:table-row table:style-name="Tabela9.3">
          <table:table-cell table:style-name="Tabela9.A3" office:value-type="string">
            <text:p text:style-name="P72">dt_hr_marcada</text:p>
          </table:table-cell>
          <table:table-cell table:style-name="Tabela9.A3" office:value-type="string">
            <text:p text:style-name="P87">DATETIME</text:p>
          </table:table-cell>
          <table:table-cell table:style-name="Tabela9.A3" office:value-type="string">
            <text:p text:style-name="P28">-</text:p>
          </table:table-cell>
          <table:table-cell table:style-name="Tabela9.A3" office:value-type="string">
            <text:p text:style-name="P87">NOT NULL</text:p>
          </table:table-cell>
          <table:table-cell table:style-name="Tabela9.A3" office:value-type="string">
            <text:p text:style-name="P88">Data e hora marcadas para o agendamento ocorrer.</text:p>
          </table:table-cell>
          <table:table-cell table:style-name="Tabela9.F3" office:value-type="string">
            <text:p text:style-name="P28">-</text:p>
          </table:table-cell>
          <table:table-cell table:style-name="Tabela9.A3" office:value-type="string">
            <text:p text:style-name="P45">-</text:p>
          </table:table-cell>
        </table:table-row>
        <table:table-row table:style-name="Tabela9.6">
          <table:table-cell table:style-name="Tabela9.A4" office:value-type="string">
            <text:p text:style-name="P72">estado</text:p>
          </table:table-cell>
          <table:table-cell table:style-name="Tabela9.A4" office:value-type="string">
            <text:p text:style-name="P87">ENUM</text:p>
          </table:table-cell>
          <table:table-cell table:style-name="Tabela9.A4" office:value-type="string">
            <text:p text:style-name="P28">-</text:p>
          </table:table-cell>
          <table:table-cell table:style-name="Tabela9.A4" office:value-type="string">
            <text:p text:style-name="P87">NOT NULL</text:p>
          </table:table-cell>
          <table:table-cell table:style-name="Tabela9.A4" office:value-type="string">
            <text:p text:style-name="P88">Estado do agendamento: “criado”, não possui funcionário atribuído; “preparado”, possui funcionário atribuído; “pendente”, o agendamento ultrapassou a data e hora agendadas e ainda não foi concluído; “concluído”, o serviço foi realizado; “cancelado”, o agendamento foi cancelado.</text:p>
          </table:table-cell>
          <table:table-cell table:style-name="Tabela9.F4" office:value-type="string">
            <text:p text:style-name="P45">“<text:span text:style-name="T13">criado”</text:span></text:p>
          </table:table-cell>
          <table:table-cell table:style-name="Tabela9.A4" office:value-type="string">
            <text:p text:style-name="P87">“criado” || “preparado” || “pendente” || “concluido” || “cancelado”</text:p>
          </table:table-cell>
        </table:table-row>
        <text:soft-page-break/>
        <table:table-row table:style-name="Tabela9.3">
          <table:table-cell table:style-name="Tabela9.A3" office:value-type="string">
            <text:p text:style-name="P72">id_pacote_agend</text:p>
          </table:table-cell>
          <table:table-cell table:style-name="Tabela9.A3" office:value-type="string">
            <text:p text:style-name="P87">INT</text:p>
          </table:table-cell>
          <table:table-cell table:style-name="Tabela9.A3" office:value-type="string">
            <text:p text:style-name="P87">4</text:p>
          </table:table-cell>
          <table:table-cell table:style-name="Tabela9.A3" office:value-type="string">
            <text:p text:style-name="P87">FK</text:p>
          </table:table-cell>
          <table:table-cell table:style-name="Tabela9.A3" office:value-type="string">
            <text:p text:style-name="P88">Chave estrangeira do registro do pacote de agendamentos que o este registro faz parte: <text:span text:style-name="T14">pacote_agend(id)</text:span></text:p>
          </table:table-cell>
          <table:table-cell table:style-name="Tabela9.F3" office:value-type="string">
            <text:p text:style-name="P45">-</text:p>
          </table:table-cell>
          <table:table-cell table:style-name="Tabela9.A3" office:value-type="string">
            <text:p text:style-name="P28">-</text:p>
          </table:table-cell>
        </table:table-row>
        <table:table-row table:style-name="Tabela9.3">
          <table:table-cell table:style-name="Tabela9.A8" office:value-type="string">
            <text:p text:style-name="P72">id_servico_realizado</text:p>
          </table:table-cell>
          <table:table-cell table:style-name="Tabela9.A8" office:value-type="string">
            <text:p text:style-name="P87">INT</text:p>
          </table:table-cell>
          <table:table-cell table:style-name="Tabela9.A8" office:value-type="string">
            <text:p text:style-name="P87">4</text:p>
          </table:table-cell>
          <table:table-cell table:style-name="Tabela9.A8" office:value-type="string">
            <text:p text:style-name="P87">FK, UNIQUE</text:p>
          </table:table-cell>
          <table:table-cell table:style-name="Tabela9.A8" office:value-type="string">
            <text:p text:style-name="P88">Chave estrangeira que identifica o registro contendo as informações do serviço realizado, para agendamentos concluídos: <text:span text:style-name="T14">servico_realizado(id)</text:span></text:p>
          </table:table-cell>
          <table:table-cell table:style-name="Tabela9.F8" office:value-type="string">
            <text:p text:style-name="P45">-</text:p>
          </table:table-cell>
          <table:table-cell table:style-name="Tabela9.A8" office:value-type="string">
            <text:p text:style-name="P28">-</text:p>
          </table:table-cell>
        </table:table-row>
        <table:table-row table:style-name="Tabela9.9">
          <table:table-cell table:style-name="Tabela9.F3" office:value-type="string">
            <text:p text:style-name="P112">valor_servico</text:p>
          </table:table-cell>
          <table:table-cell table:style-name="Tabela9.F3" office:value-type="string">
            <text:p text:style-name="P113">DECIMAL</text:p>
          </table:table-cell>
          <table:table-cell table:style-name="Tabela9.F3" office:value-type="string">
            <text:p text:style-name="P113">(8,2)</text:p>
          </table:table-cell>
          <table:table-cell table:style-name="Tabela9.F3" office:value-type="string">
            <text:p text:style-name="P113">-</text:p>
          </table:table-cell>
          <table:table-cell table:style-name="Tabela9.F3" office:value-type="string">
            <text:p text:style-name="P112">Preço <text:span text:style-name="T26">a ser </text:span>cobrado pelo serviço<text:span text:style-name="T26"> agendado</text:span> (deve ser NULL se <text:s/>o tipo de cobrança do servico for por cada Pet, e não pelo serviço.</text:p>
          </table:table-cell>
          <table:table-cell table:style-name="Tabela9.F3" office:value-type="string">
            <text:p text:style-name="P113">-</text:p>
          </table:table-cell>
          <table:table-cell table:style-name="Tabela9.A3" office:value-type="string">
            <text:p text:style-name="P113">-</text:p>
          </table:table-cell>
        </table:table-row>
        <table:table-row table:style-name="Tabela9.9">
          <table:table-cell table:style-name="Tabela9.F8" office:value-type="string">
            <text:p text:style-name="P77">valor_total</text:p>
          </table:table-cell>
          <table:table-cell table:style-name="Tabela9.F8" office:value-type="string">
            <text:p text:style-name="P74">DECIMAL</text:p>
          </table:table-cell>
          <table:table-cell table:style-name="Tabela9.F8" office:value-type="string">
            <text:p text:style-name="P74">(8,2)</text:p>
          </table:table-cell>
          <table:table-cell table:style-name="Tabela9.F8" office:value-type="string">
            <text:p text:style-name="P116">-</text:p>
          </table:table-cell>
          <table:table-cell table:style-name="Tabela9.F8" office:value-type="string">
            <text:p text:style-name="P77">Preço total do serviço agendado a ser cobrado ao cliente.</text:p>
          </table:table-cell>
          <table:table-cell table:style-name="Tabela9.F8" office:value-type="string">
            <text:p text:style-name="P74">-</text:p>
          </table:table-cell>
          <table:table-cell table:style-name="Tabela9.A8" office:value-type="string">
            <text:p text:style-name="P74">-</text:p>
          </table:table-cell>
        </table:table-row>
      </table:table>
      <text:p text:style-name="P130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column table:style-name="Tabela10.G"/>
        <table:table-row table:style-name="Tabela10.1">
          <table:table-cell table:style-name="Tabela10.A1" table:number-columns-spanned="7" office:value-type="string">
            <text:p text:style-name="P19">INFO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2">
          <table:table-cell table:style-name="Tabela10.A2" office:value-type="string">
            <text:p text:style-name="P3">ATRIBUTO</text:p>
          </table:table-cell>
          <table:table-cell table:style-name="Tabela10.A2" office:value-type="string">
            <text:p text:style-name="P10">TIPO DO DADO</text:p>
          </table:table-cell>
          <table:table-cell table:style-name="Tabela10.A2" office:value-type="string">
            <text:p text:style-name="P3">TAM.</text:p>
          </table:table-cell>
          <table:table-cell table:style-name="Tabela10.A2" office:value-type="string">
            <text:p text:style-name="P10">RESTRIÇÕES</text:p>
          </table:table-cell>
          <table:table-cell table:style-name="Tabela10.A2" office:value-type="string">
            <text:p text:style-name="P3">DESCRIÇÃO</text:p>
          </table:table-cell>
          <table:table-cell table:style-name="Tabela10.F2" office:value-type="string">
            <text:p text:style-name="P10">VALOR PADRÃO</text:p>
          </table:table-cell>
          <table:table-cell table:style-name="Tabela10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10.3">
          <table:table-cell table:style-name="Tabela10.A3" office:value-type="string">
            <text:p text:style-name="P72">id</text:p>
          </table:table-cell>
          <table:table-cell table:style-name="Tabela10.A3" office:value-type="string">
            <text:p text:style-name="P82">INT</text:p>
          </table:table-cell>
          <table:table-cell table:style-name="Tabela10.A3" office:value-type="string">
            <text:p text:style-name="P82">4</text:p>
          </table:table-cell>
          <table:table-cell table:style-name="Tabela10.A3" office:value-type="string">
            <text:p text:style-name="P82">PK, NOT NULL</text:p>
          </table:table-cell>
          <table:table-cell table:style-name="Tabela10.A3" office:value-type="string">
            <text:p text:style-name="P84">Chave primária da tabela.</text:p>
          </table:table-cell>
          <table:table-cell table:style-name="Tabela10.F3" office:value-type="string">
            <text:p text:style-name="P82">AUTO_INCREMENT</text:p>
          </table:table-cell>
          <table:table-cell table:style-name="Tabela10.A3" office:value-type="string">
            <text:p text:style-name="P28">-</text:p>
          </table:table-cell>
        </table:table-row>
        <table:table-row table:style-name="Tabela10.4">
          <table:table-cell table:style-name="Tabela10.A4" office:value-type="string">
            <text:p text:style-name="P110">id_servico_oferecido</text:p>
          </table:table-cell>
          <table:table-cell table:style-name="Tabela10.A4" office:value-type="string">
            <text:p text:style-name="P111">INT</text:p>
          </table:table-cell>
          <table:table-cell table:style-name="Tabela10.A4" office:value-type="string">
            <text:p text:style-name="P111">4</text:p>
          </table:table-cell>
          <table:table-cell table:style-name="Tabela10.A4" office:value-type="string">
            <text:p text:style-name="P111">FK, NOT NULL</text:p>
          </table:table-cell>
          <table:table-cell table:style-name="Tabela10.A4" office:value-type="string">
            <text:p text:style-name="P110">Chave estrangeira que identifica o serviço que foi contratado e está contido neste registro: servico_oferecido(id)</text:p>
          </table:table-cell>
          <table:table-cell table:style-name="Tabela10.F4" office:value-type="string">
            <text:p text:style-name="P111">-</text:p>
          </table:table-cell>
          <table:table-cell table:style-name="Tabela10.A4" office:value-type="string">
            <text:p text:style-name="P111">-</text:p>
          </table:table-cell>
        </table:table-row>
        <table:table-row table:style-name="Tabela10.3">
          <table:table-cell table:style-name="Tabela10.A3" office:value-type="string">
            <text:p text:style-name="P78">id_funcionario</text:p>
          </table:table-cell>
          <table:table-cell table:style-name="Tabela10.A3" office:value-type="string">
            <text:p text:style-name="P89">INT</text:p>
          </table:table-cell>
          <table:table-cell table:style-name="Tabela10.A3" office:value-type="string">
            <text:p text:style-name="P89">4</text:p>
          </table:table-cell>
          <table:table-cell table:style-name="Tabela10.A3" office:value-type="string">
            <text:p text:style-name="P89">FK</text:p>
          </table:table-cell>
          <table:table-cell table:style-name="Tabela10.A3" office:value-type="string">
            <text:p text:style-name="P90">Funcionário atribuído para a execução do serviço: funcionario(id)</text:p>
          </table:table-cell>
          <table:table-cell table:style-name="Tabela10.F3" office:value-type="string">
            <text:p text:style-name="P45">-</text:p>
          </table:table-cell>
          <table:table-cell table:style-name="Tabela10.A3" office:value-type="string">
            <text:p text:style-name="P37">-</text:p>
          </table:table-cell>
        </table:table-row>
        <table:table-row table:style-name="Tabela10.6">
          <table:table-cell table:style-name="Tabela10.A6" office:value-type="string">
            <text:p text:style-name="P78">observacoes</text:p>
          </table:table-cell>
          <table:table-cell table:style-name="Tabela10.A6" office:value-type="string">
            <text:p text:style-name="P89">VARCHAR</text:p>
          </table:table-cell>
          <table:table-cell table:style-name="Tabela10.A6" office:value-type="string">
            <text:p text:style-name="P89">250</text:p>
          </table:table-cell>
          <table:table-cell table:style-name="Tabela10.A6" office:value-type="string">
            <text:p text:style-name="P45">-</text:p>
          </table:table-cell>
          <table:table-cell table:style-name="Tabela10.A6" office:value-type="string">
            <text:p text:style-name="P90">Observações a respeito do serviço.</text:p>
          </table:table-cell>
          <table:table-cell table:style-name="Tabela10.A6" office:value-type="string">
            <text:p text:style-name="P45">-</text:p>
          </table:table-cell>
          <table:table-cell table:style-name="Tabela10.G6" office:value-type="string">
            <text:p text:style-name="P28">-</text:p>
          </table:table-cell>
        </table:table-row>
      </table:table>
      <text:p text:style-name="P121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/>
        <table:table-column table:style-name="Tabela14.G"/>
        <table:table-row table:style-name="Tabela14.1">
          <table:table-cell table:style-name="Tabela14.A1" table:number-columns-spanned="7" office:value-type="string">
            <text:p text:style-name="P20">ENDERECO_INFO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4.2">
          <table:table-cell table:style-name="Tabela14.A2" office:value-type="string">
            <text:p text:style-name="P4">ATRIBUTO</text:p>
          </table:table-cell>
          <table:table-cell table:style-name="Tabela14.A2" office:value-type="string">
            <text:p text:style-name="P11">TIPO DO DADO</text:p>
          </table:table-cell>
          <table:table-cell table:style-name="Tabela14.A2" office:value-type="string">
            <text:p text:style-name="P4">TAM.</text:p>
          </table:table-cell>
          <table:table-cell table:style-name="Tabela14.A2" office:value-type="string">
            <text:p text:style-name="P11">RESTRIÇÕES</text:p>
          </table:table-cell>
          <table:table-cell table:style-name="Tabela14.A2" office:value-type="string">
            <text:p text:style-name="P4">DESCRIÇÃO</text:p>
          </table:table-cell>
          <table:table-cell table:style-name="Tabela14.F2" office:value-type="string">
            <text:p text:style-name="P11">VALOR PADRÃO</text:p>
          </table:table-cell>
          <table:table-cell table:style-name="Tabela14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4.3">
          <table:table-cell table:style-name="Tabela14.A3" office:value-type="string">
            <text:p text:style-name="P79">id_info_servico</text:p>
          </table:table-cell>
          <table:table-cell table:style-name="Tabela14.A3" office:value-type="string">
            <text:p text:style-name="P89">INT</text:p>
          </table:table-cell>
          <table:table-cell table:style-name="Tabela14.A3" office:value-type="string">
            <text:p text:style-name="P89">4</text:p>
          </table:table-cell>
          <table:table-cell table:style-name="Tabela14.A3" office:value-type="string">
            <text:p text:style-name="P89">PK, FK, NOT NULL<text:span text:style-name="T30">, UNIQUE</text:span></text:p>
          </table:table-cell>
          <table:table-cell table:style-name="Tabela14.A3" office:value-type="string">
            <text:p text:style-name="P90">Endereço usado nas informações do serviço.</text:p>
          </table:table-cell>
          <table:table-cell table:style-name="Tabela14.F3" office:value-type="string">
            <text:p text:style-name="P38">-</text:p>
          </table:table-cell>
          <table:table-cell table:style-name="Tabela14.A3" office:value-type="string">
            <text:p text:style-name="P29">-</text:p>
          </table:table-cell>
        </table:table-row>
        <text:soft-page-break/>
        <table:table-row table:style-name="Tabela14.4">
          <table:table-cell table:style-name="Tabela14.A4" office:value-type="string">
            <text:p text:style-name="P79">tipo</text:p>
          </table:table-cell>
          <table:table-cell table:style-name="Tabela14.A4" office:value-type="string">
            <text:p text:style-name="P89">ENUM</text:p>
          </table:table-cell>
          <table:table-cell table:style-name="Tabela14.A4" office:value-type="string">
            <text:p text:style-name="P71">-</text:p>
          </table:table-cell>
          <table:table-cell table:style-name="Tabela14.A4" office:value-type="string">
            <text:p text:style-name="P89">NOT NULL<text:span text:style-name="T30">, UNIQUE</text:span></text:p>
          </table:table-cell>
          <table:table-cell table:style-name="Tabela14.A4" office:value-type="string">
            <text:p text:style-name="P90">Identifica o tipo do endereço do registro: “buscar”, onde o pet deverá ser buscado; “devolver”, onde o pet deverá ser devolvido<text:span text:style-name="T23">; "buscar-devolver", onde o pet deverá ser buscado e devolvido</text:span>.</text:p>
          </table:table-cell>
          <table:table-cell table:style-name="Tabela14.F4" office:value-type="string">
            <text:p text:style-name="P46">“<text:span text:style-name="T14">buscar</text:span><text:span text:style-name="T23">-devolver</text:span><text:span text:style-name="T14">”</text:span></text:p>
          </table:table-cell>
          <table:table-cell table:style-name="Tabela14.A4" office:value-type="string">
            <text:p text:style-name="P38">“<text:span text:style-name="T14">buscar” || “devolver”</text:span><text:span text:style-name="T23"> || "buscar-devolver"</text:span></text:p>
          </table:table-cell>
        </table:table-row>
        <table:table-row table:style-name="Tabela14.3">
          <table:table-cell table:style-name="Tabela14.A3" office:value-type="string">
            <text:p text:style-name="P60">logradouro</text:p>
          </table:table-cell>
          <table:table-cell table:style-name="Tabela14.A3" office:value-type="string">
            <text:p text:style-name="P63">VARCHAR</text:p>
          </table:table-cell>
          <table:table-cell table:style-name="Tabela14.A3" office:value-type="string">
            <text:p text:style-name="P63">128</text:p>
          </table:table-cell>
          <table:table-cell table:style-name="Tabela14.A3" office:value-type="string">
            <text:p text:style-name="P63">NOT NULL</text:p>
          </table:table-cell>
          <table:table-cell table:style-name="Tabela14.A3" office:value-type="string">
            <text:p text:style-name="P61">Logradouro do <text:span text:style-name="T9">endereco do </text:span><text:span text:style-name="T14">pet</text:span><text:span text:style-name="T9">.</text:span></text:p>
          </table:table-cell>
          <table:table-cell table:style-name="Tabela14.F3" office:value-type="string">
            <text:p text:style-name="P64">-</text:p>
          </table:table-cell>
          <table:table-cell table:style-name="Tabela14.A3" office:value-type="string">
            <text:p text:style-name="P63">-</text:p>
          </table:table-cell>
        </table:table-row>
        <table:table-row table:style-name="Tabela14.6">
          <table:table-cell table:style-name="Tabela14.A4" office:value-type="string">
            <text:p text:style-name="P60">numero</text:p>
          </table:table-cell>
          <table:table-cell table:style-name="Tabela14.A4" office:value-type="string">
            <text:p text:style-name="P63">VARCHAR</text:p>
          </table:table-cell>
          <table:table-cell table:style-name="Tabela14.A4" office:value-type="string">
            <text:p text:style-name="P63">16</text:p>
          </table:table-cell>
          <table:table-cell table:style-name="Tabela14.A4" office:value-type="string">
            <text:p text:style-name="P63">NOT NULL</text:p>
          </table:table-cell>
          <table:table-cell table:style-name="Tabela14.A4" office:value-type="string">
            <text:p text:style-name="P61">Identificação do número de identificação d<text:span text:style-name="T9">a residência do </text:span><text:span text:style-name="T14">local</text:span> (número do prédio, casa e /ou apartamento e/ou andar)</text:p>
          </table:table-cell>
          <table:table-cell table:style-name="Tabela14.F4" office:value-type="string">
            <text:p text:style-name="P64">-</text:p>
          </table:table-cell>
          <table:table-cell table:style-name="Tabela14.A4" office:value-type="string">
            <text:p text:style-name="P63">-</text:p>
          </table:table-cell>
        </table:table-row>
        <table:table-row table:style-name="Tabela14.3">
          <table:table-cell table:style-name="Tabela14.A3" office:value-type="string">
            <text:p text:style-name="P60">bairro</text:p>
          </table:table-cell>
          <table:table-cell table:style-name="Tabela14.A3" office:value-type="string">
            <text:p text:style-name="P63">VARCHAR</text:p>
          </table:table-cell>
          <table:table-cell table:style-name="Tabela14.A3" office:value-type="string">
            <text:p text:style-name="P63">64</text:p>
          </table:table-cell>
          <table:table-cell table:style-name="Tabela14.A3" office:value-type="string">
            <text:p text:style-name="P63">NOT NULL</text:p>
          </table:table-cell>
          <table:table-cell table:style-name="Tabela14.A3" office:value-type="string">
            <text:p text:style-name="P65">Bairro onde <text:span text:style-name="T9">o</text:span> <text:span text:style-name="T14">pet</text:span> se localiza.</text:p>
          </table:table-cell>
          <table:table-cell table:style-name="Tabela14.F3" office:value-type="string">
            <text:p text:style-name="P44">-</text:p>
          </table:table-cell>
          <table:table-cell table:style-name="Tabela14.A3" office:value-type="string">
            <text:p text:style-name="P27">-</text:p>
          </table:table-cell>
        </table:table-row>
        <table:table-row table:style-name="Tabela14.3">
          <table:table-cell table:style-name="Tabela14.A8" office:value-type="string">
            <text:p text:style-name="P60">cidade</text:p>
          </table:table-cell>
          <table:table-cell table:style-name="Tabela14.A8" office:value-type="string">
            <text:p text:style-name="P63">VARCHAR</text:p>
          </table:table-cell>
          <table:table-cell table:style-name="Tabela14.A8" office:value-type="string">
            <text:p text:style-name="P63">64</text:p>
          </table:table-cell>
          <table:table-cell table:style-name="Tabela14.A8" office:value-type="string">
            <text:p text:style-name="P63">NOT NULL</text:p>
          </table:table-cell>
          <table:table-cell table:style-name="Tabela14.A8" office:value-type="string">
            <text:p text:style-name="P67">Cidade onde <text:span text:style-name="T9">o</text:span> <text:span text:style-name="T14">pet</text:span> se localiza.</text:p>
          </table:table-cell>
          <table:table-cell table:style-name="Tabela14.F8" office:value-type="string">
            <text:p text:style-name="P44">-</text:p>
          </table:table-cell>
          <table:table-cell table:style-name="Tabela14.A8" office:value-type="string">
            <text:p text:style-name="P27">-</text:p>
          </table:table-cell>
        </table:table-row>
        <table:table-row table:style-name="Tabela14.9">
          <table:table-cell table:style-name="Tabela14.A9" office:value-type="string">
            <text:p text:style-name="P60">estado</text:p>
          </table:table-cell>
          <table:table-cell table:style-name="Tabela14.A9" office:value-type="string">
            <text:p text:style-name="P63">CHAR</text:p>
          </table:table-cell>
          <table:table-cell table:style-name="Tabela14.A9" office:value-type="string">
            <text:p text:style-name="P63">2</text:p>
          </table:table-cell>
          <table:table-cell table:style-name="Tabela14.A9" office:value-type="string">
            <text:p text:style-name="P63">NOT NULL</text:p>
          </table:table-cell>
          <table:table-cell table:style-name="Tabela14.A9" office:value-type="string">
            <text:p text:style-name="P67">Sigla da unidade federativa da <text:span text:style-name="T14">localidade do pet</text:span>.</text:p>
          </table:table-cell>
          <table:table-cell table:style-name="Tabela14.F9" office:value-type="string">
            <text:p text:style-name="P44">-</text:p>
          </table:table-cell>
          <table:table-cell table:style-name="Tabela14.A9" office:value-type="string">
            <text:p text:style-name="P27">“<text:span text:style-name="T9">UF</text:span>”</text:p>
          </table:table-cell>
        </table:table-row>
      </table:table>
      <text:p text:style-name="P123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column table:style-name="Tabela15.F"/>
        <table:table-column table:style-name="Tabela15.G"/>
        <table:table-row table:style-name="Tabela15.1">
          <table:table-cell table:style-name="Tabela15.A1" table:number-columns-spanned="7" office:value-type="string">
            <text:p text:style-name="P20">PET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5.2">
          <table:table-cell table:style-name="Tabela15.A2" office:value-type="string">
            <text:p text:style-name="P4">ATRIBUTO</text:p>
          </table:table-cell>
          <table:table-cell table:style-name="Tabela15.A2" office:value-type="string">
            <text:p text:style-name="P11">TIPO DO DADO</text:p>
          </table:table-cell>
          <table:table-cell table:style-name="Tabela15.A2" office:value-type="string">
            <text:p text:style-name="P4">TAM.</text:p>
          </table:table-cell>
          <table:table-cell table:style-name="Tabela15.A2" office:value-type="string">
            <text:p text:style-name="P11">RESTRIÇÕES</text:p>
          </table:table-cell>
          <table:table-cell table:style-name="Tabela15.A2" office:value-type="string">
            <text:p text:style-name="P4">DESCRIÇÃO</text:p>
          </table:table-cell>
          <table:table-cell table:style-name="Tabela15.F2" office:value-type="string">
            <text:p text:style-name="P11">VALOR PADRÃO</text:p>
          </table:table-cell>
          <table:table-cell table:style-name="Tabela15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5.3">
          <table:table-cell table:style-name="Tabela15.A3" office:value-type="string">
            <text:p text:style-name="P72">id</text:p>
          </table:table-cell>
          <table:table-cell table:style-name="Tabela15.A3" office:value-type="string">
            <text:p text:style-name="P82">INT</text:p>
          </table:table-cell>
          <table:table-cell table:style-name="Tabela15.A3" office:value-type="string">
            <text:p text:style-name="P82">4</text:p>
          </table:table-cell>
          <table:table-cell table:style-name="Tabela15.A3" office:value-type="string">
            <text:p text:style-name="P82">PK, NOT NULL</text:p>
          </table:table-cell>
          <table:table-cell table:style-name="Tabela15.A3" office:value-type="string">
            <text:p text:style-name="P84">Chave primária da tabela.</text:p>
          </table:table-cell>
          <table:table-cell table:style-name="Tabela15.F3" office:value-type="string">
            <text:p text:style-name="P82">AUTO_INCREMENT</text:p>
          </table:table-cell>
          <table:table-cell table:style-name="Tabela15.A3" office:value-type="string">
            <text:p text:style-name="P28">-</text:p>
          </table:table-cell>
        </table:table-row>
        <table:table-row table:style-name="Tabela15.3">
          <table:table-cell table:style-name="Tabela15.A4" office:value-type="string">
            <text:p text:style-name="P79">id_pet</text:p>
          </table:table-cell>
          <table:table-cell table:style-name="Tabela15.A4" office:value-type="string">
            <text:p text:style-name="P89">INT</text:p>
          </table:table-cell>
          <table:table-cell table:style-name="Tabela15.A4" office:value-type="string">
            <text:p text:style-name="P89">4</text:p>
          </table:table-cell>
          <table:table-cell table:style-name="Tabela15.A4" office:value-type="string">
            <text:p text:style-name="P89">FK, NOT NULL<text:span text:style-name="T30">, UNIQUE</text:span></text:p>
          </table:table-cell>
          <table:table-cell table:style-name="Tabela15.A4" office:value-type="string">
            <text:p text:style-name="P90">Pet participante do serviço: pet(id)</text:p>
          </table:table-cell>
          <table:table-cell table:style-name="Tabela15.F4" office:value-type="string">
            <text:p text:style-name="P46">-</text:p>
          </table:table-cell>
          <table:table-cell table:style-name="Tabela15.A4" office:value-type="string">
            <text:p text:style-name="P38">-</text:p>
          </table:table-cell>
        </table:table-row>
        <table:table-row table:style-name="Tabela15.5">
          <table:table-cell table:style-name="Tabela15.A3" office:value-type="string">
            <text:p text:style-name="P79">id_info_servico</text:p>
          </table:table-cell>
          <table:table-cell table:style-name="Tabela15.A3" office:value-type="string">
            <text:p text:style-name="P89">INT</text:p>
          </table:table-cell>
          <table:table-cell table:style-name="Tabela15.A3" office:value-type="string">
            <text:p text:style-name="P89">4</text:p>
          </table:table-cell>
          <table:table-cell table:style-name="Tabela15.A3" office:value-type="string">
            <text:p text:style-name="P89">FK, NOT NULL<text:span text:style-name="T30">, UNIQUE</text:span></text:p>
          </table:table-cell>
          <table:table-cell table:style-name="Tabela15.A3" office:value-type="string">
            <text:p text:style-name="P90">Registro contendo as informações de serviço na qual este pet está relacionado: <text:span text:style-name="T15">info_servico(id)</text:span></text:p>
          </table:table-cell>
          <table:table-cell table:style-name="Tabela15.F3" office:value-type="string">
            <text:p text:style-name="P29">-</text:p>
          </table:table-cell>
          <table:table-cell table:style-name="Tabela15.A3" office:value-type="string">
            <text:p text:style-name="P46">-</text:p>
          </table:table-cell>
        </table:table-row>
        <table:table-row table:style-name="Tabela15.3">
          <table:table-cell table:style-name="Tabela15.A4" office:value-type="string">
            <text:p text:style-name="P79">instrucao_alimentacao</text:p>
          </table:table-cell>
          <table:table-cell table:style-name="Tabela15.A4" office:value-type="string">
            <text:p text:style-name="P89">TEXT</text:p>
          </table:table-cell>
          <table:table-cell table:style-name="Tabela15.A4" office:value-type="string">
            <text:p text:style-name="P29">-</text:p>
          </table:table-cell>
          <table:table-cell table:style-name="Tabela15.A4" office:value-type="string">
            <text:p text:style-name="P46">-</text:p>
          </table:table-cell>
          <table:table-cell table:style-name="Tabela15.A4" office:value-type="string">
            <text:p text:style-name="P90">Instruções de alimentação para o pet.</text:p>
          </table:table-cell>
          <table:table-cell table:style-name="Tabela15.F4" office:value-type="string">
            <text:p text:style-name="P46">-</text:p>
          </table:table-cell>
          <table:table-cell table:style-name="Tabela15.A4" office:value-type="string">
            <text:p text:style-name="P29">-</text:p>
          </table:table-cell>
        </table:table-row>
        <table:table-row table:style-name="Tabela15.7">
          <table:table-cell table:style-name="Tabela15.F3" office:value-type="string">
            <text:p text:style-name="P114">preco_pet</text:p>
          </table:table-cell>
          <table:table-cell table:style-name="Tabela15.F3" office:value-type="string">
            <text:p text:style-name="P115">DECIMAL</text:p>
          </table:table-cell>
          <table:table-cell table:style-name="Tabela15.F3" office:value-type="string">
            <text:p text:style-name="P115">(<text:span text:style-name="T28">8</text:span>,2)</text:p>
          </table:table-cell>
          <table:table-cell table:style-name="Tabela15.F3" office:value-type="string">
            <text:p text:style-name="P115">-</text:p>
          </table:table-cell>
          <table:table-cell table:style-name="Tabela15.F3" office:value-type="string">
            <text:p text:style-name="P114">Preço cobrado para realização do serviço para este Pet, se aplicável (tipo da cobrança do serviço for "pet").</text:p>
          </table:table-cell>
          <table:table-cell table:style-name="Tabela15.F3" office:value-type="string">
            <text:p text:style-name="P115">-</text:p>
          </table:table-cell>
          <table:table-cell table:style-name="Tabela15.A3" office:value-type="string">
            <text:p text:style-name="P115">-</text:p>
          </table:table-cell>
        </table:table-row>
      </table:table>
      <text:p text:style-name="P123"><text:soft-page-break/></text:p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E"/>
        <table:table-column table:style-name="Tabela16.F"/>
        <table:table-column table:style-name="Tabela16.G"/>
        <table:table-row table:style-name="Tabela16.1">
          <table:table-cell table:style-name="Tabela16.A1" table:number-columns-spanned="7" office:value-type="string">
            <text:p text:style-name="P20">REMEDIO_PET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6.2">
          <table:table-cell table:style-name="Tabela16.A2" office:value-type="string">
            <text:p text:style-name="P4">ATRIBUTO</text:p>
          </table:table-cell>
          <table:table-cell table:style-name="Tabela16.A2" office:value-type="string">
            <text:p text:style-name="P11">TIPO DO DADO</text:p>
          </table:table-cell>
          <table:table-cell table:style-name="Tabela16.A2" office:value-type="string">
            <text:p text:style-name="P4">TAM.</text:p>
          </table:table-cell>
          <table:table-cell table:style-name="Tabela16.A2" office:value-type="string">
            <text:p text:style-name="P11">RESTRIÇÕES</text:p>
          </table:table-cell>
          <table:table-cell table:style-name="Tabela16.A2" office:value-type="string">
            <text:p text:style-name="P4">DESCRIÇÃO</text:p>
          </table:table-cell>
          <table:table-cell table:style-name="Tabela16.F2" office:value-type="string">
            <text:p text:style-name="P11">VALOR PADRÃO</text:p>
          </table:table-cell>
          <table:table-cell table:style-name="Tabela16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6.3">
          <table:table-cell table:style-name="Tabela16.A3" office:value-type="string">
            <text:p text:style-name="P108">id</text:p>
          </table:table-cell>
          <table:table-cell table:style-name="Tabela16.A3" office:value-type="string">
            <text:p text:style-name="P109">INT</text:p>
          </table:table-cell>
          <table:table-cell table:style-name="Tabela16.A3" office:value-type="string">
            <text:p text:style-name="P109">4</text:p>
          </table:table-cell>
          <table:table-cell table:style-name="Tabela16.A3" office:value-type="string">
            <text:p text:style-name="P109">PK, NOT NULL</text:p>
          </table:table-cell>
          <table:table-cell table:style-name="Tabela16.A3" office:value-type="string">
            <text:p text:style-name="P108">Chave primária da tabela. Identifica o remédio a ser aplicado a um pet dentro de um serviço realizado ou agendamento.</text:p>
          </table:table-cell>
          <table:table-cell table:style-name="Tabela16.F3" office:value-type="string">
            <text:p text:style-name="P109">AUTO_INCREMENT</text:p>
          </table:table-cell>
          <table:table-cell table:style-name="Tabela16.A3" office:value-type="string">
            <text:p text:style-name="P109">-</text:p>
          </table:table-cell>
        </table:table-row>
        <table:table-row table:style-name="Tabela16.4">
          <table:table-cell table:style-name="Tabela16.A4" office:value-type="string">
            <text:p text:style-name="P79">id_pet_servico</text:p>
          </table:table-cell>
          <table:table-cell table:style-name="Tabela16.A4" office:value-type="string">
            <text:p text:style-name="P91">INT</text:p>
          </table:table-cell>
          <table:table-cell table:style-name="Tabela16.A4" office:value-type="string">
            <text:p text:style-name="P91">4</text:p>
          </table:table-cell>
          <table:table-cell table:style-name="Tabela16.A4" office:value-type="string">
            <text:p text:style-name="P91">FK, NOT NULL<text:span text:style-name="T29">, UNIQUE</text:span></text:p>
          </table:table-cell>
          <table:table-cell table:style-name="Tabela16.A4" office:value-type="string">
            <text:p text:style-name="P92">Pet a receber o remédio: pet_servico(id)</text:p>
          </table:table-cell>
          <table:table-cell table:style-name="Tabela16.F4" office:value-type="string">
            <text:p text:style-name="P38">-</text:p>
          </table:table-cell>
          <table:table-cell table:style-name="Tabela16.A4" office:value-type="string">
            <text:p text:style-name="P29">-</text:p>
          </table:table-cell>
        </table:table-row>
        <table:table-row table:style-name="Tabela16.5">
          <table:table-cell table:style-name="Tabela16.A3" office:value-type="string">
            <text:p text:style-name="P79">nome</text:p>
          </table:table-cell>
          <table:table-cell table:style-name="Tabela16.A3" office:value-type="string">
            <text:p text:style-name="P91">VARCHAR</text:p>
          </table:table-cell>
          <table:table-cell table:style-name="Tabela16.A3" office:value-type="string">
            <text:p text:style-name="P91">128</text:p>
          </table:table-cell>
          <table:table-cell table:style-name="Tabela16.A3" office:value-type="string">
            <text:p text:style-name="P91">NOT NULL<text:span text:style-name="T29">, UNIQUE</text:span></text:p>
          </table:table-cell>
          <table:table-cell table:style-name="Tabela16.A3" office:value-type="string">
            <text:p text:style-name="P92">Nome ou identificação do remédio a ser administrado.</text:p>
          </table:table-cell>
          <table:table-cell table:style-name="Tabela16.F3" office:value-type="string">
            <text:p text:style-name="P46">-</text:p>
          </table:table-cell>
          <table:table-cell table:style-name="Tabela16.A3" office:value-type="string">
            <text:p text:style-name="P38">-</text:p>
          </table:table-cell>
        </table:table-row>
        <table:table-row table:style-name="Tabela16.6">
          <table:table-cell table:style-name="Tabela16.F4" office:value-type="string">
            <text:p text:style-name="P79">instrucao</text:p>
          </table:table-cell>
          <table:table-cell table:style-name="Tabela16.F4" office:value-type="string">
            <text:p text:style-name="P91">TEXT</text:p>
          </table:table-cell>
          <table:table-cell table:style-name="Tabela16.F4" office:value-type="string">
            <text:p text:style-name="P29">-</text:p>
          </table:table-cell>
          <table:table-cell table:style-name="Tabela16.F4" office:value-type="string">
            <text:p text:style-name="P91">NOT NULL</text:p>
          </table:table-cell>
          <table:table-cell table:style-name="Tabela16.F4" office:value-type="string">
            <text:p text:style-name="P92">Descrição de administração do remédio.</text:p>
          </table:table-cell>
          <table:table-cell table:style-name="Tabela16.F4" office:value-type="string">
            <text:p text:style-name="P29">-</text:p>
          </table:table-cell>
          <table:table-cell table:style-name="Tabela16.A4" office:value-type="string">
            <text:p text:style-name="P46">-</text:p>
          </table:table-cell>
        </table:table-row>
      </table:table>
      <text:p text:style-name="P123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column table:style-name="Tabela17.F"/>
        <table:table-column table:style-name="Tabela17.G"/>
        <table:table-row table:style-name="Tabela17.1">
          <table:table-cell table:style-name="Tabela17.A1" table:number-columns-spanned="7" office:value-type="string">
            <text:p text:style-name="P21">PACOTE_AGEN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7.2">
          <table:table-cell table:style-name="Tabela17.A2" office:value-type="string">
            <text:p text:style-name="P4">ATRIBUTO</text:p>
          </table:table-cell>
          <table:table-cell table:style-name="Tabela17.A2" office:value-type="string">
            <text:p text:style-name="P11">TIPO DO DADO</text:p>
          </table:table-cell>
          <table:table-cell table:style-name="Tabela17.A2" office:value-type="string">
            <text:p text:style-name="P4">TAM.</text:p>
          </table:table-cell>
          <table:table-cell table:style-name="Tabela17.A2" office:value-type="string">
            <text:p text:style-name="P11">RESTRIÇÕES</text:p>
          </table:table-cell>
          <table:table-cell table:style-name="Tabela17.A2" office:value-type="string">
            <text:p text:style-name="P4">DESCRIÇÃO</text:p>
          </table:table-cell>
          <table:table-cell table:style-name="Tabela17.F2" office:value-type="string">
            <text:p text:style-name="P11">VALOR PADRÃO</text:p>
          </table:table-cell>
          <table:table-cell table:style-name="Tabela17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7.3">
          <table:table-cell table:style-name="Tabela17.A3" office:value-type="string">
            <text:p text:style-name="P72">id</text:p>
          </table:table-cell>
          <table:table-cell table:style-name="Tabela17.A3" office:value-type="string">
            <text:p text:style-name="P82">INT</text:p>
          </table:table-cell>
          <table:table-cell table:style-name="Tabela17.A3" office:value-type="string">
            <text:p text:style-name="P82">4</text:p>
          </table:table-cell>
          <table:table-cell table:style-name="Tabela17.A3" office:value-type="string">
            <text:p text:style-name="P82">PK, NOT NULL</text:p>
          </table:table-cell>
          <table:table-cell table:style-name="Tabela17.A3" office:value-type="string">
            <text:p text:style-name="P84">Chave primária da tabela.</text:p>
          </table:table-cell>
          <table:table-cell table:style-name="Tabela17.F3" office:value-type="string">
            <text:p text:style-name="P82">AUTO_INCREMENT</text:p>
          </table:table-cell>
          <table:table-cell table:style-name="Tabela17.A3" office:value-type="string">
            <text:p text:style-name="P28">-</text:p>
          </table:table-cell>
        </table:table-row>
        <table:table-row table:style-name="Tabela17.4">
          <table:table-cell table:style-name="Tabela17.A4" office:value-type="string">
            <text:p text:style-name="P80">id_servico_oferecido</text:p>
          </table:table-cell>
          <table:table-cell table:style-name="Tabela17.A4" office:value-type="string">
            <text:p text:style-name="P93">INT</text:p>
          </table:table-cell>
          <table:table-cell table:style-name="Tabela17.A4" office:value-type="string">
            <text:p text:style-name="P93">4</text:p>
          </table:table-cell>
          <table:table-cell table:style-name="Tabela17.A4" office:value-type="string">
            <text:p text:style-name="P93">FK, NOT NULL</text:p>
          </table:table-cell>
          <table:table-cell table:style-name="Tabela17.A4" office:value-type="string">
            <text:p text:style-name="P94">Serviço contratado para o pacote de agendamentos: servico_oferecido(id)</text:p>
          </table:table-cell>
          <table:table-cell table:style-name="Tabela17.F4" office:value-type="string">
            <text:p text:style-name="P46">-</text:p>
          </table:table-cell>
          <table:table-cell table:style-name="Tabela17.A4" office:value-type="string">
            <text:p text:style-name="P38">-</text:p>
          </table:table-cell>
        </table:table-row>
        <table:table-row table:style-name="Tabela17.5">
          <table:table-cell table:style-name="Tabela17.F3" office:value-type="string">
            <text:p text:style-name="P138">dt_inicio</text:p>
          </table:table-cell>
          <table:table-cell table:style-name="Tabela17.F3" office:value-type="string">
            <text:p text:style-name="P139">DATE</text:p>
          </table:table-cell>
          <table:table-cell table:style-name="Tabela17.F3" office:value-type="string">
            <text:p text:style-name="P139">-</text:p>
          </table:table-cell>
          <table:table-cell table:style-name="Tabela17.F3" office:value-type="string">
            <text:p text:style-name="P139">NOT NULL</text:p>
          </table:table-cell>
          <table:table-cell table:style-name="Tabela17.F3" office:value-type="string">
            <text:p text:style-name="P138">Data de início do pacote.</text:p>
          </table:table-cell>
          <table:table-cell table:style-name="Tabela17.F3" office:value-type="string">
            <text:p text:style-name="P139">-</text:p>
          </table:table-cell>
          <table:table-cell table:style-name="Tabela17.A3" office:value-type="string">
            <text:p text:style-name="P139">-</text:p>
          </table:table-cell>
        </table:table-row>
        <table:table-row table:style-name="Tabela17.4">
          <table:table-cell table:style-name="Tabela17.A6" office:value-type="string">
            <text:p text:style-name="P138">hr_agendada</text:p>
          </table:table-cell>
          <table:table-cell table:style-name="Tabela17.A6" office:value-type="string">
            <text:p text:style-name="P139">TIME</text:p>
          </table:table-cell>
          <table:table-cell table:style-name="Tabela17.A6" office:value-type="string">
            <text:p text:style-name="P139">-</text:p>
          </table:table-cell>
          <table:table-cell table:style-name="Tabela17.A6" office:value-type="string">
            <text:p text:style-name="P139">NOT NULL</text:p>
          </table:table-cell>
          <table:table-cell table:style-name="Tabela17.A6" office:value-type="string">
            <text:p text:style-name="P138">Horário padrão para criação dos agendamentos recorrentes.</text:p>
          </table:table-cell>
          <table:table-cell table:style-name="Tabela17.F6" office:value-type="string">
            <text:p text:style-name="P139">-</text:p>
          </table:table-cell>
          <table:table-cell table:style-name="Tabela17.A6" office:value-type="string">
            <text:p text:style-name="P139">-</text:p>
          </table:table-cell>
        </table:table-row>
        <text:soft-page-break/>
        <table:table-row table:style-name="Tabela17.7">
          <table:table-cell table:style-name="Tabela17.A3" office:value-type="string">
            <text:p text:style-name="P80">frequencia</text:p>
          </table:table-cell>
          <table:table-cell table:style-name="Tabela17.A3" office:value-type="string">
            <text:p text:style-name="P93">ENUM</text:p>
          </table:table-cell>
          <table:table-cell table:style-name="Tabela17.A3" office:value-type="string">
            <text:p text:style-name="P46">-</text:p>
          </table:table-cell>
          <table:table-cell table:style-name="Tabela17.A3" office:value-type="string">
            <text:p text:style-name="P93">NOT NULL</text:p>
          </table:table-cell>
          <table:table-cell table:style-name="Tabela17.A3" office:value-type="string">
            <text:p text:style-name="P94">Determina o periodo de repetição do pacote de agendamento: “<text:span text:style-name="T31">dias_semana</text:span>”, o cliente escolhe os dias da semana para os agendamentos recorrentes ocorrerem; “<text:span text:style-name="T31">dias_mes</text:span>”, o cliente escolhe <text:span text:style-name="T16">os dias do mês para as recorrências; “</text:span><text:span text:style-name="T31">dias_ano</text:span><text:span text:style-name="T16">”, o cliente escolhe </text:span><text:span text:style-name="T31">os dias no ano para os agendamentos recorrentes.</text:span></text:p>
          </table:table-cell>
          <table:table-cell table:style-name="Tabela17.F3" office:value-type="string">
            <text:p text:style-name="P46">-</text:p>
          </table:table-cell>
          <table:table-cell table:style-name="Tabela17.A3" office:value-type="string">
            <text:p text:style-name="P29">“<text:span text:style-name="T31">dias_semana</text:span><text:span text:style-name="T16">” || “dia</text:span><text:span text:style-name="T31">s_mes</text:span><text:span text:style-name="T16">” || “</text:span><text:span text:style-name="T31">dias_ano</text:span><text:span text:style-name="T16">”</text:span></text:p>
          </table:table-cell>
        </table:table-row>
        <table:table-row table:style-name="Tabela17.8">
          <table:table-cell table:style-name="Tabela17.A6" office:value-type="string">
            <text:p text:style-name="P80">estado</text:p>
          </table:table-cell>
          <table:table-cell table:style-name="Tabela17.A6" office:value-type="string">
            <text:p text:style-name="P95">ENUM</text:p>
          </table:table-cell>
          <table:table-cell table:style-name="Tabela17.A6" office:value-type="string">
            <text:p text:style-name="P46">-</text:p>
          </table:table-cell>
          <table:table-cell table:style-name="Tabela17.A6" office:value-type="string">
            <text:p text:style-name="P95">NOT NULL</text:p>
          </table:table-cell>
          <table:table-cell table:style-name="Tabela17.A6" office:value-type="string">
            <text:p text:style-name="P96">Estado do pacote de agendamento: “ativo”, os agendamentos não foram relizados completamente; “concluido”, os agendamentos foram concluídos; “cancelado”, um ou mais agendamentos foram cancelados e o pacote não se encontra ativo.</text:p>
          </table:table-cell>
          <table:table-cell table:style-name="Tabela17.F6" office:value-type="string">
            <text:p text:style-name="P46">“<text:span text:style-name="T16">ativo”</text:span></text:p>
          </table:table-cell>
          <table:table-cell table:style-name="Tabela17.A6" office:value-type="string">
            <text:p text:style-name="P29">“<text:span text:style-name="T16">ativo” || “concluido” || “cancelado”</text:span></text:p>
          </table:table-cell>
        </table:table-row>
      </table:table>
      <text:p text:style-name="P123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E"/>
        <table:table-column table:style-name="Tabela18.F"/>
        <table:table-column table:style-name="Tabela18.G"/>
        <table:table-row table:style-name="Tabela18.1">
          <table:table-cell table:style-name="Tabela18.A1" table:number-columns-spanned="7" office:value-type="string">
            <text:p text:style-name="P21">DIA_PACO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8.2">
          <table:table-cell table:style-name="Tabela18.A2" office:value-type="string">
            <text:p text:style-name="P4">ATRIBUTO</text:p>
          </table:table-cell>
          <table:table-cell table:style-name="Tabela18.A2" office:value-type="string">
            <text:p text:style-name="P11">TIPO DO DADO</text:p>
          </table:table-cell>
          <table:table-cell table:style-name="Tabela18.A2" office:value-type="string">
            <text:p text:style-name="P4">TAM.</text:p>
          </table:table-cell>
          <table:table-cell table:style-name="Tabela18.A2" office:value-type="string">
            <text:p text:style-name="P11">RESTRIÇÕES</text:p>
          </table:table-cell>
          <table:table-cell table:style-name="Tabela18.A2" office:value-type="string">
            <text:p text:style-name="P4">DESCRIÇÃO</text:p>
          </table:table-cell>
          <table:table-cell table:style-name="Tabela18.F2" office:value-type="string">
            <text:p text:style-name="P11">VALOR PADRÃO</text:p>
          </table:table-cell>
          <table:table-cell table:style-name="Tabela18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8.3">
          <table:table-cell table:style-name="Tabela18.A3" office:value-type="string">
            <text:p text:style-name="P80">id_pacote_agend</text:p>
          </table:table-cell>
          <table:table-cell table:style-name="Tabela18.A3" office:value-type="string">
            <text:p text:style-name="P97">INT</text:p>
          </table:table-cell>
          <table:table-cell table:style-name="Tabela18.A3" office:value-type="string">
            <text:p text:style-name="P97">4</text:p>
          </table:table-cell>
          <table:table-cell table:style-name="Tabela18.A3" office:value-type="string">
            <text:p text:style-name="P97">FK, NOT NULL</text:p>
          </table:table-cell>
          <table:table-cell table:style-name="Tabela18.A3" office:value-type="string">
            <text:p text:style-name="P98">Pacote de agendamentos que o dia se refere: pacote_agend(id)</text:p>
          </table:table-cell>
          <table:table-cell table:style-name="Tabela18.F3" office:value-type="string">
            <text:p text:style-name="P38">-</text:p>
          </table:table-cell>
          <table:table-cell table:style-name="Tabela18.A3" office:value-type="string">
            <text:p text:style-name="P29">-</text:p>
          </table:table-cell>
        </table:table-row>
        <table:table-row table:style-name="Tabela18.3">
          <table:table-cell table:style-name="Tabela18.A4" office:value-type="string">
            <text:p text:style-name="P80">id_dia_pacote</text:p>
          </table:table-cell>
          <table:table-cell table:style-name="Tabela18.A4" office:value-type="string">
            <text:p text:style-name="P97">INT</text:p>
          </table:table-cell>
          <table:table-cell table:style-name="Tabela18.A4" office:value-type="string">
            <text:p text:style-name="P97">4</text:p>
          </table:table-cell>
          <table:table-cell table:style-name="Tabela18.A4" office:value-type="string">
            <text:p text:style-name="P97">PK, NOT NULL</text:p>
          </table:table-cell>
          <table:table-cell table:style-name="Tabela18.A4" office:value-type="string">
            <text:p text:style-name="P98">Chave primária da tabela.</text:p>
          </table:table-cell>
          <table:table-cell table:style-name="Tabela18.F4" office:value-type="string">
            <text:p text:style-name="P97">AUTO_INCREMENT</text:p>
          </table:table-cell>
          <table:table-cell table:style-name="Tabela18.A4" office:value-type="string">
            <text:p text:style-name="P38">-</text:p>
          </table:table-cell>
        </table:table-row>
        <table:table-row table:style-name="Tabela18.3">
          <table:table-cell table:style-name="Tabela18.A3" office:value-type="string">
            <text:p text:style-name="P80">dia</text:p>
          </table:table-cell>
          <table:table-cell table:style-name="Tabela18.A3" office:value-type="string">
            <text:p text:style-name="P97">INT</text:p>
          </table:table-cell>
          <table:table-cell table:style-name="Tabela18.A3" office:value-type="string">
            <text:p text:style-name="P97">4</text:p>
          </table:table-cell>
          <table:table-cell table:style-name="Tabela18.A3" office:value-type="string">
            <text:p text:style-name="P97">NOT NULL</text:p>
          </table:table-cell>
          <table:table-cell table:style-name="Tabela18.A3" office:value-type="string">
            <text:p text:style-name="P98">Representa o dia do agendamento, <text:span text:style-name="T17">podendo ser dia da semana (</text:span><text:span text:style-name="T25">1</text:span><text:span text:style-name="T17"> sendo </text:span><text:span text:style-name="T25">domingo</text:span><text:span text:style-name="T17"> e </text:span><text:span text:style-name="T25">7</text:span><text:span text:style-name="T17"> </text:span><text:span text:style-name="T25">sábado</text:span><text:span text:style-name="T17">)</text:span><text:span text:style-name="T31">, </text:span><text:span text:style-name="T17">dia do mês (1 até 31)</text:span><text:span text:style-name="T31"> ou dia do ano (1 até 365).</text:span></text:p>
          </table:table-cell>
          <table:table-cell table:style-name="Tabela18.F3" office:value-type="string">
            <text:p text:style-name="P29">-</text:p>
          </table:table-cell>
          <table:table-cell table:style-name="Tabela18.A3" office:value-type="string">
            <text:p text:style-name="P46">-</text:p>
          </table:table-cell>
        </table:table-row>
      </table:table>
      <text:p text:style-name="P123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column table:style-name="Tabela19.E"/>
        <table:table-column table:style-name="Tabela19.F"/>
        <table:table-column table:style-name="Tabela19.G"/>
        <table:table-row table:style-name="Tabela19.1">
          <table:table-cell table:style-name="Tabela19.A1" table:number-columns-spanned="7" office:value-type="string">
            <text:p text:style-name="P22"><text:span text:style-name="T12">PET</text:span>_PACO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19.2">
          <table:table-cell table:style-name="Tabela19.A2" office:value-type="string">
            <text:p text:style-name="P5">ATRIBUTO</text:p>
          </table:table-cell>
          <table:table-cell table:style-name="Tabela19.A2" office:value-type="string">
            <text:p text:style-name="P12">TIPO DO DADO</text:p>
          </table:table-cell>
          <table:table-cell table:style-name="Tabela19.A2" office:value-type="string">
            <text:p text:style-name="P5">TAM.</text:p>
          </table:table-cell>
          <table:table-cell table:style-name="Tabela19.A2" office:value-type="string">
            <text:p text:style-name="P12">RESTRIÇÕES</text:p>
          </table:table-cell>
          <table:table-cell table:style-name="Tabela19.A2" office:value-type="string">
            <text:p text:style-name="P5">DESCRIÇÃO</text:p>
          </table:table-cell>
          <table:table-cell table:style-name="Tabela19.F2" office:value-type="string">
            <text:p text:style-name="P12">VALOR PADRÃO</text:p>
          </table:table-cell>
          <table:table-cell table:style-name="Tabela19.A2" office:value-type="string">
            <text:p text:style-name="P5">FORMAT<text:span text:style-name="T4">A</text:span>ÇÃO/<text:span text:style-name="T4">VALORES ACEITOS</text:span></text:p>
          </table:table-cell>
        </table:table-row>
        <table:table-row table:style-name="Tabela19.3">
          <table:table-cell table:style-name="Tabela19.A3" office:value-type="string">
            <text:p text:style-name="P81">id_pacote_agend</text:p>
          </table:table-cell>
          <table:table-cell table:style-name="Tabela19.A3" office:value-type="string">
            <text:p text:style-name="P99">INT</text:p>
          </table:table-cell>
          <table:table-cell table:style-name="Tabela19.A3" office:value-type="string">
            <text:p text:style-name="P99">4</text:p>
          </table:table-cell>
          <table:table-cell table:style-name="Tabela19.A3" office:value-type="string">
            <text:p text:style-name="P99">PK, FK, NOT NULL</text:p>
          </table:table-cell>
          <table:table-cell table:style-name="Tabela19.A3" office:value-type="string">
            <text:p text:style-name="P100">Chave estrangeira: pacote_agend(id)</text:p>
          </table:table-cell>
          <table:table-cell table:style-name="Tabela19.F3" office:value-type="string">
            <text:p text:style-name="P39">-</text:p>
          </table:table-cell>
          <table:table-cell table:style-name="Tabela19.A3" office:value-type="string">
            <text:p text:style-name="P30">-</text:p>
          </table:table-cell>
        </table:table-row>
        <table:table-row table:style-name="Tabela19.4">
          <table:table-cell table:style-name="Tabela19.A4" office:value-type="string">
            <text:p text:style-name="P81">id_pet</text:p>
          </table:table-cell>
          <table:table-cell table:style-name="Tabela19.A4" office:value-type="string">
            <text:p text:style-name="P99">INT</text:p>
          </table:table-cell>
          <table:table-cell table:style-name="Tabela19.A4" office:value-type="string">
            <text:p text:style-name="P99">4</text:p>
          </table:table-cell>
          <table:table-cell table:style-name="Tabela19.A4" office:value-type="string">
            <text:p text:style-name="P99">FK, NOT NULL</text:p>
          </table:table-cell>
          <table:table-cell table:style-name="Tabela19.A4" office:value-type="string">
            <text:p text:style-name="P100">Chave estrangeira do pet participante do agendamento: pet(id)</text:p>
          </table:table-cell>
          <table:table-cell table:style-name="Tabela19.F4" office:value-type="string">
            <text:p text:style-name="P47"/>
          </table:table-cell>
          <table:table-cell table:style-name="Tabela19.A4" office:value-type="string">
            <text:p text:style-name="P39"/>
          </table:table-cell>
        </table:table-row>
      </table:table>
      <text:p text:style-name="P124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column table:style-name="Tabela20.E"/>
        <table:table-column table:style-name="Tabela20.F"/>
        <table:table-column table:style-name="Tabela20.G"/>
        <table:table-row table:style-name="Tabela20.1">
          <table:table-cell table:style-name="Tabela20.A1" table:number-columns-spanned="7" office:value-type="string">
            <text:p text:style-name="P23">INCID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0.2">
          <table:table-cell table:style-name="Tabela20.A2" office:value-type="string">
            <text:p text:style-name="P5">ATRIBUTO</text:p>
          </table:table-cell>
          <table:table-cell table:style-name="Tabela20.A2" office:value-type="string">
            <text:p text:style-name="P12">TIPO DO DADO</text:p>
          </table:table-cell>
          <table:table-cell table:style-name="Tabela20.A2" office:value-type="string">
            <text:p text:style-name="P5">TAM.</text:p>
          </table:table-cell>
          <table:table-cell table:style-name="Tabela20.A2" office:value-type="string">
            <text:p text:style-name="P12">RESTRIÇÕES</text:p>
          </table:table-cell>
          <table:table-cell table:style-name="Tabela20.A2" office:value-type="string">
            <text:p text:style-name="P5">DESCRIÇÃO</text:p>
          </table:table-cell>
          <table:table-cell table:style-name="Tabela20.F2" office:value-type="string">
            <text:p text:style-name="P12">VALOR PADRÃO</text:p>
          </table:table-cell>
          <table:table-cell table:style-name="Tabela20.A2" office:value-type="string">
            <text:p text:style-name="P5">FORMAT<text:span text:style-name="T4">A</text:span>ÇÃO/<text:span text:style-name="T4">VALORES ACEITOS</text:span></text:p>
          </table:table-cell>
        </table:table-row>
        <table:table-row table:style-name="Tabela20.3">
          <table:table-cell table:style-name="Tabela20.A3" office:value-type="string">
            <text:p text:style-name="P72">id</text:p>
          </table:table-cell>
          <table:table-cell table:style-name="Tabela20.A3" office:value-type="string">
            <text:p text:style-name="P82">INT</text:p>
          </table:table-cell>
          <table:table-cell table:style-name="Tabela20.A3" office:value-type="string">
            <text:p text:style-name="P82">4</text:p>
          </table:table-cell>
          <table:table-cell table:style-name="Tabela20.A3" office:value-type="string">
            <text:p text:style-name="P82">PK, NOT NULL</text:p>
          </table:table-cell>
          <table:table-cell table:style-name="Tabela20.A3" office:value-type="string">
            <text:p text:style-name="P84">Chave primária da tabela.</text:p>
          </table:table-cell>
          <table:table-cell table:style-name="Tabela20.F3" office:value-type="string">
            <text:p text:style-name="P82">AUTO_INCREMENT</text:p>
          </table:table-cell>
          <table:table-cell table:style-name="Tabela20.A3" office:value-type="string">
            <text:p text:style-name="P28">-</text:p>
          </table:table-cell>
        </table:table-row>
        <table:table-row table:style-name="Tabela20.3">
          <table:table-cell table:style-name="Tabela20.A4" office:value-type="string">
            <text:p text:style-name="P81">id_servico_realizado</text:p>
          </table:table-cell>
          <table:table-cell table:style-name="Tabela20.A4" office:value-type="string">
            <text:p text:style-name="P103">INT</text:p>
          </table:table-cell>
          <table:table-cell table:style-name="Tabela20.A4" office:value-type="string">
            <text:p text:style-name="P103">4</text:p>
          </table:table-cell>
          <table:table-cell table:style-name="Tabela20.A4" office:value-type="string">
            <text:p text:style-name="P103">FK, NOT NULL</text:p>
          </table:table-cell>
          <table:table-cell table:style-name="Tabela20.A4" office:value-type="string">
            <text:p text:style-name="P104">Identifica em qual serviço realizado o incidente ocorreu: servico_realizado(id)</text:p>
          </table:table-cell>
          <table:table-cell table:style-name="Tabela20.F4" office:value-type="string">
            <text:p text:style-name="P103">-</text:p>
          </table:table-cell>
          <table:table-cell table:style-name="Tabela20.A4" office:value-type="string">
            <text:p text:style-name="P103">-</text:p>
          </table:table-cell>
        </table:table-row>
        <table:table-row table:style-name="Tabela20.3">
          <table:table-cell table:style-name="Tabela20.A3" office:value-type="string">
            <text:p text:style-name="P81">tipo</text:p>
          </table:table-cell>
          <table:table-cell table:style-name="Tabela20.A3" office:value-type="string">
            <text:p text:style-name="P103">ENUM</text:p>
          </table:table-cell>
          <table:table-cell table:style-name="Tabela20.A3" office:value-type="string">
            <text:p text:style-name="P103">-</text:p>
          </table:table-cell>
          <table:table-cell table:style-name="Tabela20.A3" office:value-type="string">
            <text:p text:style-name="P103">NOT NULL</text:p>
          </table:table-cell>
          <table:table-cell table:style-name="Tabela20.A3" office:value-type="string">
            <text:p text:style-name="P125"><text:span text:style-name="T3">Identifica o tipo do incidente: "</text:span>emerg<text:span text:style-name="T19">e</text:span>ncia <text:span text:style-name="T19">-</text:span>m<text:span text:style-name="T19">e</text:span>dica<text:span text:style-name="T19">"</text:span>, <text:span text:style-name="T19">"</text:span>briga<text:span text:style-name="T19">",</text:span> <text:span text:style-name="T19">"</text:span>mau<text:span text:style-name="T19">-</text:span>comportamento<text:span text:style-name="T19">"</text:span>, <text:span text:style-name="T19">"</text:span>agress<text:span text:style-name="T19">a</text:span>o<text:span text:style-name="T19">"</text:span></text:p>
          </table:table-cell>
          <table:table-cell table:style-name="Tabela20.F3" office:value-type="string">
            <text:p text:style-name="P103">-</text:p>
          </table:table-cell>
          <table:table-cell table:style-name="Tabela20.A3" office:value-type="string">
            <text:p text:style-name="P125"><text:span text:style-name="T19">"</text:span>emerg<text:span text:style-name="T19">e</text:span>ncia <text:span text:style-name="T19">-</text:span>m<text:span text:style-name="T19">e</text:span>dica<text:span text:style-name="T19">" ||</text:span> <text:span text:style-name="T19">"</text:span>briga<text:span text:style-name="T19">" <text:s/>|| </text:span></text:p>
            <text:p text:style-name="P125"><text:span text:style-name="T19">"</text:span>mau<text:span text:style-name="T19">-c</text:span>omportamento<text:span text:style-name="T19">" || "</text:span>agress<text:span text:style-name="T19">a</text:span>o<text:span text:style-name="T19">"</text:span></text:p>
          </table:table-cell>
        </table:table-row>
        <table:table-row table:style-name="Tabela20.3">
          <table:table-cell table:style-name="Tabela20.A4" office:value-type="string">
            <text:p text:style-name="P81">dt_hr_ocorrido</text:p>
          </table:table-cell>
          <table:table-cell table:style-name="Tabela20.A4" office:value-type="string">
            <text:p text:style-name="P105">DATETIME</text:p>
          </table:table-cell>
          <table:table-cell table:style-name="Tabela20.A4" office:value-type="string">
            <text:p text:style-name="P105">-</text:p>
          </table:table-cell>
          <table:table-cell table:style-name="Tabela20.A4" office:value-type="string">
            <text:p text:style-name="P105">NOT NULL</text:p>
          </table:table-cell>
          <table:table-cell table:style-name="Tabela20.A4" office:value-type="string">
            <text:p text:style-name="P106">Data e hora que o incidente ocorreu.</text:p>
          </table:table-cell>
          <table:table-cell table:style-name="Tabela20.F4" office:value-type="string">
            <text:p text:style-name="P105">-</text:p>
          </table:table-cell>
          <table:table-cell table:style-name="Tabela20.A4" office:value-type="string">
            <text:p text:style-name="P105">-</text:p>
          </table:table-cell>
        </table:table-row>
        <table:table-row table:style-name="Tabela20.3">
          <table:table-cell table:style-name="Tabela20.A3" office:value-type="string">
            <text:p text:style-name="P81">relato</text:p>
          </table:table-cell>
          <table:table-cell table:style-name="Tabela20.A3" office:value-type="string">
            <text:p text:style-name="P105">TEXT</text:p>
          </table:table-cell>
          <table:table-cell table:style-name="Tabela20.A3" office:value-type="string">
            <text:p text:style-name="P105">-</text:p>
          </table:table-cell>
          <table:table-cell table:style-name="Tabela20.A3" office:value-type="string">
            <text:p text:style-name="P105">NOT NULL</text:p>
          </table:table-cell>
          <table:table-cell table:style-name="Tabela20.A3" office:value-type="string">
            <text:p text:style-name="P106">Relato do incidente.</text:p>
          </table:table-cell>
          <table:table-cell table:style-name="Tabela20.F3" office:value-type="string">
            <text:p text:style-name="P105">-</text:p>
          </table:table-cell>
          <table:table-cell table:style-name="Tabela20.A3" office:value-type="string">
            <text:p text:style-name="P105">-</text:p>
          </table:table-cell>
        </table:table-row>
        <table:table-row table:style-name="Tabela20.3">
          <table:table-cell table:style-name="Tabela20.A8" office:value-type="string">
            <text:p text:style-name="P81">medida_tomada</text:p>
          </table:table-cell>
          <table:table-cell table:style-name="Tabela20.A8" office:value-type="string">
            <text:p text:style-name="P105">TEXT</text:p>
          </table:table-cell>
          <table:table-cell table:style-name="Tabela20.A8" office:value-type="string">
            <text:p text:style-name="P105">-</text:p>
          </table:table-cell>
          <table:table-cell table:style-name="Tabela20.A8" office:value-type="string">
            <text:p text:style-name="P105">-</text:p>
          </table:table-cell>
          <table:table-cell table:style-name="Tabela20.A8" office:value-type="string">
            <text:p text:style-name="P106">Medidas tomadas pelo funcionário.</text:p>
          </table:table-cell>
          <table:table-cell table:style-name="Tabela20.F8" office:value-type="string">
            <text:p text:style-name="P105">-</text:p>
          </table:table-cell>
          <table:table-cell table:style-name="Tabela20.A8" office:value-type="string">
            <text:p text:style-name="P105">-</text:p>
          </table:table-cell>
        </table:table-row>
      </table:table>
      <text:p text:style-name="P12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7" office:value-type="string">
            <text:p text:style-name="P25">DESPES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7">ATRIBUTO</text:p>
          </table:table-cell>
          <table:table-cell table:style-name="Table1.A2" office:value-type="string">
            <text:p text:style-name="P13">TIPO DO DADO</text:p>
          </table:table-cell>
          <table:table-cell table:style-name="Table1.A2" office:value-type="string">
            <text:p text:style-name="P7">TAM.</text:p>
          </table:table-cell>
          <table:table-cell table:style-name="Table1.A2" office:value-type="string">
            <text:p text:style-name="P13">RESTRIÇÕES</text:p>
          </table:table-cell>
          <table:table-cell table:style-name="Table1.A2" office:value-type="string">
            <text:p text:style-name="P7">DESCRIÇÃO</text:p>
          </table:table-cell>
          <table:table-cell table:style-name="Table1.F2" office:value-type="string">
            <text:p text:style-name="P13">VALOR PADRÃO</text:p>
          </table:table-cell>
          <table:table-cell table:style-name="Table1.A2" office:value-type="string">
            <text:p text:style-name="P7">FORMAT<text:span text:style-name="T4">A</text:span>ÇÃO/<text:span text:style-name="T4">VALORES ACEITOS</text:span></text:p>
          </table:table-cell>
        </table:table-row>
        <table:table-row table:style-name="Table1.3">
          <table:table-cell table:style-name="Table1.A3" office:value-type="string">
            <text:p text:style-name="P76">id</text:p>
          </table:table-cell>
          <table:table-cell table:style-name="Table1.A3" office:value-type="string">
            <text:p text:style-name="P83">INT</text:p>
          </table:table-cell>
          <table:table-cell table:style-name="Table1.A3" office:value-type="string">
            <text:p text:style-name="P83">4</text:p>
          </table:table-cell>
          <table:table-cell table:style-name="Table1.A3" office:value-type="string">
            <text:p text:style-name="P83">PK, NOT NULL</text:p>
          </table:table-cell>
          <table:table-cell table:style-name="Table1.A3" office:value-type="string">
            <text:p text:style-name="P86">Chave primária da tabela.</text:p>
          </table:table-cell>
          <table:table-cell table:style-name="Table1.F3" office:value-type="string">
            <text:p text:style-name="P83">AUTO_INCREMENT</text:p>
          </table:table-cell>
          <table:table-cell table:style-name="Table1.A3" office:value-type="string">
            <text:p text:style-name="P32">-</text:p>
          </table:table-cell>
        </table:table-row>
        <table:table-row table:style-name="Table1.3">
          <table:table-cell table:style-name="Table1.A4" office:value-type="string">
            <text:p text:style-name="P114">data</text:p>
          </table:table-cell>
          <table:table-cell table:style-name="Table1.A4" office:value-type="string">
            <text:p text:style-name="P115">DATE</text:p>
          </table:table-cell>
          <table:table-cell table:style-name="Table1.A4" office:value-type="string">
            <text:p text:style-name="P115">-</text:p>
          </table:table-cell>
          <table:table-cell table:style-name="Table1.A4" office:value-type="string">
            <text:p text:style-name="P115">NOT NULL</text:p>
          </table:table-cell>
          <table:table-cell table:style-name="Table1.A4" office:value-type="string">
            <text:p text:style-name="P114">Data que a despesa ocorreu.</text:p>
          </table:table-cell>
          <table:table-cell table:style-name="Table1.F4" office:value-type="string">
            <text:p text:style-name="P115">-</text:p>
          </table:table-cell>
          <table:table-cell table:style-name="Table1.A4" office:value-type="string">
            <text:p text:style-name="P115">-</text:p>
          </table:table-cell>
        </table:table-row>
        <text:soft-page-break/>
        <table:table-row table:style-name="Table1.5">
          <table:table-cell table:style-name="Table1.A3" office:value-type="string">
            <text:p text:style-name="P114">tipo</text:p>
          </table:table-cell>
          <table:table-cell table:style-name="Table1.A3" office:value-type="string">
            <text:p text:style-name="P115">ENUM</text:p>
          </table:table-cell>
          <table:table-cell table:style-name="Table1.A3" office:value-type="string">
            <text:p text:style-name="P115">-</text:p>
          </table:table-cell>
          <table:table-cell table:style-name="Table1.A3" office:value-type="string">
            <text:p text:style-name="P115">NOT NULL</text:p>
          </table:table-cell>
          <table:table-cell table:style-name="Table1.A3" office:value-type="string">
            <text:p text:style-name="P129">Tipo da despesa: "pagamento-funcionario", para pagamentos de colaboradores; "manutencao", para gastos com reformas, concertos de equipamentos e infraestrutura; "prejuizo", gasto não previsto; "outro".</text:p>
          </table:table-cell>
          <table:table-cell table:style-name="Table1.F3" office:value-type="string">
            <text:p text:style-name="P129">"pagamento-funcionario"</text:p>
          </table:table-cell>
          <table:table-cell table:style-name="Table1.A3" office:value-type="string">
            <text:p text:style-name="P129">"pagamento-funcionario" || "manutencao" || "prejuizo" || "outro"</text:p>
          </table:table-cell>
        </table:table-row>
        <table:table-row table:style-name="Table1.3">
          <table:table-cell table:style-name="Table1.A4" office:value-type="string">
            <text:p text:style-name="P114">valor</text:p>
          </table:table-cell>
          <table:table-cell table:style-name="Table1.A4" office:value-type="string">
            <text:p text:style-name="P115">DECIMAL</text:p>
          </table:table-cell>
          <table:table-cell table:style-name="Table1.A4" office:value-type="string">
            <text:p text:style-name="P115">(10,2)</text:p>
          </table:table-cell>
          <table:table-cell table:style-name="Table1.A4" office:value-type="string">
            <text:p text:style-name="P115">NOT NULL</text:p>
          </table:table-cell>
          <table:table-cell table:style-name="Table1.A4" office:value-type="string">
            <text:p text:style-name="P114">Valor da despesa.</text:p>
          </table:table-cell>
          <table:table-cell table:style-name="Table1.F4" office:value-type="string">
            <text:p text:style-name="P115">-</text:p>
          </table:table-cell>
          <table:table-cell table:style-name="Table1.A4" office:value-type="string">
            <text:p text:style-name="P115">-</text:p>
          </table:table-cell>
        </table:table-row>
      </table:table>
      <text:p text:style-name="P1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Calibri" fo:font-size="11pt" fo:language="pt" fo:country="BR" style:font-name-asian="Calibri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margin-top="0in" fo:margin-bottom="0.111in" style:contextual-spacing="false" fo:line-height="108%" style:text-autospace="ideograph-alpha" style:punctuation-wrap="hanging" style:line-break="strict" style:tab-stop-distance="0.4917in" style:writing-mode="page"/>
      <style:text-properties fo:color="#000000" loext:opacity="100%" style:font-name="Calibri" fo:font-size="11pt" fo:language="pt" fo:country="BR" style:font-name-asian="Calibri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25in" fo:margin-bottom="0.0555in" style:contextual-spacing="false"/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111in" fo:margin-bottom="0.0555in" style:contextual-spacing="false"/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111in" fo:margin-bottom="0.0555in" style:contextual-spacing="false"/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0555in" fo:margin-bottom="0.028in" style:contextual-spacing="false"/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0555in" fo:margin-bottom="0.028in" style:contextual-spacing="false"/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028in" fo:margin-bottom="0in" style:contextual-spacing="false"/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028in" fo:margin-bottom="0in" style:contextual-spacing="false"/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in" fo:margin-bottom="0in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in" fo:margin-bottom="0in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" style:family="paragraph" style:parent-style-name="Normal" style:class="chapter">
      <style:paragraph-properties fo:margin-top="0in" fo:margin-bottom="0.0555in" style:contextual-spacing="true" fo:line-height="100%"/>
      <style:text-properties style:font-name="Arial" fo:font-family="Arial" fo:font-size="28pt" fo:letter-spacing="-0.0071in" style:font-name-asian="Arial" style:font-family-asian="Arial" style:font-name-complex="Arial" style:font-family-complex="Arial"/>
    </style:style>
    <style:style style:name="Subtitle" style:family="paragraph" style:parent-style-name="Normal" style:class="chapter">
      <style:text-properties fo:color="#595959" loext:opacity="100%" fo:font-size="14pt" fo:letter-spacing="0.0102in"/>
    </style:style>
    <style:style style:name="Quote" style:family="paragraph" style:parent-style-name="Normal">
      <style:paragraph-properties fo:margin-top="0.111in" fo:margin-bottom="0.111in" style:contextual-spacing="false" fo:text-align="center" style:justify-single-word="false"/>
      <style:text-properties fo:color="#404040" loext:opacity="100%" fo:font-style="italic"/>
    </style:style>
    <style:style style:name="List_20_Paragraph" style:display-name="List Paragraph" style:family="paragraph" style:parent-style-name="Normal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Normal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="0in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in" fo:margin-bottom="0in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Caption" style:family="paragraph" style:parent-style-name="Normal" style:class="extra">
      <style:paragraph-properties fo:margin-top="0in" fo:margin-bottom="0.139in" style:contextual-spacing="false" fo:line-height="100%"/>
      <style:text-properties fo:color="#0e2841" loext:opacity="100%" fo:font-size="9pt" fo:font-style="italic"/>
    </style:style>
    <style:style style:name="footnote_20_text" style:display-name="foot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endnote_20_text" style:display-name="end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top="0in" fo:margin-bottom="0.0693in" style:contextual-spacing="false"/>
    </style:style>
    <style:style style:name="toc_20_2" style:display-name="toc 2" style:family="paragraph" style:parent-style-name="Normal">
      <style:paragraph-properties fo:margin-left="0.1528in" fo:margin-right="0in" fo:margin-top="0in" fo:margin-bottom="0.0693in" style:contextual-spacing="false" fo:text-indent="0in" style:auto-text-indent="false"/>
    </style:style>
    <style:style style:name="toc_20_3" style:display-name="toc 3" style:family="paragraph" style:parent-style-name="Normal">
      <style:paragraph-properties fo:margin-left="0.3055in" fo:margin-right="0in" fo:margin-top="0in" fo:margin-bottom="0.0693in" style:contextual-spacing="false" fo:text-indent="0in" style:auto-text-indent="false"/>
    </style:style>
    <style:style style:name="toc_20_4" style:display-name="toc 4" style:family="paragraph" style:parent-style-name="Normal">
      <style:paragraph-properties fo:margin-left="0.4583in" fo:margin-right="0in" fo:margin-top="0in" fo:margin-bottom="0.0693in" style:contextual-spacing="false" fo:text-indent="0in" style:auto-text-indent="false"/>
    </style:style>
    <style:style style:name="toc_20_5" style:display-name="toc 5" style:family="paragraph" style:parent-style-name="Normal">
      <style:paragraph-properties fo:margin-left="0.611in" fo:margin-right="0in" fo:margin-top="0in" fo:margin-bottom="0.0693in" style:contextual-spacing="false" fo:text-indent="0in" style:auto-text-indent="false"/>
    </style:style>
    <style:style style:name="toc_20_6" style:display-name="toc 6" style:family="paragraph" style:parent-style-name="Normal">
      <style:paragraph-properties fo:margin-left="0.7638in" fo:margin-right="0in" fo:margin-top="0in" fo:margin-bottom="0.0693in" style:contextual-spacing="false" fo:text-indent="0in" style:auto-text-indent="false"/>
    </style:style>
    <style:style style:name="toc_20_7" style:display-name="toc 7" style:family="paragraph" style:parent-style-name="Normal">
      <style:paragraph-properties fo:margin-left="0.9165in" fo:margin-right="0in" fo:margin-top="0in" fo:margin-bottom="0.0693in" style:contextual-spacing="false" fo:text-indent="0in" style:auto-text-indent="false"/>
    </style:style>
    <style:style style:name="toc_20_8" style:display-name="toc 8" style:family="paragraph" style:parent-style-name="Normal">
      <style:paragraph-properties fo:margin-left="1.0693in" fo:margin-right="0in" fo:margin-top="0in" fo:margin-bottom="0.0693in" style:contextual-spacing="false" fo:text-indent="0in" style:auto-text-indent="false"/>
    </style:style>
    <style:style style:name="toc_20_9" style:display-name="toc 9" style:family="paragraph" style:parent-style-name="Normal">
      <style:paragraph-properties fo:margin-left="1.222in" fo:margin-right="0in" fo:margin-top="0in" fo:margin-bottom="0.0693in" style:contextual-spacing="false" fo:text-indent="0in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in" fo:margin-bottom="0in" style:contextual-spacing="false"/>
    </style:style>
    <style:style style:name="Normal" style:family="paragraph">
      <style:paragraph-properties fo:margin-top="0in" fo:margin-bottom="0.111in" style:contextual-spacing="false" fo:line-height="108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071in" style:font-name-asian="Arial" style:font-family-asian="Arial" style:font-name-complex="Arial" style:font-family-complex="Arial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102in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35in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in" fo:margin-bottom="0.4917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1598in" fo:margin-bottom="0.1598in" fo:margin-left="0.1598in" fo:margin-right="0.1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4-10-22T19:21:00Z</meta:creation-date>
    <meta:keyword/>
    <dc:title/>
    <dc:description/>
    <dc:date>2025-04-07T07:16:52.881721062</dc:date>
    <meta:editing-duration>PT6H34M7S</meta:editing-duration>
    <meta:editing-cycles>51</meta:editing-cycles>
    <meta:document-statistic meta:table-count="22" meta:image-count="0" meta:object-count="0" meta:page-count="12" meta:paragraph-count="890" meta:word-count="1939" meta:character-count="11381" meta:non-whitespace-character-count="10328"/>
  </office:meta>
</office:document-meta>
</file>